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15C000000861D7F0FCC.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630000004E69A38AB6.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300000011456EE3BB3.png" manifest:media-type="image/png"/>
  <manifest:file-entry manifest:full-path="Pictures/1000000100000162000000D6D0ABEB97.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1630000010AB181C488.png" manifest:media-type="image/png"/>
  <manifest:file-entry manifest:full-path="Pictures/100000010000016300000085AB5480CA.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10000004F70945CA2.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6C00000165E9BCF84A.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5D0000004BA54FDAD3.png" manifest:media-type="image/png"/>
  <manifest:file-entry manifest:full-path="Pictures/10000001000001600000004FBB7D1399.png" manifest:media-type="image/png"/>
  <manifest:file-entry manifest:full-path="Pictures/10000001000001600000004E5D0C5043.png" manifest:media-type="image/png"/>
  <manifest:file-entry manifest:full-path="Pictures/100000010000032A00000154C2306BD9.png" manifest:media-type="image/png"/>
  <manifest:file-entry manifest:full-path="Pictures/100000010000024B000001585443D07C.png" manifest:media-type="image/png"/>
  <manifest:file-entry manifest:full-path="Pictures/10000001000001B60000007730C22C4E.png" manifest:media-type="image/png"/>
  <manifest:file-entry manifest:full-path="Pictures/100000010000015D0000006880105C5A.png" manifest:media-type="image/png"/>
  <manifest:file-entry manifest:full-path="Pictures/10000001000000CC0000003F2F6556E7.png" manifest:media-type="image/png"/>
  <manifest:file-entry manifest:full-path="Pictures/10000001000001600000009C0283FB97.png" manifest:media-type="image/png"/>
  <manifest:file-entry manifest:full-path="Pictures/1000000100000161000000851B6FF3A2.png" manifest:media-type="image/png"/>
  <manifest:file-entry manifest:full-path="Pictures/10000001000000CB00000059A9FA2DFA.png" manifest:media-type="image/png"/>
  <manifest:file-entry manifest:full-path="Pictures/1000000100000165000000889C1D0E54.png" manifest:media-type="image/png"/>
  <manifest:file-entry manifest:full-path="Pictures/10000001000000CA0000005B77865875.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1C3000001F3CE903031.png" manifest:media-type="image/png"/>
  <manifest:file-entry manifest:full-path="Pictures/10000001000001B7000000FE109135EB.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8A00000072F65D9B6D.png" manifest:media-type="image/png"/>
  <manifest:file-entry manifest:full-path="Pictures/100000010000017C000000CB76DFED31.png" manifest:media-type="image/png"/>
  <manifest:file-entry manifest:full-path="Pictures/100000010000015E000000B55DFA95C1.png" manifest:media-type="image/png"/>
  <manifest:file-entry manifest:full-path="Pictures/10000001000000B8000000C6920ADF25.png" manifest:media-type="image/png"/>
  <manifest:file-entry manifest:full-path="Pictures/1000000100000160000000B6C3446854.png" manifest:media-type="image/png"/>
  <manifest:file-entry manifest:full-path="Pictures/10000001000000A900000080C62508B4.png" manifest:media-type="image/png"/>
  <manifest:file-entry manifest:full-path="Pictures/10000001000001BE0000015F6C00ECED.png" manifest:media-type="image/png"/>
  <manifest:file-entry manifest:full-path="Pictures/100000010000015E0000006A6A1E2C9E.png" manifest:media-type="image/png"/>
  <manifest:file-entry manifest:full-path="Pictures/10000001000001600000004DF97ED530.png" manifest:media-type="image/png"/>
  <manifest:file-entry manifest:full-path="Pictures/10000001000001B3000000CE79AFEC68.png" manifest:media-type="image/png"/>
  <manifest:file-entry manifest:full-path="Pictures/100000010000015F000000B09A9FED3E.png" manifest:media-type="image/png"/>
  <manifest:file-entry manifest:full-path="Pictures/100000010000019E00000167EC2AF0E5.png" manifest:media-type="image/png"/>
  <manifest:file-entry manifest:full-path="Pictures/1000000100000161000000BC4F045BBA.png" manifest:media-type="image/png"/>
  <manifest:file-entry manifest:full-path="Pictures/100000010000015C0000004C15C095CC.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0D2000000C415207915.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93000000966BCCB4BF.png" manifest:media-type="image/png"/>
  <manifest:file-entry manifest:full-path="Pictures/100000010000015E0000006B6624E472.png" manifest:media-type="image/png"/>
  <manifest:file-entry manifest:full-path="Pictures/10000001000001600000008579EFC765.png" manifest:media-type="image/png"/>
  <manifest:file-entry manifest:full-path="Pictures/10000001000001630000004DDF833472.png" manifest:media-type="image/png"/>
  <manifest:file-entry manifest:full-path="Pictures/100000010000015E000000E7F5896D62.png" manifest:media-type="image/png"/>
  <manifest:file-entry manifest:full-path="Pictures/10000001000000AA00000045386B5C20.png" manifest:media-type="image/png"/>
  <manifest:file-entry manifest:full-path="Pictures/10000001000000440000001D94FCACF6.png" manifest:media-type="image/png"/>
  <manifest:file-entry manifest:full-path="Pictures/10000001000001A8000000E456EA86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text-properties officeooo:paragraph-rsid="033341ed"/>
    </style:style>
    <style:style style:name="P75"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d1be"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7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8" style:family="paragraph" style:parent-style-name="Text_20_body">
      <style:text-properties officeooo:rsid="02b61066" officeooo:paragraph-rsid="033341ed"/>
    </style:style>
    <style:style style:name="P79" style:family="paragraph" style:parent-style-name="Text_20_body">
      <style:text-properties officeooo:rsid="02b0554b" officeooo:paragraph-rsid="033341ed"/>
    </style:style>
    <style:style style:name="P80" style:family="paragraph" style:parent-style-name="Heading_20_5">
      <style:text-properties officeooo:paragraph-rsid="033341ed"/>
    </style:style>
    <style:style style:name="P81" style:family="paragraph" style:parent-style-name="Text_20_body">
      <style:text-properties officeooo:paragraph-rsid="0335d367"/>
    </style:style>
    <style:style style:name="P82" style:family="paragraph" style:parent-style-name="Standard">
      <style:text-properties officeooo:paragraph-rsid="0335d367"/>
    </style:style>
    <style:style style:name="P83" style:family="paragraph" style:parent-style-name="Text_20_body">
      <style:text-properties officeooo:rsid="0093dd40" officeooo:paragraph-rsid="033341ed"/>
    </style:style>
    <style:style style:name="P84" style:family="paragraph" style:parent-style-name="Text_20_body">
      <style:text-properties officeooo:rsid="0094bfa7" officeooo:paragraph-rsid="033341ed"/>
    </style:style>
    <style:style style:name="P85" style:family="paragraph" style:parent-style-name="Text_20_body">
      <style:text-properties officeooo:rsid="0098d7ca" officeooo:paragraph-rsid="033341ed"/>
    </style:style>
    <style:style style:name="P86" style:family="paragraph" style:parent-style-name="Horizontal_20_Line">
      <style:text-properties officeooo:paragraph-rsid="033341ed"/>
    </style:style>
    <style:style style:name="P87" style:family="paragraph" style:parent-style-name="Heading_20_2">
      <style:text-properties officeooo:paragraph-rsid="033341ed"/>
    </style:style>
    <style:style style:name="P88" style:family="paragraph" style:parent-style-name="Text_20_body">
      <style:text-properties officeooo:rsid="02adbc1c" officeooo:paragraph-rsid="033341ed"/>
    </style:style>
    <style:style style:name="P89" style:family="paragraph" style:parent-style-name="Text_20_body">
      <style:text-properties officeooo:rsid="0397d1be" officeooo:paragraph-rsid="0397d1be"/>
    </style:style>
    <style:style style:name="P90" style:family="paragraph" style:parent-style-name="Text_20_body">
      <style:text-properties officeooo:paragraph-rsid="0397d1be"/>
    </style:style>
    <style:style style:name="P91" style:family="paragraph" style:parent-style-name="Text_20_body">
      <style:text-properties officeooo:rsid="0361d429" officeooo:paragraph-rsid="0397d1be"/>
    </style:style>
    <style:style style:name="P92" style:family="paragraph" style:parent-style-name="Text_20_body">
      <style:text-properties officeooo:paragraph-rsid="0336e8d8"/>
    </style:style>
    <style:style style:name="P93" style:family="paragraph" style:parent-style-name="Heading_20_1">
      <style:paragraph-properties fo:margin-top="0cm" fo:margin-bottom="0cm"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4" style:family="paragraph" style:parent-style-name="Standard">
      <style:text-properties officeooo:rsid="0256b2b0" officeooo:paragraph-rsid="0338d1b6"/>
    </style:style>
    <style:style style:name="P95" style:family="paragraph" style:parent-style-name="Text_20_body">
      <style:text-properties officeooo:rsid="033a1534" officeooo:paragraph-rsid="033a1534"/>
    </style:style>
    <style:style style:name="P96" style:family="paragraph" style:parent-style-name="Heading_20_3">
      <style:text-properties officeooo:paragraph-rsid="033a1534"/>
    </style:style>
    <style:style style:name="P97" style:family="paragraph" style:parent-style-name="Heading_20_4">
      <style:text-properties officeooo:paragraph-rsid="033a1534"/>
    </style:style>
    <style:style style:name="P98" style:family="paragraph" style:parent-style-name="Text_20_body">
      <style:text-properties officeooo:rsid="0098d7ca" officeooo:paragraph-rsid="033a1534"/>
    </style:style>
    <style:style style:name="P99" style:family="paragraph" style:parent-style-name="Heading_20_4">
      <style:text-properties officeooo:rsid="0098d7ca" officeooo:paragraph-rsid="033a1534"/>
    </style:style>
    <style:style style:name="P100" style:family="paragraph" style:parent-style-name="Text_20_body">
      <style:text-properties officeooo:rsid="03984cdb" officeooo:paragraph-rsid="03984cdb"/>
    </style:style>
    <style:style style:name="P101" style:family="paragraph" style:parent-style-name="Text_20_body">
      <style:text-properties officeooo:paragraph-rsid="033a1534"/>
    </style:style>
    <style:style style:name="P102" style:family="paragraph" style:parent-style-name="Heading_20_5">
      <style:text-properties officeooo:paragraph-rsid="033a1534"/>
    </style:style>
    <style:style style:name="P103" style:family="paragraph" style:parent-style-name="Standard">
      <style:text-properties officeooo:paragraph-rsid="033a1534"/>
    </style:style>
    <style:style style:name="P104" style:family="paragraph" style:parent-style-name="Text_20_body">
      <style:text-properties officeooo:rsid="0094bfa7" officeooo:paragraph-rsid="033a1534"/>
    </style:style>
    <style:style style:name="P105" style:family="paragraph" style:parent-style-name="Text_20_body">
      <style:text-properties officeooo:rsid="037959bd" officeooo:paragraph-rsid="037959bd"/>
    </style:style>
    <style:style style:name="P106" style:family="paragraph" style:parent-style-name="Text_20_body">
      <style:text-properties officeooo:rsid="037a45ab" officeooo:paragraph-rsid="033a1534"/>
    </style:style>
    <style:style style:name="P107" style:family="paragraph" style:parent-style-name="Text_20_body">
      <style:text-properties officeooo:rsid="037a45ab" officeooo:paragraph-rsid="037a45ab"/>
    </style:style>
    <style:style style:name="P108" style:family="paragraph" style:parent-style-name="Text_20_body">
      <style:text-properties officeooo:rsid="03994607" officeooo:paragraph-rsid="037a45ab"/>
    </style:style>
    <style:style style:name="P109" style:family="paragraph" style:parent-style-name="Horizontal_20_Line">
      <style:text-properties officeooo:paragraph-rsid="03984cdb"/>
    </style:style>
    <style:style style:name="P110" style:family="paragraph" style:parent-style-name="Heading_20_3">
      <style:text-properties officeooo:paragraph-rsid="03984cdb"/>
    </style:style>
    <style:style style:name="P111" style:family="paragraph" style:parent-style-name="Text_20_body">
      <style:text-properties officeooo:rsid="037a45ab" officeooo:paragraph-rsid="03984cdb"/>
    </style:style>
    <style:style style:name="P112" style:family="paragraph" style:parent-style-name="Heading_20_4">
      <style:text-properties officeooo:paragraph-rsid="03984cdb"/>
    </style:style>
    <style:style style:name="P113" style:family="paragraph" style:parent-style-name="Heading_20_5">
      <style:text-properties officeooo:paragraph-rsid="03984cdb"/>
    </style:style>
    <style:style style:name="P114" style:family="paragraph" style:parent-style-name="Text_20_body">
      <style:text-properties officeooo:rsid="0098d7ca" officeooo:paragraph-rsid="03984cdb"/>
    </style:style>
    <style:style style:name="P115" style:family="paragraph" style:parent-style-name="Text_20_body">
      <style:text-properties officeooo:rsid="03984cdb" officeooo:paragraph-rsid="03994607"/>
    </style:style>
    <style:style style:name="P116" style:family="paragraph" style:parent-style-name="Text_20_body">
      <style:text-properties officeooo:paragraph-rsid="03984cdb"/>
    </style:style>
    <style:style style:name="P117" style:family="paragraph" style:parent-style-name="Heading_20_6">
      <style:text-properties officeooo:paragraph-rsid="03984cdb"/>
    </style:style>
    <style:style style:name="P118" style:family="paragraph" style:parent-style-name="Standard">
      <style:text-properties officeooo:paragraph-rsid="03984cdb"/>
    </style:style>
    <style:style style:name="P119" style:family="paragraph" style:parent-style-name="Horizontal_20_Line">
      <style:text-properties officeooo:paragraph-rsid="03994607"/>
    </style:style>
    <style:style style:name="P120" style:family="paragraph" style:parent-style-name="Heading_20_3">
      <style:text-properties officeooo:paragraph-rsid="03994607"/>
    </style:style>
    <style:style style:name="P121" style:family="paragraph" style:parent-style-name="Text_20_body">
      <style:text-properties officeooo:rsid="037a45ab" officeooo:paragraph-rsid="03994607"/>
    </style:style>
    <style:style style:name="P122" style:family="paragraph" style:parent-style-name="Heading_20_4">
      <style:text-properties officeooo:paragraph-rsid="03994607"/>
    </style:style>
    <style:style style:name="P123" style:family="paragraph" style:parent-style-name="Text_20_body">
      <style:text-properties officeooo:rsid="0098d7ca" officeooo:paragraph-rsid="03994607"/>
    </style:style>
    <style:style style:name="P124" style:family="paragraph" style:parent-style-name="Heading_20_5">
      <style:text-properties officeooo:paragraph-rsid="0399c254"/>
    </style:style>
    <style:style style:name="P125" style:family="paragraph" style:parent-style-name="Text_20_body">
      <style:text-properties officeooo:rsid="03984cdb" officeooo:paragraph-rsid="0399c254"/>
    </style:style>
    <style:style style:name="P126" style:family="paragraph" style:parent-style-name="Text_20_body">
      <style:text-properties officeooo:paragraph-rsid="03994607"/>
    </style:style>
    <style:style style:name="P127" style:family="paragraph" style:parent-style-name="Heading_20_5">
      <style:text-properties officeooo:paragraph-rsid="03994607"/>
    </style:style>
    <style:style style:name="P128" style:family="paragraph" style:parent-style-name="Standard">
      <style:text-properties officeooo:paragraph-rsid="03994607"/>
    </style:style>
    <style:style style:name="P129" style:family="paragraph" style:parent-style-name="Text_20_body">
      <style:text-properties officeooo:rsid="0388b82b" officeooo:paragraph-rsid="0388b82b"/>
    </style:style>
    <style:style style:name="P130" style:family="paragraph" style:parent-style-name="Heading_20_4">
      <style:text-properties officeooo:paragraph-rsid="0388b82b"/>
    </style:style>
    <style:style style:name="P131" style:family="paragraph" style:parent-style-name="Heading_20_5">
      <style:text-properties officeooo:paragraph-rsid="0388b82b"/>
    </style:style>
    <style:style style:name="P132" style:family="paragraph" style:parent-style-name="Text_20_body">
      <style:text-properties officeooo:rsid="02831329" officeooo:paragraph-rsid="0388b82b"/>
    </style:style>
    <style:style style:name="P133" style:family="paragraph" style:parent-style-name="Heading_20_5">
      <style:paragraph-properties fo:break-before="column"/>
      <style:text-properties officeooo:paragraph-rsid="0388b82b"/>
    </style:style>
    <style:style style:name="P134" style:family="paragraph" style:parent-style-name="Text_20_body">
      <style:text-properties officeooo:rsid="027e68fb" officeooo:paragraph-rsid="0388b82b"/>
    </style:style>
    <style:style style:name="P135" style:family="paragraph" style:parent-style-name="Text_20_body">
      <style:text-properties officeooo:paragraph-rsid="0388b82b"/>
    </style:style>
    <style:style style:name="P136" style:family="paragraph" style:parent-style-name="Heading_20_6">
      <style:text-properties officeooo:paragraph-rsid="0388b82b"/>
    </style:style>
    <style:style style:name="P137" style:family="paragraph" style:parent-style-name="Standard">
      <style:text-properties officeooo:paragraph-rsid="0388b82b"/>
    </style:style>
    <style:style style:name="P138" style:family="paragraph" style:parent-style-name="Text_20_body">
      <style:text-properties officeooo:rsid="0283f94f" officeooo:paragraph-rsid="0388b82b"/>
    </style:style>
    <style:style style:name="P139" style:family="paragraph" style:parent-style-name="Text_20_body">
      <style:text-properties officeooo:rsid="009cd8d6" officeooo:paragraph-rsid="0388b82b"/>
    </style:style>
    <style:style style:name="P140"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1" style:family="paragraph" style:parent-style-name="Heading_20_3">
      <style:text-properties officeooo:paragraph-rsid="0388b82b"/>
    </style:style>
    <style:style style:name="P142" style:family="paragraph" style:parent-style-name="Standard">
      <style:text-properties officeooo:rsid="02c78b51" officeooo:paragraph-rsid="0388b82b"/>
    </style:style>
    <style:style style:name="P143" style:family="paragraph" style:parent-style-name="Heading_20_3">
      <style:text-properties officeooo:paragraph-rsid="038918ff"/>
    </style:style>
    <style:style style:name="P144" style:family="paragraph" style:parent-style-name="Text_20_body">
      <style:text-properties officeooo:rsid="0283f94f" officeooo:paragraph-rsid="038918ff"/>
    </style:style>
    <style:style style:name="P145" style:family="paragraph" style:parent-style-name="Text_20_body">
      <style:text-properties officeooo:rsid="009cd8d6" officeooo:paragraph-rsid="038918ff"/>
    </style:style>
    <style:style style:name="P146" style:family="paragraph" style:parent-style-name="Heading_20_4">
      <style:text-properties officeooo:paragraph-rsid="038918ff"/>
    </style:style>
    <style:style style:name="P147" style:family="paragraph" style:parent-style-name="Heading_20_5">
      <style:text-properties officeooo:paragraph-rsid="038918ff"/>
    </style:style>
    <style:style style:name="P148" style:family="paragraph" style:parent-style-name="Text_20_body">
      <style:text-properties officeooo:rsid="02831329" officeooo:paragraph-rsid="038918ff"/>
    </style:style>
    <style:style style:name="P149" style:family="paragraph" style:parent-style-name="Text_20_body">
      <style:text-properties officeooo:rsid="02d582e8" officeooo:paragraph-rsid="038918ff"/>
    </style:style>
    <style:style style:name="P150" style:family="paragraph" style:parent-style-name="Heading_20_5">
      <style:paragraph-properties fo:break-before="column"/>
      <style:text-properties officeooo:paragraph-rsid="038918ff"/>
    </style:style>
    <style:style style:name="P151" style:family="paragraph" style:parent-style-name="Text_20_body">
      <style:text-properties officeooo:rsid="027e68fb" officeooo:paragraph-rsid="038918ff"/>
    </style:style>
    <style:style style:name="P152" style:family="paragraph" style:parent-style-name="Text_20_body">
      <style:text-properties officeooo:paragraph-rsid="038918ff"/>
    </style:style>
    <style:style style:name="P153" style:family="paragraph" style:parent-style-name="Heading_20_6">
      <style:text-properties officeooo:paragraph-rsid="038918ff"/>
    </style:style>
    <style:style style:name="P154" style:family="paragraph" style:parent-style-name="Standard">
      <style:text-properties officeooo:paragraph-rsid="038918ff"/>
    </style:style>
    <style:style style:name="P155" style:family="paragraph" style:parent-style-name="Horizontal_20_Line">
      <style:text-properties officeooo:rsid="00a02669"/>
    </style:style>
    <style:style style:name="P156" style:family="paragraph" style:parent-style-name="Standard">
      <style:text-properties officeooo:rsid="00a02669" officeooo:paragraph-rsid="037a45ab"/>
    </style:style>
    <style:style style:name="P157" style:family="paragraph" style:parent-style-name="Heading_20_3">
      <style:text-properties officeooo:paragraph-rsid="0381f088"/>
    </style:style>
    <style:style style:name="P158" style:family="paragraph" style:parent-style-name="Text_20_body">
      <style:text-properties officeooo:rsid="0383a634" officeooo:paragraph-rsid="0381f088"/>
    </style:style>
    <style:style style:name="P159" style:family="paragraph" style:parent-style-name="Heading_20_4">
      <style:text-properties officeooo:paragraph-rsid="0381f088"/>
    </style:style>
    <style:style style:name="P160"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1"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3" style:family="paragraph" style:parent-style-name="Text_20_body">
      <style:text-properties officeooo:rsid="0383a634" officeooo:paragraph-rsid="0383a634"/>
    </style:style>
    <style:style style:name="P164" style:family="paragraph" style:parent-style-name="Heading_20_4">
      <style:text-properties officeooo:paragraph-rsid="0383a634"/>
    </style:style>
    <style:style style:name="P165" style:family="paragraph" style:parent-style-name="Text_20_body">
      <style:text-properties officeooo:paragraph-rsid="0383a634"/>
    </style:style>
    <style:style style:name="P166" style:family="paragraph" style:parent-style-name="Text_20_body">
      <style:text-properties officeooo:rsid="0384fce7" officeooo:paragraph-rsid="0384fce7"/>
    </style:style>
    <style:style style:name="P167" style:family="paragraph" style:parent-style-name="Horizontal_20_Line">
      <style:text-properties officeooo:rsid="0094bfa7"/>
    </style:style>
    <style:style style:name="P168" style:family="paragraph" style:parent-style-name="Text_20_body">
      <style:text-properties officeooo:rsid="037c4001" officeooo:paragraph-rsid="037c4001"/>
    </style:style>
    <style:style style:name="P169" style:family="paragraph" style:parent-style-name="Text_20_body">
      <style:text-properties officeooo:rsid="038c90b4" officeooo:paragraph-rsid="038c90b4"/>
    </style:style>
    <style:style style:name="P170" style:family="paragraph" style:parent-style-name="Heading_20_3">
      <style:text-properties officeooo:paragraph-rsid="037d9580"/>
    </style:style>
    <style:style style:name="P171"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2" style:family="paragraph" style:parent-style-name="Text_20_body">
      <style:text-properties officeooo:rsid="037c4001" officeooo:paragraph-rsid="037d9580"/>
    </style:style>
    <style:style style:name="P173" style:family="paragraph" style:parent-style-name="Text_20_body">
      <style:text-properties officeooo:rsid="037d9580" officeooo:paragraph-rsid="037d9580"/>
    </style:style>
    <style:style style:name="P174" style:family="paragraph" style:parent-style-name="Text_20_body">
      <style:text-properties officeooo:rsid="0399ea41" officeooo:paragraph-rsid="0399ea41"/>
    </style:style>
    <style:style style:name="P175" style:family="paragraph" style:parent-style-name="Text_20_body">
      <style:text-properties officeooo:rsid="02a8f4f4" officeooo:paragraph-rsid="033a1534"/>
    </style:style>
    <style:style style:name="P176" style:family="paragraph" style:parent-style-name="Text_20_body">
      <style:text-properties officeooo:rsid="00b7f597" officeooo:paragraph-rsid="037d9580"/>
    </style:style>
    <style:style style:name="P177" style:family="paragraph" style:parent-style-name="Text_20_body">
      <style:text-properties officeooo:rsid="00b4c544" officeooo:paragraph-rsid="03429447"/>
    </style:style>
    <style:style style:name="P178" style:family="paragraph" style:parent-style-name="Text_20_body">
      <style:text-properties officeooo:rsid="00b4c544" officeooo:paragraph-rsid="038cde51"/>
    </style:style>
    <style:style style:name="P179" style:family="paragraph" style:parent-style-name="Table_20_Contents">
      <style:text-properties officeooo:paragraph-rsid="03429447"/>
    </style:style>
    <style:style style:name="P180" style:family="paragraph" style:parent-style-name="Text_20_body">
      <style:text-properties officeooo:paragraph-rsid="03429447"/>
    </style:style>
    <style:style style:name="P181" style:family="paragraph" style:parent-style-name="Heading_20_6">
      <style:text-properties officeooo:paragraph-rsid="03429447"/>
    </style:style>
    <style:style style:name="P182" style:family="paragraph" style:parent-style-name="Heading_20_7">
      <style:text-properties officeooo:paragraph-rsid="03429447"/>
    </style:style>
    <style:style style:name="P183" style:family="paragraph" style:parent-style-name="Text_20_body">
      <style:text-properties officeooo:rsid="02aa6397" officeooo:paragraph-rsid="0346fcc1"/>
    </style:style>
    <style:style style:name="P184" style:family="paragraph" style:parent-style-name="Text_20_body">
      <style:text-properties officeooo:paragraph-rsid="0346fcc1"/>
    </style:style>
    <style:style style:name="P185" style:family="paragraph" style:parent-style-name="Heading_20_3">
      <style:text-properties officeooo:paragraph-rsid="0346fcc1"/>
    </style:style>
    <style:style style:name="P186" style:family="paragraph" style:parent-style-name="Text_20_body">
      <style:text-properties officeooo:rsid="02a4a08c" officeooo:paragraph-rsid="0346fcc1"/>
    </style:style>
    <style:style style:name="P187" style:family="paragraph" style:parent-style-name="Text_20_body">
      <style:text-properties officeooo:rsid="028e77e7" officeooo:paragraph-rsid="0399ea41"/>
    </style:style>
    <style:style style:name="P188" style:family="paragraph" style:parent-style-name="Text_20_body">
      <style:text-properties officeooo:rsid="028ffa71" officeooo:paragraph-rsid="0346fcc1"/>
    </style:style>
    <style:style style:name="P189" style:family="paragraph" style:parent-style-name="Text_20_body">
      <style:text-properties officeooo:rsid="02adbc1c" officeooo:paragraph-rsid="03487223"/>
    </style:style>
    <style:style style:name="P190" style:family="paragraph" style:parent-style-name="Horizontal_20_Line">
      <style:text-properties officeooo:rsid="03487223"/>
    </style:style>
    <style:style style:name="P191" style:family="paragraph" style:parent-style-name="Text_20_body">
      <style:text-properties officeooo:rsid="03487223" officeooo:paragraph-rsid="03487223"/>
    </style:style>
    <style:style style:name="P192"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3" style:family="paragraph" style:parent-style-name="Standard">
      <style:text-properties officeooo:paragraph-rsid="034a6389"/>
    </style:style>
    <style:style style:name="P194" style:family="paragraph" style:parent-style-name="Standard">
      <style:text-properties officeooo:rsid="034a6389" officeooo:paragraph-rsid="034a6389"/>
    </style:style>
    <style:style style:name="P195" style:family="paragraph" style:parent-style-name="Standard">
      <style:text-properties officeooo:rsid="00cd0a6b" officeooo:paragraph-rsid="034a6389"/>
    </style:style>
    <style:style style:name="P196" style:family="paragraph" style:parent-style-name="Text_20_body">
      <style:text-properties officeooo:rsid="00cd0a6b" officeooo:paragraph-rsid="034a6389"/>
    </style:style>
    <style:style style:name="P197" style:family="paragraph" style:parent-style-name="Heading_20_5">
      <style:text-properties officeooo:paragraph-rsid="039c7b2f"/>
    </style:style>
    <style:style style:name="P198" style:family="paragraph" style:parent-style-name="Heading_20_6">
      <style:text-properties officeooo:paragraph-rsid="039c7b2f"/>
    </style:style>
    <style:style style:name="P199" style:family="paragraph" style:parent-style-name="Text_20_body">
      <style:text-properties officeooo:rsid="00cd0a6b" officeooo:paragraph-rsid="039c7b2f"/>
    </style:style>
    <style:style style:name="P200" style:family="paragraph" style:parent-style-name="Heading_20_6">
      <style:text-properties officeooo:rsid="039c7b2f" officeooo:paragraph-rsid="039c7b2f"/>
    </style:style>
    <style:style style:name="P201" style:family="paragraph" style:parent-style-name="Text_20_body">
      <style:text-properties officeooo:rsid="039c7b2f" officeooo:paragraph-rsid="039c7b2f"/>
    </style:style>
    <style:style style:name="P202" style:family="paragraph" style:parent-style-name="Text_20_body">
      <style:text-properties officeooo:rsid="0215edc3" officeooo:paragraph-rsid="034a6389"/>
    </style:style>
    <style:style style:name="P203" style:family="paragraph" style:parent-style-name="Text_20_body">
      <style:text-properties officeooo:rsid="034b9a95" officeooo:paragraph-rsid="034b9a95"/>
    </style:style>
    <style:style style:name="P204" style:family="paragraph" style:parent-style-name="Text_20_body">
      <style:text-properties officeooo:rsid="0098d7ca" officeooo:paragraph-rsid="034b9a95"/>
    </style:style>
    <style:style style:name="P205" style:family="paragraph" style:parent-style-name="Heading_20_4">
      <style:text-properties officeooo:rsid="039c7b2f" officeooo:paragraph-rsid="039c7b2f"/>
    </style:style>
    <style:style style:name="P206" style:family="paragraph" style:parent-style-name="Text_20_body">
      <style:text-properties officeooo:rsid="034c3557" officeooo:paragraph-rsid="034c3557"/>
    </style:style>
    <style:style style:name="P207" style:family="paragraph" style:parent-style-name="Text_20_body">
      <style:text-properties officeooo:paragraph-rsid="034c3557"/>
    </style:style>
    <style:style style:name="P208" style:family="paragraph" style:parent-style-name="Heading_20_3">
      <style:text-properties officeooo:rsid="034c3557" officeooo:paragraph-rsid="034c3557"/>
    </style:style>
    <style:style style:name="P209" style:family="paragraph" style:parent-style-name="Text_20_body">
      <style:text-properties officeooo:rsid="034d0e50" officeooo:paragraph-rsid="034d0e50"/>
    </style:style>
    <style:style style:name="P210" style:family="paragraph" style:parent-style-name="Text_20_body">
      <style:text-properties officeooo:rsid="03507ee9" officeooo:paragraph-rsid="03507ee9"/>
    </style:style>
    <style:style style:name="P211" style:family="paragraph" style:parent-style-name="Text_20_body">
      <style:text-properties officeooo:rsid="0351651d" officeooo:paragraph-rsid="0351651d"/>
    </style:style>
    <style:style style:name="P212" style:family="paragraph" style:parent-style-name="Text_20_body">
      <style:text-properties officeooo:rsid="0352ffb5" officeooo:paragraph-rsid="0352ffb5"/>
    </style:style>
    <style:style style:name="P213" style:family="paragraph" style:parent-style-name="Text_20_body">
      <style:text-properties officeooo:rsid="0353b2d7" officeooo:paragraph-rsid="0353b2d7"/>
    </style:style>
    <style:style style:name="P214" style:family="paragraph" style:parent-style-name="Text_20_body">
      <style:text-properties officeooo:rsid="03554303" officeooo:paragraph-rsid="03554303"/>
    </style:style>
    <style:style style:name="P215" style:family="paragraph" style:parent-style-name="Text_20_body">
      <style:text-properties officeooo:rsid="0355aad6" officeooo:paragraph-rsid="0355aad6"/>
    </style:style>
    <style:style style:name="P216" style:family="paragraph" style:parent-style-name="Text_20_body">
      <style:text-properties officeooo:rsid="03554303" officeooo:paragraph-rsid="0355aad6"/>
    </style:style>
    <style:style style:name="P217" style:family="paragraph" style:parent-style-name="Heading_20_3">
      <style:text-properties officeooo:paragraph-rsid="039df4f0"/>
    </style:style>
    <style:style style:name="P218" style:family="paragraph" style:parent-style-name="Heading_20_4">
      <style:text-properties officeooo:rsid="039df4f0" officeooo:paragraph-rsid="039df4f0"/>
    </style:style>
    <style:style style:name="P219" style:family="paragraph" style:parent-style-name="Text_20_body">
      <style:text-properties officeooo:rsid="039df4f0" officeooo:paragraph-rsid="039df4f0"/>
    </style:style>
    <style:style style:name="P220" style:family="paragraph" style:parent-style-name="Heading_20_2">
      <style:text-properties officeooo:rsid="039df4f0" officeooo:paragraph-rsid="039df4f0"/>
    </style:style>
    <style:style style:name="P221" style:family="paragraph" style:parent-style-name="Text_20_body">
      <style:text-properties officeooo:rsid="03554303" officeooo:paragraph-rsid="039df4f0"/>
    </style:style>
    <style:style style:name="P222" style:family="paragraph" style:parent-style-name="Text_20_body">
      <style:text-properties officeooo:paragraph-rsid="0355aad6"/>
    </style:style>
    <style:style style:name="P223"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24" style:family="paragraph" style:parent-style-name="Text_20_body">
      <style:text-properties officeooo:rsid="039f3cfe" officeooo:paragraph-rsid="039f3cfe"/>
    </style:style>
    <style:style style:name="P225" style:family="paragraph" style:parent-style-name="Heading_20_3">
      <style:text-properties officeooo:paragraph-rsid="039f3cfe"/>
    </style:style>
    <style:style style:name="P226" style:family="paragraph" style:parent-style-name="Heading_20_4">
      <style:text-properties officeooo:rsid="039f3cfe" officeooo:paragraph-rsid="039f3cfe"/>
    </style:style>
    <style:style style:name="P227"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28" style:family="paragraph" style:parent-style-name="Standard">
      <style:text-properties officeooo:rsid="00ba9cea" officeooo:paragraph-rsid="0356f9b9"/>
    </style:style>
    <style:style style:name="P229" style:family="paragraph" style:parent-style-name="Text_20_body">
      <style:text-properties officeooo:rsid="00ba9cea" officeooo:paragraph-rsid="03577c70"/>
    </style:style>
    <style:style style:name="P230" style:family="paragraph" style:parent-style-name="Text_20_body">
      <style:text-properties officeooo:rsid="035b5aab" officeooo:paragraph-rsid="035b5aab"/>
    </style:style>
    <style:style style:name="P231" style:family="paragraph" style:parent-style-name="Text_20_body">
      <style:text-properties officeooo:rsid="039fc7c4" officeooo:paragraph-rsid="039fc7c4"/>
    </style:style>
    <style:style style:name="P232" style:family="paragraph" style:parent-style-name="Horizontal_20_Line">
      <style:text-properties officeooo:paragraph-rsid="03577c70"/>
    </style:style>
    <style:style style:name="P233" style:family="paragraph" style:parent-style-name="Heading_20_5">
      <style:text-properties officeooo:rsid="00bce6fe" officeooo:paragraph-rsid="03577c70"/>
    </style:style>
    <style:style style:name="P234" style:family="paragraph" style:parent-style-name="Text_20_body">
      <style:text-properties officeooo:rsid="00bce6fe" officeooo:paragraph-rsid="03577c70"/>
    </style:style>
    <style:style style:name="P235" style:family="paragraph" style:parent-style-name="Heading_20_6">
      <style:text-properties officeooo:paragraph-rsid="03577c70"/>
    </style:style>
    <style:style style:name="P236" style:family="paragraph" style:parent-style-name="Text_20_body">
      <style:text-properties officeooo:paragraph-rsid="03577c70"/>
    </style:style>
    <style:style style:name="P237" style:family="paragraph" style:parent-style-name="Heading_20_7">
      <style:text-properties officeooo:rsid="00bce6fe" officeooo:paragraph-rsid="03577c70"/>
    </style:style>
    <style:style style:name="P238" style:family="paragraph" style:parent-style-name="Heading_20_5">
      <style:text-properties officeooo:rsid="00bf466c" officeooo:paragraph-rsid="03577c70"/>
    </style:style>
    <style:style style:name="P239" style:family="paragraph" style:parent-style-name="Text_20_body">
      <style:text-properties officeooo:rsid="00bf466c" officeooo:paragraph-rsid="03577c70"/>
    </style:style>
    <style:style style:name="P240" style:family="paragraph" style:parent-style-name="Heading_20_7">
      <style:text-properties officeooo:rsid="00bf466c" officeooo:paragraph-rsid="03577c70"/>
    </style:style>
    <style:style style:name="P241" style:family="paragraph" style:parent-style-name="Heading_20_7">
      <style:text-properties officeooo:paragraph-rsid="03577c70"/>
    </style:style>
    <style:style style:name="P242" style:family="paragraph" style:parent-style-name="Heading_20_5">
      <style:text-properties officeooo:rsid="00bf5015" officeooo:paragraph-rsid="03577c70"/>
    </style:style>
    <style:style style:name="P243" style:family="paragraph" style:parent-style-name="Text_20_body">
      <style:text-properties officeooo:rsid="00bf5015" officeooo:paragraph-rsid="03577c70"/>
    </style:style>
    <style:style style:name="P244" style:family="paragraph" style:parent-style-name="Heading_20_7">
      <style:text-properties officeooo:rsid="00bf5015" officeooo:paragraph-rsid="03577c70"/>
    </style:style>
    <style:style style:name="P245" style:family="paragraph" style:parent-style-name="Horizontal_20_Line">
      <style:text-properties officeooo:rsid="00bf5b2a" officeooo:paragraph-rsid="03577c70"/>
    </style:style>
    <style:style style:name="P246" style:family="paragraph" style:parent-style-name="Heading_20_5">
      <style:text-properties officeooo:rsid="00bf5b2a" officeooo:paragraph-rsid="03577c70"/>
    </style:style>
    <style:style style:name="P247" style:family="paragraph" style:parent-style-name="Text_20_body">
      <style:text-properties officeooo:rsid="00bf5b2a" officeooo:paragraph-rsid="03577c70"/>
    </style:style>
    <style:style style:name="P248" style:family="paragraph" style:parent-style-name="Heading_20_7">
      <style:text-properties officeooo:rsid="00bf5b2a" officeooo:paragraph-rsid="03577c70"/>
    </style:style>
    <style:style style:name="P249" style:family="paragraph" style:parent-style-name="Heading_20_5">
      <style:text-properties officeooo:rsid="03a1161f" officeooo:paragraph-rsid="03a1161f"/>
    </style:style>
    <style:style style:name="P250" style:family="paragraph" style:parent-style-name="Text_20_body">
      <style:text-properties officeooo:rsid="03a1161f" officeooo:paragraph-rsid="03a1161f"/>
    </style:style>
    <style:style style:name="P251" style:family="paragraph" style:parent-style-name="Heading_20_6">
      <style:text-properties officeooo:rsid="00c0f64c" officeooo:paragraph-rsid="03577c70"/>
    </style:style>
    <style:style style:name="P252" style:family="paragraph" style:parent-style-name="Text_20_body">
      <style:text-properties officeooo:rsid="00c0f64c" officeooo:paragraph-rsid="0392a4b8"/>
    </style:style>
    <style:style style:name="P253"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54" style:family="paragraph" style:parent-style-name="Text_20_body">
      <style:text-properties officeooo:paragraph-rsid="0392a4b8"/>
    </style:style>
    <style:style style:name="P255" style:family="paragraph" style:parent-style-name="Text_20_body">
      <style:text-properties officeooo:rsid="00bce6fe" officeooo:paragraph-rsid="0392a4b8"/>
    </style:style>
    <style:style style:name="P256"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57" style:family="paragraph" style:parent-style-name="Standard">
      <style:text-properties officeooo:paragraph-rsid="035dfbce"/>
    </style:style>
    <style:style style:name="P258" style:family="paragraph" style:parent-style-name="Text_20_body">
      <style:text-properties officeooo:rsid="02887fe9" officeooo:paragraph-rsid="035dfbce"/>
    </style:style>
    <style:style style:name="P259" style:family="paragraph" style:parent-style-name="Text_20_body">
      <style:text-properties officeooo:rsid="035dfbce" officeooo:paragraph-rsid="035dfbce"/>
    </style:style>
    <style:style style:name="P260" style:family="paragraph" style:parent-style-name="List_20_Contents">
      <style:paragraph-properties fo:margin-left="0cm" fo:margin-right="0cm" fo:text-indent="0cm" style:auto-text-indent="false"/>
      <style:text-properties officeooo:paragraph-rsid="035dfbce"/>
    </style:style>
    <style:style style:name="P261" style:family="paragraph" style:parent-style-name="Text_20_body">
      <style:text-properties officeooo:rsid="028ab008" officeooo:paragraph-rsid="035dfbce"/>
    </style:style>
    <style:style style:name="P262" style:family="paragraph" style:parent-style-name="Heading_20_4">
      <style:text-properties officeooo:paragraph-rsid="035dfbce"/>
    </style:style>
    <style:style style:name="P263"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64" style:family="paragraph" style:parent-style-name="Text_20_body">
      <style:text-properties officeooo:rsid="025d86ae" officeooo:paragraph-rsid="0361100d"/>
    </style:style>
    <style:style style:name="P265" style:family="paragraph" style:parent-style-name="Heading_20_3">
      <style:text-properties officeooo:paragraph-rsid="0361100d"/>
    </style:style>
    <style:style style:name="P266" style:family="paragraph" style:parent-style-name="Heading_20_4">
      <style:text-properties officeooo:paragraph-rsid="0361100d"/>
    </style:style>
    <style:style style:name="P267" style:family="paragraph" style:parent-style-name="Text_20_body">
      <style:text-properties officeooo:rsid="025d86ae" officeooo:paragraph-rsid="03630586"/>
    </style:style>
    <style:style style:name="P268"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69" style:family="paragraph" style:parent-style-name="Standard">
      <style:text-properties officeooo:paragraph-rsid="036443ca"/>
    </style:style>
    <style:style style:name="P270" style:family="paragraph" style:parent-style-name="Horizontal_20_Line">
      <style:text-properties officeooo:paragraph-rsid="036443ca"/>
    </style:style>
    <style:style style:name="P271" style:family="paragraph" style:parent-style-name="Text_20_body">
      <style:text-properties officeooo:rsid="025d86ae" officeooo:paragraph-rsid="036443ca"/>
    </style:style>
    <style:style style:name="P272" style:family="paragraph" style:parent-style-name="Heading_20_3">
      <style:text-properties officeooo:paragraph-rsid="0375573d"/>
    </style:style>
    <style:style style:name="P273"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74" style:family="paragraph" style:parent-style-name="Standard">
      <style:text-properties officeooo:paragraph-rsid="036620c1"/>
    </style:style>
    <style:style style:name="P275" style:family="paragraph" style:parent-style-name="Text_20_body">
      <style:text-properties officeooo:rsid="02911834" officeooo:paragraph-rsid="036620c1"/>
    </style:style>
    <style:style style:name="P276" style:family="paragraph" style:parent-style-name="Text_20_body">
      <style:text-properties officeooo:rsid="0292d3df" officeooo:paragraph-rsid="0368bced"/>
    </style:style>
    <style:style style:name="P277" style:family="paragraph" style:parent-style-name="Text_20_body">
      <style:text-properties officeooo:rsid="02934a58" officeooo:paragraph-rsid="0368bced"/>
    </style:style>
    <style:style style:name="P278" style:family="paragraph" style:parent-style-name="Text_20_body">
      <style:text-properties officeooo:rsid="0294b417" officeooo:paragraph-rsid="036bf0fd"/>
    </style:style>
    <style:style style:name="P279" style:family="paragraph" style:parent-style-name="Heading_20_3">
      <style:text-properties officeooo:paragraph-rsid="03a49614"/>
    </style:style>
    <style:style style:name="P280" style:family="paragraph" style:parent-style-name="Heading_20_4">
      <style:text-properties officeooo:rsid="03a49614" officeooo:paragraph-rsid="03a49614"/>
    </style:style>
    <style:style style:name="P281" style:family="paragraph" style:parent-style-name="Text_20_body">
      <style:text-properties officeooo:rsid="03a49614" officeooo:paragraph-rsid="03a49614"/>
    </style:style>
    <style:style style:name="P282" style:family="paragraph" style:parent-style-name="Horizontal_20_Line">
      <style:text-properties officeooo:rsid="00b9fa74"/>
    </style:style>
    <style:style style:name="P283" style:family="paragraph" style:parent-style-name="Horizontal_20_Line">
      <style:text-properties officeooo:paragraph-rsid="036bf0fd"/>
    </style:style>
    <style:style style:name="P284" style:family="paragraph" style:parent-style-name="Text_20_body">
      <style:text-properties officeooo:rsid="02952016" officeooo:paragraph-rsid="036bf0fd"/>
    </style:style>
    <style:style style:name="P285" style:family="paragraph" style:parent-style-name="Text_20_body">
      <style:text-properties officeooo:rsid="036de85e" officeooo:paragraph-rsid="036bf0fd"/>
    </style:style>
    <style:style style:name="P286" style:family="paragraph" style:parent-style-name="Text_20_body">
      <style:text-properties officeooo:paragraph-rsid="036bf0fd"/>
    </style:style>
    <style:style style:name="P287"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88" style:family="paragraph" style:parent-style-name="Standard">
      <style:text-properties officeooo:paragraph-rsid="036f7b61"/>
    </style:style>
    <style:style style:name="P289" style:family="paragraph" style:parent-style-name="Standard">
      <style:text-properties officeooo:rsid="036f7b61" officeooo:paragraph-rsid="036f7b61"/>
    </style:style>
    <style:style style:name="P290" style:family="paragraph" style:parent-style-name="Text_20_body">
      <style:text-properties officeooo:rsid="02acc477" officeooo:paragraph-rsid="036f7b61"/>
    </style:style>
    <style:style style:name="P291" style:family="paragraph" style:parent-style-name="Text_20_body">
      <style:text-properties officeooo:rsid="00b93b47" officeooo:paragraph-rsid="036f7b61"/>
    </style:style>
    <style:style style:name="P292" style:family="paragraph" style:parent-style-name="Horizontal_20_Line">
      <style:text-properties officeooo:paragraph-rsid="036f7b61"/>
    </style:style>
    <style:style style:name="P293" style:family="paragraph" style:parent-style-name="Text_20_body">
      <style:text-properties officeooo:rsid="03a4d5f7" officeooo:paragraph-rsid="03a4d5f7"/>
    </style:style>
    <style:style style:name="P294" style:family="paragraph" style:parent-style-name="Heading_20_2">
      <style:text-properties officeooo:paragraph-rsid="03a4d5f7"/>
    </style:style>
    <style:style style:name="P295" style:family="paragraph" style:parent-style-name="Text_20_body">
      <style:text-properties officeooo:rsid="0294b417" officeooo:paragraph-rsid="03a4d5f7"/>
    </style:style>
    <style:style style:name="P296" style:family="paragraph" style:parent-style-name="Heading_20_3">
      <style:text-properties officeooo:paragraph-rsid="03a4d5f7"/>
    </style:style>
    <style:style style:name="P297" style:family="paragraph" style:parent-style-name="Heading_20_4">
      <style:text-properties officeooo:rsid="03a49614" officeooo:paragraph-rsid="03a4d5f7"/>
    </style:style>
    <style:style style:name="P298" style:family="paragraph" style:parent-style-name="Text_20_body">
      <style:text-properties officeooo:rsid="03a49614" officeooo:paragraph-rsid="03a4d5f7"/>
    </style:style>
    <style:style style:name="P299" style:family="paragraph" style:parent-style-name="Heading_20_4">
      <style:text-properties officeooo:paragraph-rsid="03a4d5f7"/>
    </style:style>
    <style:style style:name="P300" style:family="paragraph" style:parent-style-name="Heading_20_2">
      <style:text-properties officeooo:paragraph-rsid="03887306"/>
    </style:style>
    <style:style style:name="P301" style:family="paragraph" style:parent-style-name="Text_20_body">
      <style:text-properties officeooo:rsid="03887306" officeooo:paragraph-rsid="03887306"/>
    </style:style>
    <style:style style:name="P302" style:family="paragraph" style:parent-style-name="Heading_20_3">
      <style:text-properties officeooo:paragraph-rsid="03887306"/>
    </style:style>
    <style:style style:name="P303" style:family="paragraph" style:parent-style-name="Heading_20_4">
      <style:text-properties officeooo:paragraph-rsid="03887306"/>
    </style:style>
    <style:style style:name="P304" style:family="paragraph" style:parent-style-name="Text_20_body">
      <style:text-properties officeooo:rsid="00b93b47" officeooo:paragraph-rsid="03887306"/>
    </style:style>
    <style:style style:name="P305" style:family="paragraph" style:parent-style-name="Text_20_body">
      <style:text-properties officeooo:rsid="00b9fa74" officeooo:paragraph-rsid="036f7b61"/>
    </style:style>
    <style:style style:name="P306" style:family="paragraph" style:parent-style-name="Heading_20_1">
      <style:paragraph-properties fo:margin-top="0cm" fo:margin-bottom="0cm" style:contextual-spacing="false"/>
      <style:text-properties style:font-name="Albany" fo:font-size="18.2000007629395pt" fo:font-weight="bold" officeooo:rsid="03a668a8" officeooo:paragraph-rsid="03a668a8" style:font-name-asian="Microsoft YaHei1" style:font-size-asian="18.2000007629395pt" style:font-weight-asian="bold" style:font-name-complex="Mangal1" style:font-size-complex="18.2000007629395pt" style:font-weight-complex="bold"/>
    </style:style>
    <style:style style:name="P307" style:family="paragraph" style:parent-style-name="Standard">
      <style:text-properties officeooo:paragraph-rsid="03a668a8"/>
    </style:style>
    <style:style style:name="P308" style:family="paragraph" style:parent-style-name="Heading_20_2">
      <style:text-properties officeooo:paragraph-rsid="03a668a8"/>
    </style:style>
    <style:style style:name="P309" style:family="paragraph" style:parent-style-name="Text_20_body">
      <style:text-properties officeooo:rsid="02878d69" officeooo:paragraph-rsid="03a668a8"/>
    </style:style>
    <style:style style:name="P310" style:family="paragraph" style:parent-style-name="Text_20_body">
      <style:text-properties officeooo:rsid="03487223" officeooo:paragraph-rsid="03a668a8"/>
    </style:style>
    <style:style style:name="T1" style:family="text">
      <style:text-properties officeooo:rsid="038ad418"/>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fo:font-style="italic" style:font-style-asian="italic" style:font-style-complex="italic"/>
    </style:style>
    <style:style style:name="T5" style:family="text">
      <style:text-properties officeooo:rsid="02878d69"/>
    </style:style>
    <style:style style:name="T6" style:family="text">
      <style:text-properties officeooo:rsid="028ffa71"/>
    </style:style>
    <style:style style:name="T7" style:family="text">
      <style:text-properties officeooo:rsid="0364e728"/>
    </style:style>
    <style:style style:name="T8" style:family="text">
      <style:text-properties officeooo:rsid="036910a1"/>
    </style:style>
    <style:style style:name="T9" style:family="text">
      <style:text-properties officeooo:rsid="02924c49"/>
    </style:style>
    <style:style style:name="T10" style:family="text">
      <style:text-properties officeooo:rsid="00b2db43"/>
    </style:style>
    <style:style style:name="T11" style:family="text">
      <style:text-properties officeooo:rsid="00b4c544"/>
    </style:style>
    <style:style style:name="T12" style:family="text">
      <style:text-properties officeooo:rsid="02907617"/>
    </style:style>
    <style:style style:name="T13" style:family="text">
      <style:text-properties officeooo:rsid="029267f6"/>
    </style:style>
    <style:style style:name="T14" style:family="text">
      <style:text-properties officeooo:rsid="02b2bacb"/>
    </style:style>
    <style:style style:name="T15" style:family="text">
      <style:text-properties officeooo:rsid="0335d367"/>
    </style:style>
    <style:style style:name="T16" style:family="text">
      <style:text-properties officeooo:rsid="032ed9c0"/>
    </style:style>
    <style:style style:name="T1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8" style:family="text">
      <style:text-properties fo:font-size="14.1000003814697pt" style:font-style-complex="italic"/>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2fba19"/>
    </style:style>
    <style:style style:name="T22" style:family="text">
      <style:text-properties officeooo:rsid="0093dd40"/>
    </style:style>
    <style:style style:name="T23" style:family="text">
      <style:text-properties officeooo:rsid="0094bfa7"/>
    </style:style>
    <style:style style:name="T24" style:family="text">
      <style:text-properties officeooo:rsid="00968358"/>
    </style:style>
    <style:style style:name="T25" style:family="text">
      <style:text-properties officeooo:rsid="02af8dd6"/>
    </style:style>
    <style:style style:name="T26" style:family="text">
      <style:text-properties officeooo:rsid="02b0554b"/>
    </style:style>
    <style:style style:name="T27" style:family="text">
      <style:text-properties officeooo:rsid="02691b38"/>
    </style:style>
    <style:style style:name="T28" style:family="text">
      <style:text-properties officeooo:rsid="0269f483"/>
    </style:style>
    <style:style style:name="T29" style:family="text">
      <style:text-properties officeooo:rsid="033341ed"/>
    </style:style>
    <style:style style:name="T30" style:family="text">
      <style:text-properties officeooo:rsid="0098d7ca"/>
    </style:style>
    <style:style style:name="T31" style:family="text">
      <style:text-properties officeooo:rsid="02cf54a3"/>
    </style:style>
    <style:style style:name="T32" style:family="text">
      <style:text-properties officeooo:rsid="0338d1b6"/>
    </style:style>
    <style:style style:name="T33"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4" style:family="text">
      <style:text-properties officeooo:rsid="0388b82b"/>
    </style:style>
    <style:style style:name="T35" style:family="text">
      <style:text-properties officeooo:rsid="03994607"/>
    </style:style>
    <style:style style:name="T36"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09cd8d6"/>
    </style:style>
    <style:style style:name="T38"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40" style:family="text">
      <style:text-properties officeooo:rsid="027e68fb"/>
    </style:style>
    <style:style style:name="T41" style:family="text">
      <style:text-properties officeooo:rsid="0283f94f"/>
    </style:style>
    <style:style style:name="T42" style:family="text">
      <style:text-properties officeooo:rsid="02403f24"/>
    </style:style>
    <style:style style:name="T43"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4"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6"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7"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8"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9" style:family="text">
      <style:text-properties officeooo:rsid="038918ff"/>
    </style:style>
    <style:style style:name="T50" style:family="text">
      <style:text-properties officeooo:rsid="02d390ad"/>
    </style:style>
    <style:style style:name="T51"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52"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4"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5" style:family="text">
      <style:text-properties officeooo:rsid="0383a634"/>
    </style:style>
    <style:style style:name="T56" style:family="text">
      <style:text-properties officeooo:rsid="0384fce7"/>
    </style:style>
    <style:style style:name="T57" style:family="text">
      <style:text-properties officeooo:rsid="038c90b4"/>
    </style:style>
    <style:style style:name="T58" style:family="text">
      <style:text-properties officeooo:rsid="037d9580"/>
    </style:style>
    <style:style style:name="T59"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60" style:family="text">
      <style:text-properties officeooo:rsid="02a4a08c"/>
    </style:style>
    <style:style style:name="T61" style:family="text">
      <style:text-properties officeooo:rsid="038cde51"/>
    </style:style>
    <style:style style:name="T62" style:family="text">
      <style:text-properties officeooo:rsid="038ddd02"/>
    </style:style>
    <style:style style:name="T63" style:family="text">
      <style:text-properties officeooo:rsid="038e5462"/>
    </style:style>
    <style:style style:name="T64" style:family="text">
      <style:text-properties officeooo:rsid="038ffc9a"/>
    </style:style>
    <style:style style:name="T65" style:family="text">
      <style:text-properties officeooo:rsid="0346fcc1"/>
    </style:style>
    <style:style style:name="T66" style:family="text">
      <style:text-properties officeooo:rsid="0399ea41"/>
    </style:style>
    <style:style style:name="T67" style:family="text">
      <style:text-properties officeooo:rsid="034a6389"/>
    </style:style>
    <style:style style:name="T68" style:family="text">
      <style:text-properties officeooo:rsid="00cd0a6b"/>
    </style:style>
    <style:style style:name="T69" style:family="text">
      <style:text-properties officeooo:rsid="034b9a95"/>
    </style:style>
    <style:style style:name="T70" style:family="text">
      <style:text-properties officeooo:rsid="039c7b2f"/>
    </style:style>
    <style:style style:name="T71" style:family="text">
      <style:text-properties officeooo:rsid="034c3557"/>
    </style:style>
    <style:style style:name="T72" style:family="text">
      <style:text-properties officeooo:rsid="034d0e50"/>
    </style:style>
    <style:style style:name="T73" style:family="text">
      <style:text-properties officeooo:rsid="039df4f0"/>
    </style:style>
    <style:style style:name="T74" style:family="text">
      <style:text-properties officeooo:rsid="0356f9b9"/>
    </style:style>
    <style:style style:name="T75" style:family="text">
      <style:text-properties officeooo:rsid="039f3cfe"/>
    </style:style>
    <style:style style:name="T76" style:family="text">
      <style:text-properties officeooo:rsid="035b5aab"/>
    </style:style>
    <style:style style:name="T77" style:family="text">
      <style:text-properties officeooo:rsid="00bd5b43"/>
    </style:style>
    <style:style style:name="T78" style:family="text">
      <style:text-properties officeooo:rsid="00b93b47"/>
    </style:style>
    <style:style style:name="T79" style:family="text">
      <style:text-properties officeooo:rsid="00bce6fe"/>
    </style:style>
    <style:style style:name="T80" style:family="text">
      <style:text-properties officeooo:rsid="035bc341"/>
    </style:style>
    <style:style style:name="T81" style:family="text">
      <style:text-properties officeooo:rsid="0148b6cb"/>
    </style:style>
    <style:style style:name="T82"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3"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4" style:family="text">
      <style:text-properties officeooo:rsid="0392a4b8"/>
    </style:style>
    <style:style style:name="T85" style:family="text">
      <style:text-properties officeooo:rsid="03a1161f"/>
    </style:style>
    <style:style style:name="T86" style:family="text">
      <style:text-properties officeooo:rsid="035dfbce"/>
    </style:style>
    <style:style style:name="T87" style:family="text">
      <style:text-properties officeooo:rsid="028913a5"/>
    </style:style>
    <style:style style:name="T88" style:family="text">
      <style:text-properties fo:font-style="normal" style:font-style-asian="normal" style:font-style-complex="normal"/>
    </style:style>
    <style:style style:name="T89" style:family="text">
      <style:text-properties fo:font-style="normal" officeooo:rsid="028913a5" style:font-style-asian="normal" style:font-style-complex="normal"/>
    </style:style>
    <style:style style:name="T90" style:family="text">
      <style:text-properties officeooo:rsid="0361100d"/>
    </style:style>
    <style:style style:name="T91" style:family="text">
      <style:text-properties officeooo:rsid="036443ca"/>
    </style:style>
    <style:style style:name="T92" style:family="text">
      <style:text-properties officeooo:rsid="0375573d"/>
    </style:style>
    <style:style style:name="T93" style:family="text">
      <style:text-properties officeooo:rsid="036620c1"/>
    </style:style>
    <style:style style:name="T94" style:family="text">
      <style:text-properties officeooo:rsid="03673887"/>
    </style:style>
    <style:style style:name="T95" style:family="text">
      <style:text-properties officeooo:rsid="0368bced"/>
    </style:style>
    <style:style style:name="T96" style:family="text">
      <style:text-properties officeooo:rsid="0294b417"/>
    </style:style>
    <style:style style:name="T97" style:family="text">
      <style:text-properties officeooo:rsid="03a49614"/>
    </style:style>
    <style:style style:name="T98" style:family="text">
      <style:text-properties officeooo:rsid="02952016"/>
    </style:style>
    <style:style style:name="T99" style:family="text">
      <style:text-properties officeooo:rsid="036f7b61"/>
    </style:style>
    <style:style style:name="T100" style:family="text">
      <style:text-properties officeooo:rsid="03a4d5f7"/>
    </style:style>
    <style:style style:name="T101" style:family="text">
      <style:text-properties officeooo:rsid="03887306"/>
    </style:style>
    <style:style style:name="T102" style:family="text">
      <style:text-properties officeooo:rsid="03a668a8"/>
    </style:style>
    <style:style style:name="T103" style:family="text">
      <style:text-properties officeooo:rsid="036feee7"/>
    </style:style>
    <style:style style:name="T104" style:family="text">
      <style:text-properties officeooo:rsid="0348722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22"><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5"><text:a xlink:type="simple" xlink:href="#__RefHeading___Toc17267_1184479374" text:style-name="Index_20_Link" text:visited-style-name="Index_20_Link">Shear<text:tab/>15</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5"><text:a xlink:type="simple" xlink:href="#__RefHeading___Toc2743_245601171" text:style-name="Index_20_Link" text:visited-style-name="Index_20_Link">Warp<text:tab/>17</text:a></text:p>
          <text:p text:style-name="P5"><text:a xlink:type="simple" xlink:href="#__RefHeading___Toc2755_245601171" text:style-name="Index_20_Link" text:visited-style-name="Index_20_Link">Randomize<text:tab/>17</text:a></text:p>
          <text:p text:style-name="P5"><text:a xlink:type="simple" xlink:href="#__RefHeading___Toc35160_245601171" text:style-name="Index_20_Link" text:visited-style-name="Index_20_Link">Shrink/Fatten<text:tab/>18</text:a></text:p>
          <text:p text:style-name="P5"><text:a xlink:type="simple" xlink:href="#__RefHeading___Toc44779_4111457810" text:style-name="Index_20_Link" text:visited-style-name="Index_20_Link">Skin Resize<text:tab/>19</text:a></text:p>
          <text:p text:style-name="P5"><text:a xlink:type="simple" xlink:href="#__RefHeading___Toc4080_1054810567" text:style-name="Index_20_Link" text:visited-style-name="Index_20_Link">Move Texture Space<text:tab/>20</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5"><text:a xlink:type="simple" xlink:href="#__RefHeading___Toc44783_4111457810" text:style-name="Index_20_Link" text:visited-style-name="Index_20_Link">Set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5"><text:a xlink:type="simple" xlink:href="#__RefHeading___Toc4100_1054810567" text:style-name="Index_20_Link" text:visited-style-name="Index_20_Link">Mirror Vertex Group<text:tab/>23</text:a></text:p>
          <text:p text:style-name="P4"><text:a xlink:type="simple" xlink:href="#__RefHeading___Toc1606_9062528" text:style-name="Index_20_Link" text:visited-style-name="Index_20_Link">Snap<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5"><text:a xlink:type="simple" xlink:href="#__RefHeading___Toc37028_2052926708" text:style-name="Index_20_Link" text:visited-style-name="Index_20_Link">Extrude<text:tab/>25</text:a></text:p>
          <text:p text:style-name="P5"><text:a xlink:type="simple" xlink:href="#__RefHeading___Toc9169_4201702543" text:style-name="Index_20_Link" text:visited-style-name="Index_20_Link">Merge<text:tab/>32</text:a></text:p>
          <text:p text:style-name="P5"><text:a xlink:type="simple" xlink:href="#__RefHeading___Toc9171_4201702543" text:style-name="Index_20_Link" text:visited-style-name="Index_20_Link">Split<text:tab/>33</text:a></text:p>
          <text:p text:style-name="P5"><text:a xlink:type="simple" xlink:href="#__RefHeading___Toc9173_4201702543" text:style-name="Index_20_Link" text:visited-style-name="Index_20_Link">Separate<text:tab/>33</text:a></text:p>
          <text:p text:style-name="P5"><text:a xlink:type="simple" xlink:href="#__RefHeading___Toc2595_4141173830" text:style-name="Index_20_Link" text:visited-style-name="Index_20_Link">Knife Project<text:tab/>33</text:a></text:p>
          <text:p text:style-name="P5"><text:a xlink:type="simple" xlink:href="#__RefHeading___Toc2597_4141173830" text:style-name="Index_20_Link" text:visited-style-name="Index_20_Link">Convex Hull<text:tab/>34</text:a></text:p>
          <text:p text:style-name="P5"><text:a xlink:type="simple" xlink:href="#__RefHeading___Toc2599_4141173830" text:style-name="Index_20_Link" text:visited-style-name="Index_20_Link">Symmetrize<text:tab/>35</text:a></text:p>
          <text:p text:style-name="P5"><text:a xlink:type="simple" xlink:href="#__RefHeading___Toc2601_4141173830" text:style-name="Index_20_Link" text:visited-style-name="Index_20_Link">Snap to Symmetry<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5"><text:a xlink:type="simple" xlink:href="#__RefHeading___Toc9924_728628141" text:style-name="Index_20_Link" text:visited-style-name="Index_20_Link">Flip<text:tab/>37</text:a></text:p>
          <text:p text:style-name="P5"><text:a xlink:type="simple" xlink:href="#__RefHeading___Toc26475_79423390" text:style-name="Index_20_Link" text:visited-style-name="Index_20_Link">Set from Faces<text:tab/>37</text:a></text:p>
          <text:p text:style-name="P5"><text:a xlink:type="simple" xlink:href="#__RefHeading___Toc2611_4141173830" text:style-name="Index_20_Link" text:visited-style-name="Index_20_Link">Rotate<text:tab/>38</text:a></text:p>
          <text:p text:style-name="P5"><text:a xlink:type="simple" xlink:href="#__RefHeading___Toc2623_4141173830" text:style-name="Index_20_Link" text:visited-style-name="Index_20_Link">Point Normals to Target<text:tab/>38</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5"><text:a xlink:type="simple" xlink:href="#__RefHeading___Toc3000_3012658524" text:style-name="Index_20_Link" text:visited-style-name="Index_20_Link">Smooth Vectors<text:tab/>40</text:a></text:p>
          <text:p text:style-name="P5"><text:a xlink:type="simple" xlink:href="#__RefHeading___Toc3006_3012658524" text:style-name="Index_20_Link" text:visited-style-name="Index_20_Link"><text:soft-page-brea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5"><text:a xlink:type="simple" xlink:href="#__RefHeading___Toc6666_3087250931" text:style-name="Index_20_Link" text:visited-style-name="Index_20_Link">Sharp Edges<text:tab/>41</text:a></text:p>
          <text:p text:style-name="P5"><text:a xlink:type="simple" xlink:href="#__RefHeading___Toc6668_3087250931" text:style-name="Index_20_Link" text:visited-style-name="Index_20_Link">Smooth Vertices<text:tab/>41</text:a></text:p>
          <text:p text:style-name="P5"><text:a xlink:type="simple" xlink:href="#__RefHeading___Toc6670_3087250931" text:style-name="Index_20_Link" text:visited-style-name="Index_20_Link">Sharp Vertices<text:tab/>41</text:a></text:p>
          <text:p text:style-name="P4"><text:a xlink:type="simple" xlink:href="#__RefHeading___Toc3014_3012658524" text:style-name="Index_20_Link" text:visited-style-name="Index_20_Link">Weights<text:tab/>42</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4"><text:a xlink:type="simple" xlink:href="#__RefHeading___Toc47171_3012658524" text:style-name="Index_20_Link" text:visited-style-name="Index_20_Link">Subdivid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5"><text:a xlink:type="simple" xlink:href="#__RefHeading___Toc6873_707165478" text:style-name="Index_20_Link" text:visited-style-name="Index_20_Link">Decimate Geometry<text:tab/>49</text:a></text:p>
          <text:p text:style-name="P5"><text:a xlink:type="simple" xlink:href="#__RefHeading___Toc35333_1737773070" text:style-name="Index_20_Link" text:visited-style-name="Index_20_Link">Degenerate Dissolve<text:tab/>49</text:a></text:p>
          <text:p text:style-name="P5"><text:a xlink:type="simple" xlink:href="#__RefHeading___Toc43398_991526212" text:style-name="Index_20_Link" text:visited-style-name="Index_20_Link">Make Planar Faces<text:tab/>50</text:a></text:p>
          <text:p text:style-name="P5"><text:a xlink:type="simple" xlink:href="#__RefHeading___Toc35335_1737773070" text:style-name="Index_20_Link" text:visited-style-name="Index_20_Link">Split Non-Planar Faces<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5"><text:a xlink:type="simple" xlink:href="#__RefHeading___Toc7988_533592075" text:style-name="Index_20_Link" text:visited-style-name="Index_20_Link">Dissolve Edges<text:tab/>52</text:a></text:p>
          <text:p text:style-name="P5"><text:a xlink:type="simple" xlink:href="#__RefHeading___Toc7996_533592075" text:style-name="Index_20_Link" text:visited-style-name="Index_20_Link">Dissolve Faces<text:tab/>53</text:a></text:p>
          <text:p text:style-name="P5"><text:a xlink:type="simple" xlink:href="#__RefHeading___Toc35333_1737773070%20Kopie%201%20Kopie%201" text:style-name="Index_20_Link" text:visited-style-name="Index_20_Link">Limited Dissolve<text:tab/>53</text:a></text:p>
          <text:p text:style-name="P5"><text:a xlink:type="simple" xlink:href="#__RefHeading___Toc5403_1276337863" text:style-name="Index_20_Link" text:visited-style-name="Index_20_Link">Dissolve Selection<text:tab/>53</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
      <table:table table:name="Tabelle18" table:style-name="Tabelle18">
        <table:table-column table:style-name="Tabelle18.A"/>
        <text:soft-page-break/>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7"><text:a xlink:type="simple" xlink:href="#__RefHeading___Toc15404_2800044225" text:style-name="Index_20_Link" text:visited-style-name="Index_20_Link">Last Operator Bisect<text:tab/>13</text:a></text:p>
          <text:p text:style-name="P8"><text:a xlink:type="simple" xlink:href="#__RefHeading___Toc7166_19597871591" text:style-name="Index_20_Link" text:visited-style-name="Index_20_Link">Plane Point X , Y , Z<text:tab/>13</text:a></text:p>
          <text:p text:style-name="P8"><text:a xlink:type="simple" xlink:href="#__RefHeading___Toc7168_19597871591" text:style-name="Index_20_Link" text:visited-style-name="Index_20_Link">Plane Normal X , Y , Z<text:tab/>13</text:a></text:p>
          <text:p text:style-name="P8"><text:a xlink:type="simple" xlink:href="#__RefHeading___Toc7170_19597871591" text:style-name="Index_20_Link" text:visited-style-name="Index_20_Link">Fill<text:tab/>13</text:a></text:p>
          <text:p text:style-name="P8"><text:a xlink:type="simple" xlink:href="#__RefHeading___Toc7172_19597871591" text:style-name="Index_20_Link" text:visited-style-name="Index_20_Link">Clear Inner<text:tab/>13</text:a></text:p>
          <text:p text:style-name="P8"><text:a xlink:type="simple" xlink:href="#__RefHeading___Toc7698_1195564849" text:style-name="Index_20_Link" text:visited-style-name="Index_20_Link">Clear Outer<text:tab/>13</text:a></text:p>
          <text:p text:style-name="P8"><text:a xlink:type="simple" xlink:href="#__RefHeading___Toc7700_1195564849" text:style-name="Index_20_Link" text:visited-style-name="Index_20_Link">Axis threshold<text:tab/>13</text:a></text:p>
          <text:p text:style-name="P7"><text:a xlink:type="simple" xlink:href="#__RefHeading___Toc7174_1959787159" text:style-name="Index_20_Link" text:visited-style-name="Index_20_Link">Knife tool<text:tab/>13</text:a></text:p>
          <text:p text:style-name="P8"><text:a xlink:type="simple" xlink:href="#__RefHeading___Toc42824_2320195280" text:style-name="Index_20_Link" text:visited-style-name="Index_20_Link">Hotkey functionality in the footer text<text:tab/>13</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7"><text:a xlink:type="simple" xlink:href="#__RefHeading___Toc17261_1184479374" text:style-name="Index_20_Link" text:visited-style-name="Index_20_Link">Usage<text:tab/>14</text:a></text:p>
          <text:p text:style-name="P7"><text:a xlink:type="simple" xlink:href="#__RefHeading___Toc869_1408617481111" text:style-name="Index_20_Link" text:visited-style-name="Index_20_Link"><text:span text:style-name="T2">Last Operator</text:span> <text:span text:style-name="T3">To Sphere</text:span><text:tab/>14</text:a></text:p>
          <text:p text:style-name="P8"><text:a xlink:type="simple" xlink:href="#__RefHeading___Toc17263_1184479374" text:style-name="Index_20_Link" text:visited-style-name="Index_20_Link">Factor<text:tab/>14</text:a></text:p>
          <text:p text:style-name="P8"><text:a xlink:type="simple" xlink:href="#__RefHeading___Toc7492_761246852" text:style-name="Index_20_Link" text:visited-style-name="Index_20_Link">Mirror Editing<text:tab/>14</text:a></text:p>
          <text:p text:style-name="P8"><text:a xlink:type="simple" xlink:href="#__RefHeading___Toc17265_1184479374" text:style-name="Index_20_Link" text:visited-style-name="Index_20_Link">Proportional editing<text:tab/>15</text:a></text:p>
          <text:p text:style-name="P9"><text:a xlink:type="simple" xlink:href="#__RefHeading___Toc1579_1763346469" text:style-name="Index_20_Link" text:visited-style-name="Index_20_Link">Proportional Falloff<text:tab/>15</text:a></text:p>
          <text:p text:style-name="P9"><text:a xlink:type="simple" xlink:href="#__RefHeading___Toc1545_1502043747" text:style-name="Index_20_Link" text:visited-style-name="Index_20_Link">Proportional Size<text:tab/>15</text:a></text:p>
          <text:p text:style-name="P9"><text:a xlink:type="simple" xlink:href="#__RefHeading___Toc1581_1763346469" text:style-name="Index_20_Link" text:visited-style-name="Index_20_Link">Connected<text:tab/>15</text:a></text:p>
          <text:p text:style-name="P9"><text:a xlink:type="simple" xlink:href="#__RefHeading___Toc1583_1763346469" text:style-name="Index_20_Link" text:visited-style-name="Index_20_Link">Projected(2D)<text:tab/>15</text:a></text:p>
          <text:p text:style-name="P5"><text:a xlink:type="simple" xlink:href="#__RefHeading___Toc17267_1184479374" text:style-name="Index_20_Link" text:visited-style-name="Index_20_Link">Shear<text:tab/>15</text:a></text:p>
          <text:p text:style-name="P7"><text:a xlink:type="simple" xlink:href="#__RefHeading___Toc2122_4084060106" text:style-name="Index_20_Link" text:visited-style-name="Index_20_Link">Last Operator Shear<text:tab/>15</text:a></text:p>
          <text:p text:style-name="P8"><text:a xlink:type="simple" xlink:href="#__RefHeading___Toc2124_4084060106" text:style-name="Index_20_Link" text:visited-style-name="Index_20_Link">Offset<text:tab/>15</text:a></text:p>
          <text:p text:style-name="P8"><text:a xlink:type="simple" xlink:href="#__RefHeading___Toc2128_4084060106" text:style-name="Index_20_Link" text:visited-style-name="Index_20_Link">Axis<text:tab/>15</text:a></text:p>
          <text:p text:style-name="P8"><text:a xlink:type="simple" xlink:href="#__RefHeading___Toc2130_4084060106" text:style-name="Index_20_Link" text:visited-style-name="Index_20_Link">Axis Ortho<text:tab/>15</text:a></text:p>
          <text:p text:style-name="P8"><text:a xlink:type="simple" xlink:href="#__RefHeading___Toc2132_4084060106" text:style-name="Index_20_Link" text:visited-style-name="Index_20_Link">Orientation<text:tab/>15</text:a></text:p>
          <text:p text:style-name="P8"><text:a xlink:type="simple" xlink:href="#__RefHeading___Toc7494_761246852" text:style-name="Index_20_Link" text:visited-style-name="Index_20_Link">Mirror Editing<text:tab/>16</text:a></text:p>
          <text:p text:style-name="P8"><text:a xlink:type="simple" xlink:href="#__RefHeading___Toc17265_1184479374%20Kopie%202" text:style-name="Index_20_Link" text:visited-style-name="Index_20_Link">Proportional editing<text:tab/>16</text:a></text:p>
          <text:p text:style-name="P9"><text:a xlink:type="simple" xlink:href="#__RefHeading___Toc1579_1763346469%20Kopie%202" text:style-name="Index_20_Link" text:visited-style-name="Index_20_Link">Proportional Falloff<text:tab/>16</text:a></text:p>
          <text:p text:style-name="P9"><text:a xlink:type="simple" xlink:href="#__RefHeading___Toc1545_1502043747%20Kopie%202" text:style-name="Index_20_Link" text:visited-style-name="Index_20_Link">Proportional Size<text:tab/>16</text:a></text:p>
          <text:p text:style-name="P9"><text:a xlink:type="simple" xlink:href="#__RefHeading___Toc1581_1763346469%20Kopie%202" text:style-name="Index_20_Link" text:visited-style-name="Index_20_Link">Connected<text:tab/>16</text:a></text:p>
          <text:p text:style-name="P9"><text:a xlink:type="simple" xlink:href="#__RefHeading___Toc1583_1763346469%20Kopie%201" text:style-name="Index_20_Link" text:visited-style-name="Index_20_Link">Projected(2D)<text:tab/>16</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7"><text:a xlink:type="simple" xlink:href="#__RefHeading___Toc2136_4084060106" text:style-name="Index_20_Link" text:visited-style-name="Index_20_Link">Last Operator Push/Pull<text:tab/>16</text:a></text:p>
          <text:p text:style-name="P8"><text:a xlink:type="simple" xlink:href="#__RefHeading___Toc2138_4084060106" text:style-name="Index_20_Link" text:visited-style-name="Index_20_Link">Distance<text:tab/>16</text:a></text:p>
          <text:p text:style-name="P8"><text:a xlink:type="simple" xlink:href="#__RefHeading___Toc7496_761246852" text:style-name="Index_20_Link" text:visited-style-name="Index_20_Link">Mirror Editing<text:tab/>16</text:a></text:p>
          <text:p text:style-name="P8"><text:a xlink:type="simple" xlink:href="#__RefHeading___Toc17265_1184479374%20Kopie%202%20Kopie%201" text:style-name="Index_20_Link" text:visited-style-name="Index_20_Link">Proportional editing<text:tab/>16</text:a></text:p>
          <text:p text:style-name="P9"><text:a xlink:type="simple" xlink:href="#__RefHeading___Toc1579_1763346469%20Kopie%202%20Kopie%201" text:style-name="Index_20_Link" text:visited-style-name="Index_20_Link">Proportional Falloff<text:tab/>17</text:a></text:p>
          <text:p text:style-name="P9"><text:a xlink:type="simple" xlink:href="#__RefHeading___Toc1545_1502043747%20Kopie%202%20Kopie%201" text:style-name="Index_20_Link" text:visited-style-name="Index_20_Link">Proportional Size<text:tab/>17</text:a></text:p>
          <text:p text:style-name="P9"><text:a xlink:type="simple" xlink:href="#__RefHeading___Toc1581_1763346469%20Kopie%202%20Kopie%201" text:style-name="Index_20_Link" text:visited-style-name="Index_20_Link">Connected<text:tab/>17</text:a></text:p>
          <text:p text:style-name="P9"><text:a xlink:type="simple" xlink:href="#__RefHeading___Toc1583_1763346469%20Kopie%201%20Kopie%201" text:style-name="Index_20_Link" text:visited-style-name="Index_20_Link">Projected(2D)<text:tab/>17</text:a></text:p>
          <text:p text:style-name="P5"><text:a xlink:type="simple" xlink:href="#__RefHeading___Toc2743_245601171" text:style-name="Index_20_Link" text:visited-style-name="Index_20_Link">Warp<text:tab/>17</text:a></text:p>
          <text:p text:style-name="P7"><text:a xlink:type="simple" xlink:href="#__RefHeading___Toc2745_245601171" text:style-name="Index_20_Link" text:visited-style-name="Index_20_Link">Last operator Warp<text:tab/>17</text:a></text:p>
          <text:p text:style-name="P8"><text:a xlink:type="simple" xlink:href="#__RefHeading___Toc2747_245601171" text:style-name="Index_20_Link" text:visited-style-name="Index_20_Link"><text:soft-page-break/>Warp Angle<text:tab/>17</text:a></text:p>
          <text:p text:style-name="P8"><text:a xlink:type="simple" xlink:href="#__RefHeading___Toc2749_245601171" text:style-name="Index_20_Link" text:visited-style-name="Index_20_Link">Offset Angle<text:tab/>17</text:a></text:p>
          <text:p text:style-name="P8"><text:a xlink:type="simple" xlink:href="#__RefHeading___Toc2751_245601171" text:style-name="Index_20_Link" text:visited-style-name="Index_20_Link">Min<text:tab/>17</text:a></text:p>
          <text:p text:style-name="P8"><text:a xlink:type="simple" xlink:href="#__RefHeading___Toc2753_245601171" text:style-name="Index_20_Link" text:visited-style-name="Index_20_Link">Max<text:tab/>17</text:a></text:p>
          <text:p text:style-name="P5"><text:a xlink:type="simple" xlink:href="#__RefHeading___Toc2755_245601171" text:style-name="Index_20_Link" text:visited-style-name="Index_20_Link">Randomize<text:tab/>17</text:a></text:p>
          <text:p text:style-name="P7"><text:a xlink:type="simple" xlink:href="#__RefHeading___Toc2168_4084060106" text:style-name="Index_20_Link" text:visited-style-name="Index_20_Link">Last Operator Randomize<text:tab/>17</text:a></text:p>
          <text:p text:style-name="P8"><text:a xlink:type="simple" xlink:href="#__RefHeading___Toc2170_4084060106" text:style-name="Index_20_Link" text:visited-style-name="Index_20_Link">Amount<text:tab/>17</text:a></text:p>
          <text:p text:style-name="P8"><text:a xlink:type="simple" xlink:href="#__RefHeading___Toc2172_4084060106" text:style-name="Index_20_Link" text:visited-style-name="Index_20_Link">Uniform<text:tab/>17</text:a></text:p>
          <text:p text:style-name="P8"><text:a xlink:type="simple" xlink:href="#__RefHeading___Toc2174_4084060106" text:style-name="Index_20_Link" text:visited-style-name="Index_20_Link">Normal<text:tab/>18</text:a></text:p>
          <text:p text:style-name="P8"><text:a xlink:type="simple" xlink:href="#__RefHeading___Toc2176_4084060106" text:style-name="Index_20_Link" text:visited-style-name="Index_20_Link">Random Seed<text:tab/>18</text:a></text:p>
          <text:p text:style-name="P5"><text:a xlink:type="simple" xlink:href="#__RefHeading___Toc35160_245601171" text:style-name="Index_20_Link" text:visited-style-name="Index_20_Link">Shrink/Fatten<text:tab/>18</text:a></text:p>
          <text:p text:style-name="P7"><text:a xlink:type="simple" xlink:href="#__RefHeading___Toc15298_2800044225" text:style-name="Index_20_Link" text:visited-style-name="Index_20_Link">Last Operator Shrink/Fatten<text:tab/>18</text:a></text:p>
          <text:p text:style-name="P8"><text:a xlink:type="simple" xlink:href="#__RefHeading___Toc15300_2800044225" text:style-name="Index_20_Link" text:visited-style-name="Index_20_Link">Offset<text:tab/>18</text:a></text:p>
          <text:p text:style-name="P8"><text:a xlink:type="simple" xlink:href="#__RefHeading___Toc15302_2800044225" text:style-name="Index_20_Link" text:visited-style-name="Index_20_Link">Offset Even<text:tab/>18</text:a></text:p>
          <text:p text:style-name="P8"><text:a xlink:type="simple" xlink:href="#__RefHeading___Toc7496_761246852%20Kopie%201" text:style-name="Index_20_Link" text:visited-style-name="Index_20_Link">Mirror Editing<text:tab/>18</text:a></text:p>
          <text:p text:style-name="P8"><text:a xlink:type="simple" xlink:href="#__RefHeading___Toc17265_1184479374%20Kopie%202%20Kopie%201%20Kopie%201" text:style-name="Index_20_Link" text:visited-style-name="Index_20_Link">Proportional editing<text:tab/>18</text:a></text:p>
          <text:p text:style-name="P9"><text:a xlink:type="simple" xlink:href="#__RefHeading___Toc1579_1763346469%20Kopie%202%20Kopie%201%20Kopie%201" text:style-name="Index_20_Link" text:visited-style-name="Index_20_Link">Proportional Falloff<text:tab/>18</text:a></text:p>
          <text:p text:style-name="P9"><text:a xlink:type="simple" xlink:href="#__RefHeading___Toc1545_1502043747%20Kopie%202%20Kopie%201%20Kopie%201" text:style-name="Index_20_Link" text:visited-style-name="Index_20_Link">Proportional Size<text:tab/>18</text:a></text:p>
          <text:p text:style-name="P9"><text:a xlink:type="simple" xlink:href="#__RefHeading___Toc1581_1763346469%20Kopie%202%20Kopie%201%20Kopie%201" text:style-name="Index_20_Link" text:visited-style-name="Index_20_Link">Connected<text:tab/>18</text:a></text:p>
          <text:p text:style-name="P9"><text:a xlink:type="simple" xlink:href="#__RefHeading___Toc1583_1763346469%20Kopie%201%20Kopie%201%20Kopie%201" text:style-name="Index_20_Link" text:visited-style-name="Index_20_Link">Projected(2D)<text:tab/>18</text:a></text:p>
          <text:p text:style-name="P5"><text:a xlink:type="simple" xlink:href="#__RefHeading___Toc44779_4111457810" text:style-name="Index_20_Link" text:visited-style-name="Index_20_Link">Skin Resize<text:tab/>19</text:a></text:p>
          <text:p text:style-name="P7"><text:a xlink:type="simple" xlink:href="#__RefHeading___Toc10002_29766055122" text:style-name="Index_20_Link" text:visited-style-name="Index_20_Link">Last Operator Skin Resize<text:tab/>19</text:a></text:p>
          <text:p text:style-name="P8"><text:a xlink:type="simple" xlink:href="#__RefHeading___Toc10004_29766055122" text:style-name="Index_20_Link" text:visited-style-name="Index_20_Link">Vector<text:tab/>19</text:a></text:p>
          <text:p text:style-name="P8"><text:a xlink:type="simple" xlink:href="#__RefHeading___Toc4845_11429776861122" text:style-name="Index_20_Link" text:visited-style-name="Index_20_Link">Scale X, Y, Z<text:tab/>19</text:a></text:p>
          <text:p text:style-name="P8"><text:a xlink:type="simple" xlink:href="#__RefHeading___Toc30754_123650098513122" text:style-name="Index_20_Link" text:visited-style-name="Index_20_Link">Orientation<text:tab/>19</text:a></text:p>
          <text:p text:style-name="P8"><text:a xlink:type="simple" xlink:href="#__RefHeading___Toc7496_761246852%20Kopie%201%20Kopie%201" text:style-name="Index_20_Link" text:visited-style-name="Index_20_Link">Mirror Editing<text:tab/>19</text:a></text:p>
          <text:p text:style-name="P8"><text:a xlink:type="simple" xlink:href="#__RefHeading___Toc17265_1184479374%20Kopie%202%20Kopie%201%20Kopie%201%20Kopie%201" text:style-name="Index_20_Link" text:visited-style-name="Index_20_Link">Proportional editing<text:tab/>19</text:a></text:p>
          <text:p text:style-name="P9"><text:a xlink:type="simple" xlink:href="#__RefHeading___Toc1579_1763346469%20Kopie%202%20Kopie%201%20Kopie%201%20Kopie%201" text:style-name="Index_20_Link" text:visited-style-name="Index_20_Link">Proportional Falloff<text:tab/>19</text:a></text:p>
          <text:p text:style-name="P9"><text:a xlink:type="simple" xlink:href="#__RefHeading___Toc1545_1502043747%20Kopie%202%20Kopie%201%20Kopie%201%20Kopie%201" text:style-name="Index_20_Link" text:visited-style-name="Index_20_Link">Proportional Size<text:tab/>19</text:a></text:p>
          <text:p text:style-name="P9"><text:a xlink:type="simple" xlink:href="#__RefHeading___Toc1581_1763346469%20Kopie%202%20Kopie%201%20Kopie%201%20Kopie%201" text:style-name="Index_20_Link" text:visited-style-name="Index_20_Link">Connected<text:tab/>19</text:a></text:p>
          <text:p text:style-name="P9"><text:a xlink:type="simple" xlink:href="#__RefHeading___Toc1583_1763346469%20Kopie%201%20Kopie%201%20Kopie%201%20Kopie%201" text:style-name="Index_20_Link" text:visited-style-name="Index_20_Link">Projected(2D)<text:tab/>19</text:a></text:p>
          <text:p text:style-name="P5"><text:a xlink:type="simple" xlink:href="#__RefHeading___Toc4080_1054810567" text:style-name="Index_20_Link" text:visited-style-name="Index_20_Link">Move Texture Space<text:tab/>20</text:a></text:p>
          <text:p text:style-name="P7"><text:a xlink:type="simple" xlink:href="#__RefHeading___Toc2142_4084060106" text:style-name="Index_20_Link" text:visited-style-name="Index_20_Link">Last Operator Move<text:tab/>20</text:a></text:p>
          <text:p text:style-name="P8"><text:a xlink:type="simple" xlink:href="#__RefHeading___Toc2144_4084060106" text:style-name="Index_20_Link" text:visited-style-name="Index_20_Link">Move<text:tab/>20</text:a></text:p>
          <text:p text:style-name="P8"><text:a xlink:type="simple" xlink:href="#__RefHeading___Toc2146_4084060106" text:style-name="Index_20_Link" text:visited-style-name="Index_20_Link">Orientation<text:tab/>20</text:a></text:p>
          <text:p text:style-name="P8"><text:a xlink:type="simple" xlink:href="#__RefHeading___Toc7498_761246852" text:style-name="Index_20_Link" text:visited-style-name="Index_20_Link">Mirror Editing<text:tab/>20</text:a></text:p>
          <text:p text:style-name="P8"><text:a xlink:type="simple" xlink:href="#__RefHeading___Toc17265_1184479374%20Kopie%202%20Kopie%201%20Kopie%201%20Kopie%202" text:style-name="Index_20_Link" text:visited-style-name="Index_20_Link">Proportional editing<text:tab/>20</text:a></text:p>
          <text:p text:style-name="P9"><text:a xlink:type="simple" xlink:href="#__RefHeading___Toc1579_1763346469%20Kopie%202%20Kopie%201%20Kopie%201%20Kopie%202" text:style-name="Index_20_Link" text:visited-style-name="Index_20_Link">Proportional Falloff<text:tab/>20</text:a></text:p>
          <text:p text:style-name="P9"><text:a xlink:type="simple" xlink:href="#__RefHeading___Toc1545_1502043747%20Kopie%202%20Kopie%201%20Kopie%201%20Kopie%202" text:style-name="Index_20_Link" text:visited-style-name="Index_20_Link">Proportional Size<text:tab/>20</text:a></text:p>
          <text:p text:style-name="P9"><text:a xlink:type="simple" xlink:href="#__RefHeading___Toc1581_1763346469%20Kopie%202%20Kopie%201%20Kopie%201%20Kopie%202" text:style-name="Index_20_Link" text:visited-style-name="Index_20_Link">Connected<text:tab/>21</text:a></text:p>
          <text:p text:style-name="P9"><text:a xlink:type="simple" xlink:href="#__RefHeading___Toc1583_1763346469%20Kopie%201%20Kopie%201%20Kopie%201%20Kopie%202" text:style-name="Index_20_Link" text:visited-style-name="Index_20_Link">Projected(2D)<text:tab/>21</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7"><text:a xlink:type="simple" xlink:href="#__RefHeading___Toc2150_4084060106" text:style-name="Index_20_Link" text:visited-style-name="Index_20_Link">Last Operator Resize<text:tab/>21</text:a></text:p>
          <text:p text:style-name="P8"><text:a xlink:type="simple" xlink:href="#__RefHeading___Toc2152_4084060106" text:style-name="Index_20_Link" text:visited-style-name="Index_20_Link">Scale<text:tab/>21</text:a></text:p>
          <text:p text:style-name="P8"><text:a xlink:type="simple" xlink:href="#__RefHeading___Toc2154_4084060106" text:style-name="Index_20_Link" text:visited-style-name="Index_20_Link">Orientation<text:tab/>21</text:a></text:p>
          <text:p text:style-name="P8"><text:a xlink:type="simple" xlink:href="#__RefHeading___Toc7500_761246852" text:style-name="Index_20_Link" text:visited-style-name="Index_20_Link">Mirror Editing<text:tab/>22</text:a></text:p>
          <text:p text:style-name="P8"><text:a xlink:type="simple" xlink:href="#__RefHeading___Toc17265_1184479374%20Kopie%202%20Kopie%201%20Kopie%201%20Kopie%201%20Kopie%201" text:style-name="Index_20_Link" text:visited-style-name="Index_20_Link">Proportional editing<text:tab/>22</text:a></text:p>
          <text:p text:style-name="P9"><text:a xlink:type="simple" xlink:href="#__RefHeading___Toc1579_1763346469%20Kopie%202%20Kopie%201%20Kopie%201%20Kopie%201%20Kopie%201" text:style-name="Index_20_Link" text:visited-style-name="Index_20_Link">Proportional Falloff<text:tab/>22</text:a></text:p>
          <text:p text:style-name="P9"><text:a xlink:type="simple" xlink:href="#__RefHeading___Toc1545_1502043747%20Kopie%202%20Kopie%201%20Kopie%201%20Kopie%201%20Kopie%201" text:style-name="Index_20_Link" text:visited-style-name="Index_20_Link">Proportional Size<text:tab/>22</text:a></text:p>
          <text:p text:style-name="P9"><text:a xlink:type="simple" xlink:href="#__RefHeading___Toc1581_1763346469%20Kopie%202%20Kopie%201%20Kopie%201%20Kopie%201%20Kopie%201" text:style-name="Index_20_Link" text:visited-style-name="Index_20_Link">Connected<text:tab/>22</text:a></text:p>
          <text:p text:style-name="P9"><text:a xlink:type="simple" xlink:href="#__RefHeading___Toc1583_1763346469%20Kopie%201%20Kopie%201%20Kopie%201%20Kopie%201%20Kopie%201" text:style-name="Index_20_Link" text:visited-style-name="Index_20_Link">Projected(2D)<text:tab/>22</text:a></text:p>
          <text:p text:style-name="P5"><text:a xlink:type="simple" xlink:href="#__RefHeading___Toc44783_4111457810" text:style-name="Index_20_Link" text:visited-style-name="Index_20_Link">Set Dimensions<text:tab/>22</text:a></text:p>
          <text:p text:style-name="P7"><text:a xlink:type="simple" xlink:href="#__RefHeading___Toc10008_29766055122" text:style-name="Index_20_Link" text:visited-style-name="Index_20_Link"><text:soft-page-break/>Last Operator Set Dimensions<text:tab/>22</text:a></text:p>
          <text:p text:style-name="P9"><text:a xlink:type="simple" xlink:href="#__RefHeading___Toc10010_29766055122" text:style-name="Index_20_Link" text:visited-style-name="Index_20_Link">New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7"><text:a xlink:type="simple" xlink:href="#__RefHeading___Toc15320_235243477" text:style-name="Index_20_Link" text:visited-style-name="Index_20_Link">Last Operator Mirror<text:tab/>23</text:a></text:p>
          <text:p text:style-name="P8"><text:a xlink:type="simple" xlink:href="#__RefHeading___Toc4096_1054810567" text:style-name="Index_20_Link" text:visited-style-name="Index_20_Link">Orientation<text:tab/>23</text:a></text:p>
          <text:p text:style-name="P8"><text:a xlink:type="simple" xlink:href="#__RefHeading___Toc5422_797321531211111" text:style-name="Index_20_Link" text:visited-style-name="Index_20_Link">Constraint Axis<text:tab/>23</text:a></text:p>
          <text:p text:style-name="P5"><text:a xlink:type="simple" xlink:href="#__RefHeading___Toc4100_1054810567" text:style-name="Index_20_Link" text:visited-style-name="Index_20_Link">Mirror Vertex Group<text:tab/>23</text:a></text:p>
          <text:p text:style-name="P7"><text:a xlink:type="simple" xlink:href="#__RefHeading___Toc9969_29766055121" text:style-name="Index_20_Link" text:visited-style-name="Index_20_Link">Last Operator Mirror Vertex Group<text:tab/>23</text:a></text:p>
          <text:p text:style-name="P8"><text:a xlink:type="simple" xlink:href="#__RefHeading___Toc9971_29766055121" text:style-name="Index_20_Link" text:visited-style-name="Index_20_Link">Mirror Weights<text:tab/>23</text:a></text:p>
          <text:p text:style-name="P8"><text:a xlink:type="simple" xlink:href="#__RefHeading___Toc9973_29766055121" text:style-name="Index_20_Link" text:visited-style-name="Index_20_Link">Flip Group Names<text:tab/>24</text:a></text:p>
          <text:p text:style-name="P8"><text:a xlink:type="simple" xlink:href="#__RefHeading___Toc9975_29766055121" text:style-name="Index_20_Link" text:visited-style-name="Index_20_Link">All Groups<text:tab/>24</text:a></text:p>
          <text:p text:style-name="P8"><text:a xlink:type="simple" xlink:href="#__RefHeading___Toc9977_29766055121" text:style-name="Index_20_Link" text:visited-style-name="Index_20_Link">Topology Mirror<text:tab/>24</text:a></text:p>
          <text:p text:style-name="P4"><text:a xlink:type="simple" xlink:href="#__RefHeading___Toc1606_9062528" text:style-name="Index_20_Link" text:visited-style-name="Index_20_Link">Snap<text:tab/>24</text:a></text:p>
          <text:p text:style-name="P7"><text:a xlink:type="simple" xlink:href="#__RefHeading___Toc3243_1213496917" text:style-name="Index_20_Link" text:visited-style-name="Index_20_Link">Last operator Snap Selection to Cursor<text:tab/>24</text:a></text:p>
          <text:p text:style-name="P8"><text:a xlink:type="simple" xlink:href="#__RefHeading___Toc3245_1213496917" text:style-name="Index_20_Link" text:visited-style-name="Index_20_Link">Offset<text:tab/>24</text:a></text:p>
          <text:p text:style-name="P8"><text:a xlink:type="simple" xlink:href="#__RefHeading___Toc7506_761246852" text:style-name="Index_20_Link" text:visited-style-name="Index_20_Link">Rotation<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7"><text:a xlink:type="simple" xlink:href="#__RefHeading___Toc1616_9062528" text:style-name="Index_20_Link" text:visited-style-name="Index_20_Link">Last Operator Duplicate<text:tab/>24</text:a></text:p>
          <text:p text:style-name="P8"><text:a xlink:type="simple" xlink:href="#__RefHeading___Toc1618_9062528" text:style-name="Index_20_Link" text:visited-style-name="Index_20_Link">Mode<text:tab/>24</text:a></text:p>
          <text:p text:style-name="P8"><text:a xlink:type="simple" xlink:href="#__RefHeading___Toc1620_9062528" text:style-name="Index_20_Link" text:visited-style-name="Index_20_Link">Move X, Y, Z<text:tab/>25</text:a></text:p>
          <text:p text:style-name="P8"><text:a xlink:type="simple" xlink:href="#__RefHeading___Toc4096_10548105671" text:style-name="Index_20_Link" text:visited-style-name="Index_20_Link">Orientation<text:tab/>25</text:a></text:p>
          <text:p text:style-name="P8"><text:a xlink:type="simple" xlink:href="#__RefHeading___Toc7219_3087250931" text:style-name="Index_20_Link" text:visited-style-name="Index_20_Link">Mirror Editing<text:tab/>25</text:a></text:p>
          <text:p text:style-name="P8"><text:a xlink:type="simple" xlink:href="#__RefHeading___Toc4098_10548105671" text:style-name="Index_20_Link" text:visited-style-name="Index_20_Link">Proportional editing<text:tab/>25</text:a></text:p>
          <text:p text:style-name="P9"><text:a xlink:type="simple" xlink:href="#__RefHeading___Toc1579_1763346469112121" text:style-name="Index_20_Link" text:visited-style-name="Index_20_Link">Proportional Falloff<text:tab/>25</text:a></text:p>
          <text:p text:style-name="P9"><text:a xlink:type="simple" xlink:href="#__RefHeading___Toc1545_1502043747112121" text:style-name="Index_20_Link" text:visited-style-name="Index_20_Link">Proportional Size<text:tab/>25</text:a></text:p>
          <text:p text:style-name="P9"><text:a xlink:type="simple" xlink:href="#__RefHeading___Toc1581_1763346469112121" text:style-name="Index_20_Link" text:visited-style-name="Index_20_Link">Connected<text:tab/>25</text:a></text:p>
          <text:p text:style-name="P9"><text:a xlink:type="simple" xlink:href="#__RefHeading___Toc1583_1763346469112121" text:style-name="Index_20_Link" text:visited-style-name="Index_20_Link">Projected(2D)<text:tab/>25</text:a></text:p>
          <text:p text:style-name="P5"><text:a xlink:type="simple" xlink:href="#__RefHeading___Toc37028_2052926708" text:style-name="Index_20_Link" text:visited-style-name="Index_20_Link">Extrude<text:tab/>25</text:a></text:p>
          <text:p text:style-name="P7"><text:a xlink:type="simple" xlink:href="#__RefHeading___Toc37042_2052926708" text:style-name="Index_20_Link" text:visited-style-name="Index_20_Link">Extrude Vertices<text:tab/>26</text:a></text:p>
          <text:p text:style-name="P8"><text:a xlink:type="simple" xlink:href="#__RefHeading___Toc37044_2052926708" text:style-name="Index_20_Link" text:visited-style-name="Index_20_Link">Last Operator Extrude Only <text:span text:style-name="T4">Vertices</text:span> and Move<text:tab/>26</text:a></text:p>
          <text:p text:style-name="P9"><text:a xlink:type="simple" xlink:href="#__RefHeading___Toc37046_2052926708" text:style-name="Index_20_Link" text:visited-style-name="Index_20_Link">Move X Y Z<text:tab/>26</text:a></text:p>
          <text:p text:style-name="P9"><text:a xlink:type="simple" xlink:href="#__RefHeading___Toc37048_2052926708" text:style-name="Index_20_Link" text:visited-style-name="Index_20_Link">Orientation<text:tab/>26</text:a></text:p>
          <text:p text:style-name="P9"><text:a xlink:type="simple" xlink:href="#__RefHeading___Toc7221_3087250931" text:style-name="Index_20_Link" text:visited-style-name="Index_20_Link">Mirror Editing<text:tab/>26</text:a></text:p>
          <text:p text:style-name="P9"><text:a xlink:type="simple" xlink:href="#__RefHeading___Toc37050_2052926708" text:style-name="Index_20_Link" text:visited-style-name="Index_20_Link">Proportional editing<text:tab/>26</text:a></text:p>
          <text:p text:style-name="P10"><text:a xlink:type="simple" xlink:href="#__RefHeading___Toc1579_176334646921" text:style-name="Index_20_Link" text:visited-style-name="Index_20_Link">Proportional Falloff<text:tab/>26</text:a></text:p>
          <text:p text:style-name="P10"><text:a xlink:type="simple" xlink:href="#__RefHeading___Toc1545_150204374721" text:style-name="Index_20_Link" text:visited-style-name="Index_20_Link">Proportional Size<text:tab/>26</text:a></text:p>
          <text:p text:style-name="P10"><text:a xlink:type="simple" xlink:href="#__RefHeading___Toc1581_176334646921" text:style-name="Index_20_Link" text:visited-style-name="Index_20_Link">Connected<text:tab/>26</text:a></text:p>
          <text:p text:style-name="P10"><text:a xlink:type="simple" xlink:href="#__RefHeading___Toc1583_176334646921" text:style-name="Index_20_Link" text:visited-style-name="Index_20_Link">Projected(2D)<text:tab/>26</text:a></text:p>
          <text:p text:style-name="P7"><text:a xlink:type="simple" xlink:href="#__RefHeading___Toc37030_2052926708" text:style-name="Index_20_Link" text:visited-style-name="Index_20_Link">Extrude Edges<text:tab/>26</text:a></text:p>
          <text:p text:style-name="P8"><text:a xlink:type="simple" xlink:href="#__RefHeading___Toc37032_2052926708" text:style-name="Index_20_Link" text:visited-style-name="Index_20_Link">Last Operator Extrude Only Edges and Move<text:tab/>27</text:a></text:p>
          <text:p text:style-name="P8"><text:a xlink:type="simple" xlink:href="#__RefHeading___Toc37034_2052926708" text:style-name="Index_20_Link" text:visited-style-name="Index_20_Link">Flip Normals<text:tab/>27</text:a></text:p>
          <text:p text:style-name="P8"><text:a xlink:type="simple" xlink:href="#__RefHeading___Toc37036_2052926708" text:style-name="Index_20_Link" text:visited-style-name="Index_20_Link">Move X Y Z<text:tab/>27</text:a></text:p>
          <text:p text:style-name="P8"><text:a xlink:type="simple" xlink:href="#__RefHeading___Toc37038_2052926708" text:style-name="Index_20_Link" text:visited-style-name="Index_20_Link">Orientation<text:tab/>27</text:a></text:p>
          <text:p text:style-name="P9"><text:a xlink:type="simple" xlink:href="#__RefHeading___Toc7223_3087250931" text:style-name="Index_20_Link" text:visited-style-name="Index_20_Link">Mirror Editing<text:tab/>27</text:a></text:p>
          <text:p text:style-name="P8"><text:a xlink:type="simple" xlink:href="#__RefHeading___Toc37040_2052926708" text:style-name="Index_20_Link" text:visited-style-name="Index_20_Link">Proportional editing<text:tab/>27</text:a></text:p>
          <text:p text:style-name="P9"><text:a xlink:type="simple" xlink:href="#__RefHeading___Toc1579_17633464692" text:style-name="Index_20_Link" text:visited-style-name="Index_20_Link">Proportional Falloff<text:tab/>27</text:a></text:p>
          <text:p text:style-name="P9"><text:a xlink:type="simple" xlink:href="#__RefHeading___Toc1545_15020437472" text:style-name="Index_20_Link" text:visited-style-name="Index_20_Link">Proportional Size<text:tab/>27</text:a></text:p>
          <text:p text:style-name="P9"><text:a xlink:type="simple" xlink:href="#__RefHeading___Toc1581_17633464692" text:style-name="Index_20_Link" text:visited-style-name="Index_20_Link">Connected<text:tab/>27</text:a></text:p>
          <text:p text:style-name="P9"><text:a xlink:type="simple" xlink:href="#__RefHeading___Toc1583_17633464692" text:style-name="Index_20_Link" text:visited-style-name="Index_20_Link">Projected(2D)<text:tab/>27</text:a></text:p>
          <text:p text:style-name="P7"><text:a xlink:type="simple" xlink:href="#__RefHeading___Toc11220_2084615318" text:style-name="Index_20_Link" text:visited-style-name="Index_20_Link">Extrude Faces (Legacy)<text:tab/>27</text:a></text:p>
          <text:p text:style-name="P8"><text:a xlink:type="simple" xlink:href="#__RefHeading___Toc15348_2800044225" text:style-name="Index_20_Link" text:visited-style-name="Index_20_Link"><text:soft-page-break/>Last Operator Extrude Region and <text:span text:style-name="T4">M</text:span><text:span text:style-name="T4">ove</text:span><text:tab/>27</text:a></text:p>
          <text:p text:style-name="P9"><text:a xlink:type="simple" xlink:href="#__RefHeading___Toc42736_2320195280" text:style-name="Index_20_Link" text:visited-style-name="Index_20_Link">Flip Normals<text:tab/>27</text:a></text:p>
          <text:p text:style-name="P9"><text:a xlink:type="simple" xlink:href="#__RefHeading___Toc11222_2084615318" text:style-name="Index_20_Link" text:visited-style-name="Index_20_Link">Dissolve Orthogonal Edges<text:tab/>27</text:a></text:p>
          <text:p text:style-name="P9"><text:a xlink:type="simple" xlink:href="#__RefHeading___Toc42738_2320195280" text:style-name="Index_20_Link" text:visited-style-name="Index_20_Link">Move X, Y Z<text:tab/>28</text:a></text:p>
          <text:p text:style-name="P9"><text:a xlink:type="simple" xlink:href="#__RefHeading___Toc563_3545106889" text:style-name="Index_20_Link" text:visited-style-name="Index_20_Link">Orientation<text:tab/>28</text:a></text:p>
          <text:p text:style-name="P9"><text:a xlink:type="simple" xlink:href="#__RefHeading___Toc7225_3087250931" text:style-name="Index_20_Link" text:visited-style-name="Index_20_Link">Mirror Editing<text:tab/>28</text:a></text:p>
          <text:p text:style-name="P9"><text:a xlink:type="simple" xlink:href="#__RefHeading___Toc42740_2320195280" text:style-name="Index_20_Link" text:visited-style-name="Index_20_Link">Proportional editing<text:tab/>28</text:a></text:p>
          <text:p text:style-name="P10"><text:a xlink:type="simple" xlink:href="#__RefHeading___Toc1579_17633464693" text:style-name="Index_20_Link" text:visited-style-name="Index_20_Link">Proportional Falloff<text:tab/>28</text:a></text:p>
          <text:p text:style-name="P10"><text:a xlink:type="simple" xlink:href="#__RefHeading___Toc1545_15020437473" text:style-name="Index_20_Link" text:visited-style-name="Index_20_Link">Proportional Size<text:tab/>28</text:a></text:p>
          <text:p text:style-name="P10"><text:a xlink:type="simple" xlink:href="#__RefHeading___Toc1581_17633464693" text:style-name="Index_20_Link" text:visited-style-name="Index_20_Link">Connected<text:tab/>28</text:a></text:p>
          <text:p text:style-name="P10"><text:a xlink:type="simple" xlink:href="#__RefHeading___Toc1583_17633464693" text:style-name="Index_20_Link" text:visited-style-name="Index_20_Link">Projected(2D)<text:tab/>28</text:a></text:p>
          <text:p text:style-name="P7"><text:a xlink:type="simple" xlink:href="#__RefHeading___Toc11224_2084615318" text:style-name="Index_20_Link" text:visited-style-name="Index_20_Link">Extrude Faces along Normals (Legacy)<text:tab/>28</text:a></text:p>
          <text:p text:style-name="P8"><text:a xlink:type="simple" xlink:href="#__RefHeading___Toc11226_2084615318" text:style-name="Index_20_Link" text:visited-style-name="Index_20_Link">Last Operator Extrude Region and Shrink/Fatten<text:tab/>28</text:a></text:p>
          <text:p text:style-name="P9"><text:a xlink:type="simple" xlink:href="#__RefHeading___Toc42748_2320195280" text:style-name="Index_20_Link" text:visited-style-name="Index_20_Link">Flip Normals<text:tab/>28</text:a></text:p>
          <text:p text:style-name="P9"><text:a xlink:type="simple" xlink:href="#__RefHeading___Toc11228_2084615318" text:style-name="Index_20_Link" text:visited-style-name="Index_20_Link">Dissolve Orthogonal Edges<text:tab/>28</text:a></text:p>
          <text:p text:style-name="P9"><text:a xlink:type="simple" xlink:href="#__RefHeading___Toc42750_2320195280" text:style-name="Index_20_Link" text:visited-style-name="Index_20_Link">Offset<text:tab/>28</text:a></text:p>
          <text:p text:style-name="P9"><text:a xlink:type="simple" xlink:href="#__RefHeading___Toc42752_2320195280" text:style-name="Index_20_Link" text:visited-style-name="Index_20_Link">Offset Even<text:tab/>29</text:a></text:p>
          <text:p text:style-name="P9"><text:a xlink:type="simple" xlink:href="#__RefHeading___Toc7227_3087250931" text:style-name="Index_20_Link" text:visited-style-name="Index_20_Link">Mirror Editing<text:tab/>29</text:a></text:p>
          <text:p text:style-name="P9"><text:a xlink:type="simple" xlink:href="#__RefHeading___Toc42754_2320195280" text:style-name="Index_20_Link" text:visited-style-name="Index_20_Link">Proportional editing<text:tab/>29</text:a></text:p>
          <text:p text:style-name="P10"><text:a xlink:type="simple" xlink:href="#__RefHeading___Toc1579_176334646912" text:style-name="Index_20_Link" text:visited-style-name="Index_20_Link">Proportional Falloff<text:tab/>29</text:a></text:p>
          <text:p text:style-name="P10"><text:a xlink:type="simple" xlink:href="#__RefHeading___Toc1545_150204374712" text:style-name="Index_20_Link" text:visited-style-name="Index_20_Link">Proportional Size<text:tab/>29</text:a></text:p>
          <text:p text:style-name="P10"><text:a xlink:type="simple" xlink:href="#__RefHeading___Toc1581_176334646912" text:style-name="Index_20_Link" text:visited-style-name="Index_20_Link">Connected<text:tab/>29</text:a></text:p>
          <text:p text:style-name="P10"><text:a xlink:type="simple" xlink:href="#__RefHeading___Toc42756_2320195280" text:style-name="Index_20_Link" text:visited-style-name="Index_20_Link">Projected(2D)<text:tab/>29</text:a></text:p>
          <text:p text:style-name="P7"><text:a xlink:type="simple" xlink:href="#__RefHeading___Toc11230_2084615318" text:style-name="Index_20_Link" text:visited-style-name="Index_20_Link">Extrude Individual Faces ( Legacy)<text:tab/>29</text:a></text:p>
          <text:p text:style-name="P8"><text:a xlink:type="simple" xlink:href="#__RefHeading___Toc42760_2320195280" text:style-name="Index_20_Link" text:visited-style-name="Index_20_Link">Last Operator Extrude <text:span text:style-name="T4">Individual Faces and Move</text:span><text:tab/>29</text:a></text:p>
          <text:p text:style-name="P9"><text:a xlink:type="simple" xlink:href="#__RefHeading___Toc42762_2320195280" text:style-name="Index_20_Link" text:visited-style-name="Index_20_Link">Offset<text:tab/>29</text:a></text:p>
          <text:p text:style-name="P9"><text:a xlink:type="simple" xlink:href="#__RefHeading___Toc7229_3087250931" text:style-name="Index_20_Link" text:visited-style-name="Index_20_Link">Mirror Editing<text:tab/>29</text:a></text:p>
          <text:p text:style-name="P9"><text:a xlink:type="simple" xlink:href="#__RefHeading___Toc42766_2320195280" text:style-name="Index_20_Link" text:visited-style-name="Index_20_Link">Proportional editing<text:tab/>29</text:a></text:p>
          <text:p text:style-name="P10"><text:a xlink:type="simple" xlink:href="#__RefHeading___Toc1579_1763346469113" text:style-name="Index_20_Link" text:visited-style-name="Index_20_Link">Proportional Falloff<text:tab/>29</text:a></text:p>
          <text:p text:style-name="P10"><text:a xlink:type="simple" xlink:href="#__RefHeading___Toc1545_1502043747113" text:style-name="Index_20_Link" text:visited-style-name="Index_20_Link">Proportional Size<text:tab/>30</text:a></text:p>
          <text:p text:style-name="P10"><text:a xlink:type="simple" xlink:href="#__RefHeading___Toc1581_1763346469113" text:style-name="Index_20_Link" text:visited-style-name="Index_20_Link">Connected<text:tab/>30</text:a></text:p>
          <text:p text:style-name="P10"><text:a xlink:type="simple" xlink:href="#__RefHeading___Toc42768_2320195280" text:style-name="Index_20_Link" text:visited-style-name="Index_20_Link">Projected(2D)<text:tab/>30</text:a></text:p>
          <text:p text:style-name="P7"><text:a xlink:type="simple" xlink:href="#__RefHeading___Toc11232_2084615318" text:style-name="Index_20_Link" text:visited-style-name="Index_20_Link">Extrude Manifold (Legacy)<text:tab/>30</text:a></text:p>
          <text:p text:style-name="P8"><text:a xlink:type="simple" xlink:href="#__RefHeading___Toc15348_28000442251" text:style-name="Index_20_Link" text:visited-style-name="Index_20_Link">Last Operator Extrude <text:span text:style-name="T4">M</text:span><text:span text:style-name="T4">anifold</text:span><text:tab/>30</text:a></text:p>
          <text:p text:style-name="P9"><text:a xlink:type="simple" xlink:href="#__RefHeading___Toc42736_23201952801" text:style-name="Index_20_Link" text:visited-style-name="Index_20_Link">Flip Normals<text:tab/>30</text:a></text:p>
          <text:p text:style-name="P9"><text:a xlink:type="simple" xlink:href="#__RefHeading___Toc5282_2424641049" text:style-name="Index_20_Link" text:visited-style-name="Index_20_Link">Dissolve Orthogonal Edges<text:tab/>30</text:a></text:p>
          <text:p text:style-name="P9"><text:a xlink:type="simple" xlink:href="#__RefHeading___Toc42738_23201952801" text:style-name="Index_20_Link" text:visited-style-name="Index_20_Link">Move X, Y Z<text:tab/>30</text:a></text:p>
          <text:p text:style-name="P9"><text:a xlink:type="simple" xlink:href="#__RefHeading___Toc563_35451068892" text:style-name="Index_20_Link" text:visited-style-name="Index_20_Link">Orientation<text:tab/>30</text:a></text:p>
          <text:p text:style-name="P9"><text:a xlink:type="simple" xlink:href="#__RefHeading___Toc7231_3087250931" text:style-name="Index_20_Link" text:visited-style-name="Index_20_Link">Mirror Editing<text:tab/>30</text:a></text:p>
          <text:p text:style-name="P9"><text:a xlink:type="simple" xlink:href="#__RefHeading___Toc42740_23201952801" text:style-name="Index_20_Link" text:visited-style-name="Index_20_Link">Proportional editing<text:tab/>30</text:a></text:p>
          <text:p text:style-name="P10"><text:a xlink:type="simple" xlink:href="#__RefHeading___Toc1579_17633464695" text:style-name="Index_20_Link" text:visited-style-name="Index_20_Link">Proportional Falloff<text:tab/>30</text:a></text:p>
          <text:p text:style-name="P10"><text:a xlink:type="simple" xlink:href="#__RefHeading___Toc1545_15020437475" text:style-name="Index_20_Link" text:visited-style-name="Index_20_Link">Proportional Size<text:tab/>30</text:a></text:p>
          <text:p text:style-name="P10"><text:a xlink:type="simple" xlink:href="#__RefHeading___Toc1581_17633464695" text:style-name="Index_20_Link" text:visited-style-name="Index_20_Link">Connected<text:tab/>31</text:a></text:p>
          <text:p text:style-name="P10"><text:a xlink:type="simple" xlink:href="#__RefHeading___Toc1583_17633464694" text:style-name="Index_20_Link" text:visited-style-name="Index_20_Link">Projected(2D)<text:tab/>31</text:a></text:p>
          <text:p text:style-name="P7"><text:a xlink:type="simple" xlink:href="#__RefHeading___Toc7609_1980196750" text:style-name="Index_20_Link" text:visited-style-name="Index_20_Link">Extrude Repeat<text:tab/>31</text:a></text:p>
          <text:p text:style-name="P8"><text:a xlink:type="simple" xlink:href="#__RefHeading___Toc37032_20529267081" text:style-name="Index_20_Link" text:visited-style-name="Index_20_Link">Last Operator Extrude <text:span text:style-name="T4">Repeat</text:span><text:tab/>31</text:a></text:p>
          <text:p text:style-name="P8"><text:a xlink:type="simple" xlink:href="#__RefHeading___Toc37034_20529267081" text:style-name="Index_20_Link" text:visited-style-name="Index_20_Link">Steps<text:tab/>31</text:a></text:p>
          <text:p text:style-name="P7"><text:a xlink:type="simple" xlink:href="#__RefHeading___Toc7611_1980196750" text:style-name="Index_20_Link" text:visited-style-name="Index_20_Link">Spin<text:tab/>31</text:a></text:p>
          <text:p text:style-name="P8"><text:a xlink:type="simple" xlink:href="#__RefHeading___Toc37032_205292670811" text:style-name="Index_20_Link" text:visited-style-name="Index_20_Link">Last Operator <text:span text:style-name="T4">Spin</text:spa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text:soft-page-break/>Flip Normals<text:tab/>31</text:a></text:p>
          <text:p text:style-name="P8"><text:a xlink:type="simple" xlink:href="#__RefHeading___Toc7621_1980196750" text:style-name="Index_20_Link" text:visited-style-name="Index_20_Link">Center X / Y / Z<text:tab/>32</text:a></text:p>
          <text:p text:style-name="P8"><text:a xlink:type="simple" xlink:href="#__RefHeading___Toc7623_1980196750" text:style-name="Index_20_Link" text:visited-style-name="Index_20_Link">Axis<text:tab/>32</text:a></text:p>
          <text:p text:style-name="P5"><text:a xlink:type="simple" xlink:href="#__RefHeading___Toc9169_4201702543" text:style-name="Index_20_Link" text:visited-style-name="Index_20_Link">Merge<text:tab/>32</text:a></text:p>
          <text:p text:style-name="P7"><text:a xlink:type="simple" xlink:href="#__RefHeading___Toc9175_4201702543" text:style-name="Index_20_Link" text:visited-style-name="Index_20_Link">At Center, At Cursor, Collapse, At First, At Last<text:tab/>32</text:a></text:p>
          <text:p text:style-name="P7"><text:a xlink:type="simple" xlink:href="#__RefHeading___Toc9177_4201702543" text:style-name="Index_20_Link" text:visited-style-name="Index_20_Link">Last Operator Merge<text:tab/>32</text:a></text:p>
          <text:p text:style-name="P8"><text:a xlink:type="simple" xlink:href="#__RefHeading___Toc9179_4201702543" text:style-name="Index_20_Link" text:visited-style-name="Index_20_Link">Type<text:tab/>32</text:a></text:p>
          <text:p text:style-name="P8"><text:a xlink:type="simple" xlink:href="#__RefHeading___Toc9181_4201702543" text:style-name="Index_20_Link" text:visited-style-name="Index_20_Link">UV's<text:tab/>32</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8"><text:a xlink:type="simple" xlink:href="#__RefHeading___Toc7233_3087250931" text:style-name="Index_20_Link" text:visited-style-name="Index_20_Link">Unselected<text:tab/>32</text:a></text:p>
          <text:p text:style-name="P8"><text:a xlink:type="simple" xlink:href="#__RefHeading___Toc7235_3087250931" text:style-name="Index_20_Link" text:visited-style-name="Index_20_Link">Sharp Edges<text:tab/>32</text:a></text:p>
          <text:p text:style-name="P5"><text:a xlink:type="simple" xlink:href="#__RefHeading___Toc9171_4201702543" text:style-name="Index_20_Link" text:visited-style-name="Index_20_Link">Split<text:tab/>33</text:a></text:p>
          <text:p text:style-name="P7"><text:a xlink:type="simple" xlink:href="#__RefHeading___Toc1622_9062528" text:style-name="Index_20_Link" text:visited-style-name="Index_20_Link">Selection<text:tab/>33</text:a></text:p>
          <text:p text:style-name="P7"><text:a xlink:type="simple" xlink:href="#__RefHeading___Toc9189_4201702543" text:style-name="Index_20_Link" text:visited-style-name="Index_20_Link">Faces by Edges / Faces by Edges by Vertices<text:tab/>33</text:a></text:p>
          <text:p text:style-name="P7"><text:a xlink:type="simple" xlink:href="#__RefHeading___Toc9191_4201702543" text:style-name="Index_20_Link" text:visited-style-name="Index_20_Link">Last Operator Edge Split<text:tab/>33</text:a></text:p>
          <text:p text:style-name="P8"><text:a xlink:type="simple" xlink:href="#__RefHeading___Toc9193_4201702543" text:style-name="Index_20_Link" text:visited-style-name="Index_20_Link">Type<text:tab/>33</text:a></text:p>
          <text:p text:style-name="P5"><text:a xlink:type="simple" xlink:href="#__RefHeading___Toc9173_4201702543" text:style-name="Index_20_Link" text:visited-style-name="Index_20_Link">Separate<text:tab/>33</text:a></text:p>
          <text:p text:style-name="P7"><text:a xlink:type="simple" xlink:href="#__RefHeading___Toc35323_17377730701" text:style-name="Index_20_Link" text:visited-style-name="Index_20_Link">Selection<text:tab/>33</text:a></text:p>
          <text:p text:style-name="P7"><text:a xlink:type="simple" xlink:href="#__RefHeading___Toc35325_17377730701" text:style-name="Index_20_Link" text:visited-style-name="Index_20_Link">By Material<text:tab/>33</text:a></text:p>
          <text:p text:style-name="P7"><text:a xlink:type="simple" xlink:href="#__RefHeading___Toc35327_17377730701" text:style-name="Index_20_Link" text:visited-style-name="Index_20_Link">By Loose Parts<text:tab/>33</text:a></text:p>
          <text:p text:style-name="P5"><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4</text:a></text:p>
          <text:p text:style-name="P11"><text:a xlink:type="simple" xlink:href="#__RefHeading___Toc7692_1195564849" text:style-name="Index_20_Link" text:visited-style-name="Index_20_Link">Cut through<text:tab/>34</text:a></text:p>
          <text:p text:style-name="P5"><text:a xlink:type="simple" xlink:href="#__RefHeading___Toc2597_4141173830" text:style-name="Index_20_Link" text:visited-style-name="Index_20_Link">Convex Hull<text:tab/>34</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5</text:a></text:p>
          <text:p text:style-name="P8"><text:a xlink:type="simple" xlink:href="#__RefHeading___Toc9118_497492469" text:style-name="Index_20_Link" text:visited-style-name="Index_20_Link">Max Face Angle<text:tab/>35</text:a></text:p>
          <text:p text:style-name="P8"><text:a xlink:type="simple" xlink:href="#__RefHeading___Toc9120_497492469" text:style-name="Index_20_Link" text:visited-style-name="Index_20_Link">Max Shape Angle<text:tab/>35</text:a></text:p>
          <text:p text:style-name="P8"><text:a xlink:type="simple" xlink:href="#__RefHeading___Toc7237_3087250931" text:style-name="Index_20_Link" text:visited-style-name="Index_20_Link">Topology influence<text:tab/>35</text:a></text:p>
          <text:p text:style-name="P8"><text:a xlink:type="simple" xlink:href="#__RefHeading___Toc9122_497492469" text:style-name="Index_20_Link" text:visited-style-name="Index_20_Link">Compare UV's<text:tab/>35</text:a></text:p>
          <text:p text:style-name="P8"><text:a xlink:type="simple" xlink:href="#__RefHeading___Toc9124_497492469" text:style-name="Index_20_Link" text:visited-style-name="Index_20_Link">Compare Color Attributes<text:tab/>35</text:a></text:p>
          <text:p text:style-name="P8"><text:a xlink:type="simple" xlink:href="#__RefHeading___Toc9126_497492469" text:style-name="Index_20_Link" text:visited-style-name="Index_20_Link">Compare Seam<text:tab/>35</text:a></text:p>
          <text:p text:style-name="P8"><text:a xlink:type="simple" xlink:href="#__RefHeading___Toc9128_497492469" text:style-name="Index_20_Link" text:visited-style-name="Index_20_Link">Compare Sharp<text:tab/>35</text:a></text:p>
          <text:p text:style-name="P8"><text:a xlink:type="simple" xlink:href="#__RefHeading___Toc9130_497492469" text:style-name="Index_20_Link" text:visited-style-name="Index_20_Link">Compare Materials<text:tab/>35</text:a></text:p>
          <text:p text:style-name="P8"><text:a xlink:type="simple" xlink:href="#__RefHeading___Toc7239_3087250931" text:style-name="Index_20_Link" text:visited-style-name="Index_20_Link">Deselect joined<text:tab/>35</text:a></text:p>
          <text:p text:style-name="P5"><text:a xlink:type="simple" xlink:href="#__RefHeading___Toc2599_4141173830" text:style-name="Index_20_Link" text:visited-style-name="Index_20_Link">Symmetrize<text:tab/>35</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6</text:a></text:p>
          <text:p text:style-name="P8"><text:a xlink:type="simple" xlink:href="#__RefHeading___Toc6855_707165478" text:style-name="Index_20_Link" text:visited-style-name="Index_20_Link">Threshold<text:tab/>36</text:a></text:p>
          <text:p text:style-name="P5"><text:a xlink:type="simple" xlink:href="#__RefHeading___Toc2601_4141173830" text:style-name="Index_20_Link" text:visited-style-name="Index_20_Link">Snap to Symmetry<text:tab/>36</text:a></text:p>
          <text:p text:style-name="P7"><text:a xlink:type="simple" xlink:href="#__RefHeading___Toc9959_2976605512" text:style-name="Index_20_Link" text:visited-style-name="Index_20_Link">Last Operator Snap to Symmetry<text:tab/>36</text:a></text:p>
          <text:p text:style-name="P8"><text:a xlink:type="simple" xlink:href="#__RefHeading___Toc9961_2976605512" text:style-name="Index_20_Link" text:visited-style-name="Index_20_Link">Direction<text:tab/>36</text:a></text:p>
          <text:p text:style-name="P8"><text:a xlink:type="simple" xlink:href="#__RefHeading___Toc9963_2976605512" text:style-name="Index_20_Link" text:visited-style-name="Index_20_Link">Threshold<text:tab/>36</text:a></text:p>
          <text:p text:style-name="P8"><text:a xlink:type="simple" xlink:href="#__RefHeading___Toc9965_2976605512" text:style-name="Index_20_Link" text:visited-style-name="Index_20_Link">Factor<text:tab/>36</text:a></text:p>
          <text:p text:style-name="P8"><text:a xlink:type="simple" xlink:href="#__RefHeading___Toc9967_2976605512" text:style-name="Index_20_Link" text:visited-style-name="Index_20_Link">Center<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9"><text:a xlink:type="simple" xlink:href="#__RefHeading___Toc2607_4141173830" text:style-name="Index_20_Link" text:visited-style-name="Index_20_Link"><text:soft-page-break/>Last Operator Recalc Outside<text:tab/>37</text:a></text:p>
          <text:p text:style-name="P10"><text:a xlink:type="simple" xlink:href="#__RefHeading___Toc9920_728628141" text:style-name="Index_20_Link" text:visited-style-name="Index_20_Link">Inside<text:tab/>37</text:a></text:p>
          <text:p text:style-name="P5"><text:a xlink:type="simple" xlink:href="#__RefHeading___Toc9924_728628141" text:style-name="Index_20_Link" text:visited-style-name="Index_20_Link">Flip<text:tab/>37</text:a></text:p>
          <text:p text:style-name="P9"><text:a xlink:type="simple" xlink:href="#__RefHeading___Toc2607_4141173830%20Kopie%201" text:style-name="Index_20_Link" text:visited-style-name="Index_20_Link">Last Operator Flip Normals<text:tab/>37</text:a></text:p>
          <text:p text:style-name="P10"><text:a xlink:type="simple" xlink:href="#__RefHeading___Toc9920_728628141%20Kopie%201" text:style-name="Index_20_Link" text:visited-style-name="Index_20_Link">Custom Normals only<text:tab/>37</text:a></text:p>
          <text:p text:style-name="P5"><text:a xlink:type="simple" xlink:href="#__RefHeading___Toc26475_79423390" text:style-name="Index_20_Link" text:visited-style-name="Index_20_Link">Set from Faces<text:tab/>37</text:a></text:p>
          <text:p text:style-name="P9"><text:a xlink:type="simple" xlink:href="#__RefHeading___Toc2607_4141173830%20Kopie%201%20Kopie%202" text:style-name="Index_20_Link" text:visited-style-name="Index_20_Link">Last Operator Set Normals from Faces<text:tab/>38</text:a></text:p>
          <text:p text:style-name="P10"><text:a xlink:type="simple" xlink:href="#__RefHeading___Toc9920_728628141%20Kopie%201%20Kopie%202" text:style-name="Index_20_Link" text:visited-style-name="Index_20_Link">Keep Sharp Edges<text:tab/>38</text:a></text:p>
          <text:p text:style-name="P5"><text:a xlink:type="simple" xlink:href="#__RefHeading___Toc2611_4141173830" text:style-name="Index_20_Link" text:visited-style-name="Index_20_Link">Rotate<text:tab/>38</text:a></text:p>
          <text:p text:style-name="P7"><text:a xlink:type="simple" xlink:href="#__RefHeading___Toc2613_4141173830" text:style-name="Index_20_Link" text:visited-style-name="Index_20_Link">Last Operator Rotate Normals<text:tab/>38</text:a></text:p>
          <text:p text:style-name="P8"><text:a xlink:type="simple" xlink:href="#__RefHeading___Toc2615_4141173830" text:style-name="Index_20_Link" text:visited-style-name="Index_20_Link">Angle<text:tab/>38</text:a></text:p>
          <text:p text:style-name="P8"><text:a xlink:type="simple" xlink:href="#__RefHeading___Toc2617_4141173830" text:style-name="Index_20_Link" text:visited-style-name="Index_20_Link">Axis<text:tab/>38</text:a></text:p>
          <text:p text:style-name="P8"><text:a xlink:type="simple" xlink:href="#__RefHeading___Toc2619_4141173830" text:style-name="Index_20_Link" text:visited-style-name="Index_20_Link">Orientation<text:tab/>38</text:a></text:p>
          <text:p text:style-name="P8"><text:a xlink:type="simple" xlink:href="#__RefHeading___Toc2621_4141173830" text:style-name="Index_20_Link" text:visited-style-name="Index_20_Link">Mirror Editing<text:tab/>38</text:a></text:p>
          <text:p text:style-name="P5"><text:a xlink:type="simple" xlink:href="#__RefHeading___Toc2623_4141173830" text:style-name="Index_20_Link" text:visited-style-name="Index_20_Link">Point Normals to Target<text:tab/>38</text:a></text:p>
          <text:p text:style-name="P7"><text:a xlink:type="simple" xlink:href="#__RefHeading___Toc2625_4141173830" text:style-name="Index_20_Link" text:visited-style-name="Index_20_Link">Last Operator Point Normals to Target<text:tab/>38</text:a></text:p>
          <text:p text:style-name="P8"><text:a xlink:type="simple" xlink:href="#__RefHeading___Toc2627_4141173830" text:style-name="Index_20_Link" text:visited-style-name="Index_20_Link">Invert<text:tab/>38</text:a></text:p>
          <text:p text:style-name="P8"><text:a xlink:type="simple" xlink:href="#__RefHeading___Toc2629_4141173830" text:style-name="Index_20_Link" text:visited-style-name="Index_20_Link">Align<text:tab/>38</text:a></text:p>
          <text:p text:style-name="P8"><text:a xlink:type="simple" xlink:href="#__RefHeading___Toc2631_4141173830" text:style-name="Index_20_Link" text:visited-style-name="Index_20_Link">Target<text:tab/>38</text:a></text:p>
          <text:p text:style-name="P8"><text:a xlink:type="simple" xlink:href="#__RefHeading___Toc2633_4141173830" text:style-name="Index_20_Link" text:visited-style-name="Index_20_Link">Spherize<text:tab/>39</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7"><text:a xlink:type="simple" xlink:href="#__RefHeading___Toc2641_4141173830" text:style-name="Index_20_Link" text:visited-style-name="Index_20_Link">Custom Normal<text:tab/>39</text:a></text:p>
          <text:p text:style-name="P7"><text:a xlink:type="simple" xlink:href="#__RefHeading___Toc2643_4141173830" text:style-name="Index_20_Link" text:visited-style-name="Index_20_Link">Face Area<text:tab/>39</text:a></text:p>
          <text:p text:style-name="P7"><text:a xlink:type="simple" xlink:href="#__RefHeading___Toc2645_4141173830" text:style-name="Index_20_Link" text:visited-style-name="Index_20_Link">Corner Angle<text:tab/>39</text:a></text:p>
          <text:p text:style-name="P8"><text:a xlink:type="simple" xlink:href="#__RefHeading___Toc2647_4141173830" text:style-name="Index_20_Link" text:visited-style-name="Index_20_Link">Last Operator Average Normals<text:tab/>39</text:a></text:p>
          <text:p text:style-name="P8"><text:a xlink:type="simple" xlink:href="#__RefHeading___Toc7241_3087250931" text:style-name="Index_20_Link" text:visited-style-name="Index_20_Link">Type<text:tab/>39</text:a></text:p>
          <text:p text:style-name="P9"><text:a xlink:type="simple" xlink:href="#__RefHeading___Toc2649_4141173830" text:style-name="Index_20_Link" text:visited-style-name="Index_20_Link">Weigh<text:tab/>39</text:a></text:p>
          <text:p text:style-name="P9"><text:a xlink:type="simple" xlink:href="#__RefHeading___Toc2651_4141173830" text:style-name="Index_20_Link" text:visited-style-name="Index_20_Link">Threshold<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7"><text:a xlink:type="simple" xlink:href="#__RefHeading___Toc2996_3012658524" text:style-name="Index_20_Link" text:visited-style-name="Index_20_Link">Last Operator Normals Vector Tools<text:tab/>40</text:a></text:p>
          <text:p text:style-name="P8"><text:a xlink:type="simple" xlink:href="#__RefHeading___Toc2998_3012658524" text:style-name="Index_20_Link" text:visited-style-name="Index_20_Link">Absolute Coordinates<text:tab/>40</text:a></text:p>
          <text:p text:style-name="P5"><text:a xlink:type="simple" xlink:href="#__RefHeading___Toc3000_3012658524" text:style-name="Index_20_Link" text:visited-style-name="Index_20_Link">Smooth Vectors<text:tab/>40</text:a></text:p>
          <text:p text:style-name="P7"><text:a xlink:type="simple" xlink:href="#__RefHeading___Toc3002_3012658524" text:style-name="Index_20_Link" text:visited-style-name="Index_20_Link">Last Operator Smooth Normals Vectors<text:tab/>40</text:a></text:p>
          <text:p text:style-name="P8"><text:a xlink:type="simple" xlink:href="#__RefHeading___Toc3004_3012658524" text:style-name="Index_20_Link" text:visited-style-name="Index_20_Link">Factor<text:tab/>40</text:a></text:p>
          <text:p text:style-name="P5"><text:a xlink:type="simple" xlink:href="#__RefHeading___Toc3006_3012658524" text:style-name="Index_20_Link" text:visited-style-name="Index_20_Lin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7"><text:a xlink:type="simple" xlink:href="#__RefHeading___Toc3002_3012658524%20Kopie%201" text:style-name="Index_20_Link" text:visited-style-name="Index_20_Link">Last Operator Face Normal Strength<text:tab/>40</text:a></text:p>
          <text:p text:style-name="P8"><text:a xlink:type="simple" xlink:href="#__RefHeading___Toc3004_3012658524%20Kopie%201" text:style-name="Index_20_Link" text:visited-style-name="Index_20_Link">Set Value<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7"><text:a xlink:type="simple" xlink:href="#__RefHeading___Toc3002_3012658524%20Kopie%201%20Kopie%201" text:style-name="Index_20_Link" text:visited-style-name="Index_20_Link">Last Operator Clear Sharp<text:tab/>41</text:a></text:p>
          <text:p text:style-name="P8"><text:a xlink:type="simple" xlink:href="#__RefHeading___Toc3004_3012658524%20Kopie%201%20Kopie%201" text:style-name="Index_20_Link" text:visited-style-name="Index_20_Link">Vertices<text:tab/>41</text:a></text:p>
          <text:p text:style-name="P5"><text:a xlink:type="simple" xlink:href="#__RefHeading___Toc6666_3087250931" text:style-name="Index_20_Link" text:visited-style-name="Index_20_Link">Sharp Edges<text:tab/>41</text:a></text:p>
          <text:p text:style-name="P7"><text:a xlink:type="simple" xlink:href="#__RefHeading___Toc3002_3012658524%20Kopie%201%20Kopie%201%20Kopie%201" text:style-name="Index_20_Link" text:visited-style-name="Index_20_Link">Last Operator Mark Sharp<text:tab/>41</text:a></text:p>
          <text:p text:style-name="P8"><text:a xlink:type="simple" xlink:href="#__RefHeading___Toc3004_3012658524%20Kopie%201%20Kopie%201%20Kopie%201" text:style-name="Index_20_Link" text:visited-style-name="Index_20_Link">Vertices<text:tab/>41</text:a></text:p>
          <text:p text:style-name="P5"><text:a xlink:type="simple" xlink:href="#__RefHeading___Toc6668_3087250931" text:style-name="Index_20_Link" text:visited-style-name="Index_20_Link">Smooth Vertices<text:tab/>41</text:a></text:p>
          <text:p text:style-name="P7"><text:a xlink:type="simple" xlink:href="#__RefHeading___Toc3002_3012658524%20Kopie%201%20Kopie%201%20Kopie%201%20Kopie%201" text:style-name="Index_20_Link" text:visited-style-name="Index_20_Link"><text:soft-page-break/>Last Operator Clear Sharp from Vertices<text:tab/>41</text:a></text:p>
          <text:p text:style-name="P8"><text:a xlink:type="simple" xlink:href="#__RefHeading___Toc3004_3012658524%20Kopie%201%20Kopie%201%20Kopie%201%20Kopie%201" text:style-name="Index_20_Link" text:visited-style-name="Index_20_Link">Vertices<text:tab/>41</text:a></text:p>
          <text:p text:style-name="P5"><text:a xlink:type="simple" xlink:href="#__RefHeading___Toc6670_3087250931" text:style-name="Index_20_Link" text:visited-style-name="Index_20_Link">Sharp Vertices<text:tab/>41</text:a></text:p>
          <text:p text:style-name="P7"><text:a xlink:type="simple" xlink:href="#__RefHeading___Toc3002_3012658524%20Kopie%201%20Kopie%201%20Kopie%201%20Kopie%201%20Kopie%201" text:style-name="Index_20_Link" text:visited-style-name="Index_20_Link">Last Operator Mark Sharp from Vertices<text:tab/>41</text:a></text:p>
          <text:p text:style-name="P8"><text:a xlink:type="simple" xlink:href="#__RefHeading___Toc3004_3012658524%20Kopie%201%20Kopie%201%20Kopie%201%20Kopie%201%20Kopie%201" text:style-name="Index_20_Link" text:visited-style-name="Index_20_Link">Vertices<text:tab/>41</text:a></text:p>
          <text:p text:style-name="P4"><text:a xlink:type="simple" xlink:href="#__RefHeading___Toc3014_3012658524" text:style-name="Index_20_Link" text:visited-style-name="Index_20_Link">Weights<text:tab/>42</text:a></text:p>
          <text:p text:style-name="P9"><text:a xlink:type="simple" xlink:href="#__RefHeading___Toc7243_3087250931" text:style-name="Index_20_Link" text:visited-style-name="Index_20_Link">Legacy sub menu<text:tab/>42</text:a></text:p>
          <text:p text:style-name="P9"><text:a xlink:type="simple" xlink:href="#__RefHeading___Toc8034_533592075" text:style-name="Index_20_Link" text:visited-style-name="Index_20_Link">Normalize All<text:tab/>42</text:a></text:p>
          <text:p text:style-name="P10"><text:a xlink:type="simple" xlink:href="#__RefHeading___Toc8036_533592075" text:style-name="Index_20_Link" text:visited-style-name="Index_20_Link">Last Operator Normalize all<text:tab/>42</text:a></text:p>
          <text:p text:style-name="P11"><text:a xlink:type="simple" xlink:href="#__RefHeading___Toc8038_533592075" text:style-name="Index_20_Link" text:visited-style-name="Index_20_Link">Subset<text:tab/>42</text:a></text:p>
          <text:p text:style-name="P11"><text:a xlink:type="simple" xlink:href="#__RefHeading___Toc52754_1737773070" text:style-name="Index_20_Link" text:visited-style-name="Index_20_Link">Lock Active<text:tab/>42</text:a></text:p>
          <text:p text:style-name="P9"><text:a xlink:type="simple" xlink:href="#__RefHeading___Toc8042_533592075" text:style-name="Index_20_Link" text:visited-style-name="Index_20_Link">Normalize<text:tab/>43</text:a></text:p>
          <text:p text:style-name="P9"><text:a xlink:type="simple" xlink:href="#__RefHeading___Toc8044_533592075" text:style-name="Index_20_Link" text:visited-style-name="Index_20_Link">Mirror<text:tab/>43</text:a></text:p>
          <text:p text:style-name="P10"><text:a xlink:type="simple" xlink:href="#__RefHeading___Toc8046_533592075" text:style-name="Index_20_Link" text:visited-style-name="Index_20_Link">Last Operator Mirror Vertex Group<text:tab/>43</text:a></text:p>
          <text:p text:style-name="P11"><text:a xlink:type="simple" xlink:href="#__RefHeading___Toc8048_533592075" text:style-name="Index_20_Link" text:visited-style-name="Index_20_Link">Mirror Weights<text:tab/>43</text:a></text:p>
          <text:p text:style-name="P11"><text:a xlink:type="simple" xlink:href="#__RefHeading___Toc8050_533592075" text:style-name="Index_20_Link" text:visited-style-name="Index_20_Link">Flip Group Names<text:tab/>43</text:a></text:p>
          <text:p text:style-name="P11"><text:a xlink:type="simple" xlink:href="#__RefHeading___Toc8052_533592075" text:style-name="Index_20_Link" text:visited-style-name="Index_20_Link">All Groups<text:tab/>43</text:a></text:p>
          <text:p text:style-name="P11"><text:a xlink:type="simple" xlink:href="#__RefHeading___Toc8054_533592075" text:style-name="Index_20_Link" text:visited-style-name="Index_20_Link">Topology Mirror<text:tab/>43</text:a></text:p>
          <text:p text:style-name="P9"><text:a xlink:type="simple" xlink:href="#__RefHeading___Toc8460_2087327740" text:style-name="Index_20_Link" text:visited-style-name="Index_20_Link">Invert<text:tab/>43</text:a></text:p>
          <text:p text:style-name="P10"><text:a xlink:type="simple" xlink:href="#__RefHeading___Toc8036_5335920751" text:style-name="Index_20_Link" text:visited-style-name="Index_20_Link">Last Operator Invert Vertex Group<text:tab/>43</text:a></text:p>
          <text:p text:style-name="P11"><text:a xlink:type="simple" xlink:href="#__RefHeading___Toc8038_5335920751" text:style-name="Index_20_Link" text:visited-style-name="Index_20_Link">Subset<text:tab/>43</text:a></text:p>
          <text:p text:style-name="P11"><text:a xlink:type="simple" xlink:href="#__RefHeading___Toc8040_5335920751" text:style-name="Index_20_Link" text:visited-style-name="Index_20_Link">Add Weights<text:tab/>43</text:a></text:p>
          <text:p text:style-name="P11"><text:a xlink:type="simple" xlink:href="#__RefHeading___Toc8462_2087327740" text:style-name="Index_20_Link" text:visited-style-name="Index_20_Link">Remove Weights<text:tab/>43</text:a></text:p>
          <text:p text:style-name="P9"><text:a xlink:type="simple" xlink:href="#__RefHeading___Toc8464_2087327740" text:style-name="Index_20_Link" text:visited-style-name="Index_20_Link">Clean<text:tab/>43</text:a></text:p>
          <text:p text:style-name="P10"><text:a xlink:type="simple" xlink:href="#__RefHeading___Toc52756_1737773070" text:style-name="Index_20_Link" text:visited-style-name="Index_20_Link">Last Operator Clean Vertex Group<text:tab/>43</text:a></text:p>
          <text:p text:style-name="P11"><text:a xlink:type="simple" xlink:href="#__RefHeading___Toc15498_2567070647" text:style-name="Index_20_Link" text:visited-style-name="Index_20_Link">Subset<text:tab/>44</text:a></text:p>
          <text:p text:style-name="P11"><text:a xlink:type="simple" xlink:href="#__RefHeading___Toc15500_2567070647" text:style-name="Index_20_Link" text:visited-style-name="Index_20_Link">Limit<text:tab/>44</text:a></text:p>
          <text:p text:style-name="P11"><text:a xlink:type="simple" xlink:href="#__RefHeading___Toc15502_2567070647" text:style-name="Index_20_Link" text:visited-style-name="Index_20_Link">Keep Single<text:tab/>44</text:a></text:p>
          <text:p text:style-name="P9"><text:a xlink:type="simple" xlink:href="#__RefHeading___Toc8468_2087327740" text:style-name="Index_20_Link" text:visited-style-name="Index_20_Link">Quantize<text:tab/>44</text:a></text:p>
          <text:p text:style-name="P10"><text:a xlink:type="simple" xlink:href="#__RefHeading___Toc8036_533592075111" text:style-name="Index_20_Link" text:visited-style-name="Index_20_Link">Last Operator Quantize<text:tab/>44</text:a></text:p>
          <text:p text:style-name="P11"><text:a xlink:type="simple" xlink:href="#__RefHeading___Toc8038_533592075111" text:style-name="Index_20_Link" text:visited-style-name="Index_20_Link">Subset<text:tab/>44</text:a></text:p>
          <text:p text:style-name="P11"><text:a xlink:type="simple" xlink:href="#__RefHeading___Toc8040_533592075111" text:style-name="Index_20_Link" text:visited-style-name="Index_20_Link">Steps<text:tab/>44</text:a></text:p>
          <text:p text:style-name="P9"><text:a xlink:type="simple" xlink:href="#__RefHeading___Toc8470_2087327740" text:style-name="Index_20_Link" text:visited-style-name="Index_20_Link">Levels<text:tab/>44</text:a></text:p>
          <text:p text:style-name="P10"><text:a xlink:type="simple" xlink:href="#__RefHeading___Toc8036_5335920751111" text:style-name="Index_20_Link" text:visited-style-name="Index_20_Link">Last Operator Vertex Group Levels<text:tab/>44</text:a></text:p>
          <text:p text:style-name="P11"><text:a xlink:type="simple" xlink:href="#__RefHeading___Toc15504_2567070647" text:style-name="Index_20_Link" text:visited-style-name="Index_20_Link">Subset<text:tab/>44</text:a></text:p>
          <text:p text:style-name="P11"><text:a xlink:type="simple" xlink:href="#__RefHeading___Toc15506_2567070647" text:style-name="Index_20_Link" text:visited-style-name="Index_20_Link">Offset<text:tab/>44</text:a></text:p>
          <text:p text:style-name="P11"><text:a xlink:type="simple" xlink:href="#__RefHeading___Toc15508_2567070647" text:style-name="Index_20_Link" text:visited-style-name="Index_20_Link">Gain<text:tab/>44</text:a></text:p>
          <text:p text:style-name="P9"><text:a xlink:type="simple" xlink:href="#__RefHeading___Toc8474_2087327740" text:style-name="Index_20_Link" text:visited-style-name="Index_20_Link">Smooth<text:tab/>44</text:a></text:p>
          <text:p text:style-name="P10"><text:a xlink:type="simple" xlink:href="#__RefHeading___Toc8036_5335920751112" text:style-name="Index_20_Link" text:visited-style-name="Index_20_Link">Last Operator Smooth Vertex Weights<text:tab/>44</text:a></text:p>
          <text:p text:style-name="P11"><text:a xlink:type="simple" xlink:href="#__RefHeading___Toc8038_5335920751112" text:style-name="Index_20_Link" text:visited-style-name="Index_20_Link">Subset<text:tab/>44</text:a></text:p>
          <text:p text:style-name="P11"><text:a xlink:type="simple" xlink:href="#__RefHeading___Toc52758_1737773070" text:style-name="Index_20_Link" text:visited-style-name="Index_20_Link">Factor<text:tab/>44</text:a></text:p>
          <text:p text:style-name="P11"><text:a xlink:type="simple" xlink:href="#__RefHeading___Toc8476_2087327740" text:style-name="Index_20_Link" text:visited-style-name="Index_20_Link">Iterations<text:tab/>45</text:a></text:p>
          <text:p text:style-name="P11"><text:a xlink:type="simple" xlink:href="#__RefHeading___Toc8478_2087327740" text:style-name="Index_20_Link" text:visited-style-name="Index_20_Link">Expand/Contract<text:tab/>45</text:a></text:p>
          <text:p text:style-name="P9"><text:a xlink:type="simple" xlink:href="#__RefHeading___Toc8482_2087327740" text:style-name="Index_20_Link" text:visited-style-name="Index_20_Link">Limit Total<text:tab/>45</text:a></text:p>
          <text:p text:style-name="P10"><text:a xlink:type="simple" xlink:href="#__RefHeading___Toc8036_5335920751113" text:style-name="Index_20_Link" text:visited-style-name="Index_20_Link">Last Operator Limit Number of Weights per <text:span text:style-name="T4">V</text:span><text:span text:style-name="T4">ertex</text:span><text:tab/>45</text:a></text:p>
          <text:p text:style-name="P11"><text:a xlink:type="simple" xlink:href="#__RefHeading___Toc8038_5335920751113" text:style-name="Index_20_Link" text:visited-style-name="Index_20_Link">Subset<text:tab/>45</text:a></text:p>
          <text:p text:style-name="P11"><text:a xlink:type="simple" xlink:href="#__RefHeading___Toc8040_5335920751113" text:style-name="Index_20_Link" text:visited-style-name="Index_20_Link">Limit<text:tab/>45</text:a></text:p>
          <text:p text:style-name="P9"><text:a xlink:type="simple" xlink:href="#__RefHeading___Toc8484_2087327740" text:style-name="Index_20_Link" text:visited-style-name="Index_20_Link">Locks<text:tab/>45</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text:soft-page-brea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7"><text:a xlink:type="simple" xlink:href="#__RefHeading___Toc6682_4159048040" text:style-name="Index_20_Link" text:visited-style-name="Index_20_Link">Last Operator Sort Mesh Elements<text:tab/>47</text:a></text:p>
          <text:p text:style-name="P8"><text:a xlink:type="simple" xlink:href="#__RefHeading___Toc6684_4159048040" text:style-name="Index_20_Link" text:visited-style-name="Index_20_Link">Type<text:tab/>47</text:a></text:p>
          <text:p text:style-name="P8"><text:a xlink:type="simple" xlink:href="#__RefHeading___Toc6686_4159048040" text:style-name="Index_20_Link" text:visited-style-name="Index_20_Link">Vertices, Edges or Faces<text:tab/>47</text:a></text:p>
          <text:p text:style-name="P8"><text:a xlink:type="simple" xlink:href="#__RefHeading___Toc6688_4159048040" text:style-name="Index_20_Link" text:visited-style-name="Index_20_Link">Reverse<text:tab/>47</text:a></text:p>
          <text:p text:style-name="P8"><text:a xlink:type="simple" xlink:href="#__RefHeading___Toc6690_4159048040" text:style-name="Index_20_Link" text:visited-style-name="Index_20_Link">Seed Edit box (Randomize only)<text:tab/>47</text:a></text:p>
          <text:p text:style-name="P4"><text:a xlink:type="simple" xlink:href="#__RefHeading___Toc47171_3012658524" text:style-name="Index_20_Link" text:visited-style-name="Index_20_Link">Subdivide<text:tab/>47</text:a></text:p>
          <text:p text:style-name="P7"><text:a xlink:type="simple" xlink:href="#__RefHeading___Toc3680_1914948845" text:style-name="Index_20_Link" text:visited-style-name="Index_20_Link">Last Operator Subdivision Set<text:tab/>47</text:a></text:p>
          <text:p text:style-name="P8"><text:a xlink:type="simple" xlink:href="#__RefHeading___Toc3682_1914948845" text:style-name="Index_20_Link" text:visited-style-name="Index_20_Link">Level<text:tab/>47</text:a></text:p>
          <text:p text:style-name="P8"><text:a xlink:type="simple" xlink:href="#__RefHeading___Toc3684_1914948845" text:style-name="Index_20_Link" text:visited-style-name="Index_20_Link">Relativ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7"><text:a xlink:type="simple" xlink:href="#__RefHeading___Toc3678_1914948845211" text:style-name="Index_20_Link" text:visited-style-name="Index_20_Link">Last Operator Reveal Hidden / Hide Selected<text:tab/>48</text:a></text:p>
          <text:p text:style-name="P8"><text:a xlink:type="simple" xlink:href="#__RefHeading___Toc52760_1737773070" text:style-name="Index_20_Link" text:visited-style-name="Index_20_Link">Select<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7"><text:a xlink:type="simple" xlink:href="#__RefHeading___Toc43396_991526212" text:style-name="Index_20_Link" text:visited-style-name="Index_20_Link">Last Operator Delete Loose<text:tab/>49</text:a></text:p>
          <text:p text:style-name="P8"><text:a xlink:type="simple" xlink:href="#__RefHeading___Toc6867_707165478" text:style-name="Index_20_Link" text:visited-style-name="Index_20_Link">Vertices<text:tab/>49</text:a></text:p>
          <text:p text:style-name="P8"><text:a xlink:type="simple" xlink:href="#__RefHeading___Toc6869_707165478" text:style-name="Index_20_Link" text:visited-style-name="Index_20_Link">Edges<text:tab/>49</text:a></text:p>
          <text:p text:style-name="P8"><text:a xlink:type="simple" xlink:href="#__RefHeading___Toc6871_707165478" text:style-name="Index_20_Link" text:visited-style-name="Index_20_Link">Faces<text:tab/>49</text:a></text:p>
          <text:p text:style-name="P5"><text:a xlink:type="simple" xlink:href="#__RefHeading___Toc6873_707165478" text:style-name="Index_20_Link" text:visited-style-name="Index_20_Link">Decimate Geometry<text:tab/>49</text:a></text:p>
          <text:p text:style-name="P7"><text:a xlink:type="simple" xlink:href="#__RefHeading___Toc6875_707165478" text:style-name="Index_20_Link" text:visited-style-name="Index_20_Link">Last Operator Decimate Geometry<text:tab/>49</text:a></text:p>
          <text:p text:style-name="P8"><text:a xlink:type="simple" xlink:href="#__RefHeading___Toc6877_707165478" text:style-name="Index_20_Link" text:visited-style-name="Index_20_Link">Ratio<text:tab/>49</text:a></text:p>
          <text:p text:style-name="P8"><text:a xlink:type="simple" xlink:href="#__RefHeading___Toc6879_707165478" text:style-name="Index_20_Link" text:visited-style-name="Index_20_Link">Vertex Group<text:tab/>49</text:a></text:p>
          <text:p text:style-name="P8"><text:a xlink:type="simple" xlink:href="#__RefHeading___Toc6881_707165478" text:style-name="Index_20_Link" text:visited-style-name="Index_20_Link">Weight<text:tab/>49</text:a></text:p>
          <text:p text:style-name="P8"><text:a xlink:type="simple" xlink:href="#__RefHeading___Toc6883_707165478" text:style-name="Index_20_Link" text:visited-style-name="Index_20_Link">Invert<text:tab/>49</text:a></text:p>
          <text:p text:style-name="P8"><text:a xlink:type="simple" xlink:href="#__RefHeading___Toc6885_707165478" text:style-name="Index_20_Link" text:visited-style-name="Index_20_Link">Symmetry<text:tab/>49</text:a></text:p>
          <text:p text:style-name="P5"><text:a xlink:type="simple" xlink:href="#__RefHeading___Toc35333_1737773070" text:style-name="Index_20_Link" text:visited-style-name="Index_20_Link">Degenerate Dissolve<text:tab/>49</text:a></text:p>
          <text:p text:style-name="P7"><text:a xlink:type="simple" xlink:href="#__RefHeading___Toc6875_707165478%20Kopie%201" text:style-name="Index_20_Link" text:visited-style-name="Index_20_Link">Last Operator Degenerate Dissolve<text:tab/>50</text:a></text:p>
          <text:p text:style-name="P8"><text:a xlink:type="simple" xlink:href="#__RefHeading___Toc6877_707165478%20Kopie%201" text:style-name="Index_20_Link" text:visited-style-name="Index_20_Link">Merge Distance<text:tab/>50</text:a></text:p>
          <text:p text:style-name="P5"><text:a xlink:type="simple" xlink:href="#__RefHeading___Toc43398_991526212" text:style-name="Index_20_Link" text:visited-style-name="Index_20_Link">Make Planar Faces<text:tab/>50</text:a></text:p>
          <text:p text:style-name="P7"><text:a xlink:type="simple" xlink:href="#__RefHeading___Toc6891_707165478" text:style-name="Index_20_Link" text:visited-style-name="Index_20_Link">Last Operator Make Planar Faces<text:tab/>50</text:a></text:p>
          <text:p text:style-name="P8"><text:a xlink:type="simple" xlink:href="#__RefHeading___Toc6893_707165478" text:style-name="Index_20_Link" text:visited-style-name="Index_20_Link">Factor<text:tab/>50</text:a></text:p>
          <text:p text:style-name="P8"><text:a xlink:type="simple" xlink:href="#__RefHeading___Toc6895_707165478" text:style-name="Index_20_Link" text:visited-style-name="Index_20_Link">Iterations<text:tab/>50</text:a></text:p>
          <text:p text:style-name="P5"><text:a xlink:type="simple" xlink:href="#__RefHeading___Toc35335_1737773070" text:style-name="Index_20_Link" text:visited-style-name="Index_20_Link">Split Non-Planar Faces<text:tab/>50</text:a></text:p>
          <text:p text:style-name="P7"><text:a xlink:type="simple" xlink:href="#__RefHeading___Toc6899_707165478" text:style-name="Index_20_Link" text:visited-style-name="Index_20_Link">Last Operator Split Non-Planar Faces<text:tab/>50</text:a></text:p>
          <text:p text:style-name="P8"><text:a xlink:type="simple" xlink:href="#__RefHeading___Toc6901_707165478" text:style-name="Index_20_Link" text:visited-style-name="Index_20_Link">Max Angle<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7"><text:a xlink:type="simple" xlink:href="#__RefHeading___Toc6907_707165478" text:style-name="Index_20_Link" text:visited-style-name="Index_20_Link">Last Operator Fill Holes<text:tab/>51</text:a></text:p>
          <text:p text:style-name="P8"><text:a xlink:type="simple" xlink:href="#__RefHeading___Toc6909_707165478" text:style-name="Index_20_Link" text:visited-style-name="Index_20_Link">Sid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7"><text:a xlink:type="simple" xlink:href="#__RefHeading___Toc9953_2976605512" text:style-name="Index_20_Link" text:visited-style-name="Index_20_Link"><text:soft-page-break/>Last Operator Delete Edge Loop<text:tab/>52</text:a></text:p>
          <text:p text:style-name="P8"><text:a xlink:type="simple" xlink:href="#__RefHeading___Toc9955_2976605512" text:style-name="Index_20_Link" text:visited-style-name="Index_20_Link">Face Split<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7"><text:a xlink:type="simple" xlink:href="#__RefHeading___Toc7982_533592075" text:style-name="Index_20_Link" text:visited-style-name="Index_20_Link">Last Operator Dissolve Vertices<text:tab/>52</text:a></text:p>
          <text:p text:style-name="P8"><text:a xlink:type="simple" xlink:href="#__RefHeading___Toc17499_1092365568" text:style-name="Index_20_Link" text:visited-style-name="Index_20_Link">Face Split<text:tab/>52</text:a></text:p>
          <text:p text:style-name="P8"><text:a xlink:type="simple" xlink:href="#__RefHeading___Toc17501_1092365568" text:style-name="Index_20_Link" text:visited-style-name="Index_20_Link">Tear Boundary<text:tab/>52</text:a></text:p>
          <text:p text:style-name="P5"><text:a xlink:type="simple" xlink:href="#__RefHeading___Toc7988_533592075" text:style-name="Index_20_Link" text:visited-style-name="Index_20_Link">Dissolve Edges<text:tab/>52</text:a></text:p>
          <text:p text:style-name="P7"><text:a xlink:type="simple" xlink:href="#__RefHeading___Toc7990_533592075" text:style-name="Index_20_Link" text:visited-style-name="Index_20_Link">Last Operator Dissolve Edges<text:tab/>53</text:a></text:p>
          <text:p text:style-name="P8"><text:a xlink:type="simple" xlink:href="#__RefHeading___Toc7992_533592075" text:style-name="Index_20_Link" text:visited-style-name="Index_20_Link">Dissolve Vertices<text:tab/>53</text:a></text:p>
          <text:p text:style-name="P8"><text:a xlink:type="simple" xlink:href="#__RefHeading___Toc7249_3087250931" text:style-name="Index_20_Link" text:visited-style-name="Index_20_Link">Angle Threshold<text:tab/>53</text:a></text:p>
          <text:p text:style-name="P8"><text:a xlink:type="simple" xlink:href="#__RefHeading___Toc7994_533592075" text:style-name="Index_20_Link" text:visited-style-name="Index_20_Link">Face Split<text:tab/>53</text:a></text:p>
          <text:p text:style-name="P5"><text:a xlink:type="simple" xlink:href="#__RefHeading___Toc7996_533592075" text:style-name="Index_20_Link" text:visited-style-name="Index_20_Link">Dissolve Faces<text:tab/>53</text:a></text:p>
          <text:p text:style-name="P7"><text:a xlink:type="simple" xlink:href="#__RefHeading___Toc7998_533592075" text:style-name="Index_20_Link" text:visited-style-name="Index_20_Link">Last Operator Dissolve Faces<text:tab/>53</text:a></text:p>
          <text:p text:style-name="P8"><text:a xlink:type="simple" xlink:href="#__RefHeading___Toc8000_533592075" text:style-name="Index_20_Link" text:visited-style-name="Index_20_Link">Dissolve Vertices<text:tab/>53</text:a></text:p>
          <text:p text:style-name="P5"><text:a xlink:type="simple" xlink:href="#__RefHeading___Toc35333_1737773070%20Kopie%201%20Kopie%201" text:style-name="Index_20_Link" text:visited-style-name="Index_20_Link">Limited Dissolve<text:tab/>53</text:a></text:p>
          <text:p text:style-name="P7"><text:a xlink:type="simple" xlink:href="#__RefHeading___Toc6875_707165478%20Kopie%201%20Kopie%201%20Kopie%201" text:style-name="Index_20_Link" text:visited-style-name="Index_20_Link">Last Operator Limited Dissolve<text:tab/>53</text:a></text:p>
          <text:p text:style-name="P8"><text:a xlink:type="simple" xlink:href="#__RefHeading___Toc6877_707165478%20Kopie%201%20Kopie%201%20Kopie%201" text:style-name="Index_20_Link" text:visited-style-name="Index_20_Link">Max Angle<text:tab/>53</text:a></text:p>
          <text:p text:style-name="P8"><text:a xlink:type="simple" xlink:href="#__RefHeading___Toc7251_3087250931" text:style-name="Index_20_Link" text:visited-style-name="Index_20_Link">All Boundaries<text:tab/>53</text:a></text:p>
          <text:p text:style-name="P8"><text:a xlink:type="simple" xlink:href="#__RefHeading___Toc7253_3087250931" text:style-name="Index_20_Link" text:visited-style-name="Index_20_Link">Delimit<text:tab/>53</text:a></text:p>
          <text:p text:style-name="P5"><text:a xlink:type="simple" xlink:href="#__RefHeading___Toc5403_1276337863" text:style-name="Index_20_Link" text:visited-style-name="Index_20_Link">Dissolve Selection<text:tab/>53</text:a></text:p>
          <text:p text:style-name="P7"><text:a xlink:type="simple" xlink:href="#__RefHeading___Toc8012_5335920751" text:style-name="Index_20_Link" text:visited-style-name="Index_20_Link">Last Operator Dissolve Selection<text:tab/>54</text:a></text:p>
          <text:p text:style-name="P8"><text:a xlink:type="simple" xlink:href="#__RefHeading___Toc5405_1276337863" text:style-name="Index_20_Link" text:visited-style-name="Index_20_Link">Dissolve Verts<text:tab/>54</text:a></text:p>
          <text:p text:style-name="P8"><text:a xlink:type="simple" xlink:href="#__RefHeading___Toc7994_5335920751" text:style-name="Index_20_Link" text:visited-style-name="Index_20_Link">Face Split<text:tab/>54</text:a></text:p>
          <text:p text:style-name="P8"><text:a xlink:type="simple" xlink:href="#__RefHeading___Toc5407_1276337863" text:style-name="Index_20_Link" text:visited-style-name="Index_20_Link">Tear Boundary<text:tab/>54</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6">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24"><draw:image xlink:href="Pictures/100000010000015500000047B4A66AAD.png" xlink:type="simple" xlink:show="embed" xlink:actuate="onLoad" draw:mime-type="image/png"/></draw:frame><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2" text:outline-level="2"><draw:frame draw:style-name="fr2" draw:name="Bild227" text:anchor-type="paragraph" svg:y="0.081cm" svg:width="3.66cm" svg:height="3.769cm" draw:z-index="125"><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27"><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26"><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9">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9">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9">.</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28"><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10">, and adds edges. When it crosses existing geometry then it adds a vertice at the crossing point.</text:span></text:p>
      <text:p text:style-name="P25">Usage: acti<text:span text:style-name="T11">v</text:span>ate the tool, left click to define the starting point. This can also be a point in the middle of a face. But ideally you choose an existing vertice or an edge as the start and endpoints. <text:span text:style-name="T12">The knife tool tries to snap to them when you get close with the mouse cursor. </text:span></text:p>
      <text:p text:style-name="P25">When done press <text:span text:style-name="T13">Enter or </text:span>Spacebar to confirm.<text:span text:style-name="T13">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29"><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4">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5">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7">Last Operator</text:span> <text:span text:style-name="T18">To Sphere</text:span><draw:frame draw:style-name="fr6" draw:name="Bild13 Kopie 1" text:anchor-type="char" svg:y="0.755cm" svg:width="4.491cm" svg:height="1.709cm" draw:z-index="132"><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33"><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9">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35"><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36"><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37"><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34"><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38"><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9">Adjust the </text:span><text:span text:style-name="T20">distance </text:span><text:span text:style-name="T19">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39"><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21">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21">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22">/</text:span>Fatten<text:bookmark-end text:name="__RefHeading___Toc35160_245601171"/></text:h>
      <text:p text:style-name="P53">Shrink/Fatten scales the selected geometry <text:span text:style-name="T23">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10"><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4">tools</text:span> to adjust the Shrink/Fatten operation. Here you have numeric input for the strength and a few more options<text:span text:style-name="T24">.</text:span></text:p>
      <text:h text:style-name="P56" text:outline-level="4"><text:bookmark-start text:name="__RefHeading___Toc15300_2800044225"/>Offset<text:bookmark-end text:name="__RefHeading___Toc15300_2800044225"/></text:h>
      <text:p text:style-name="P53">Offset<text:span text:style-name="T23">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5">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6">.</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41"><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7">a </text:span>Texture Coordinate / Generated<text:span text:style-name="T27">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42"><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44"><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43"><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8">a </text:span>Texture Coordinate / Generated<text:span text:style-name="T28">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4"><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4"/>
      <text:p text:style-name="P74"/>
      <text:p text:style-name="P74"/>
      <text:p text:style-name="P74"/>
      <text:p text:style-name="P74"/>
      <text:h text:style-name="P75" text:outline-level="2" text:is-list-header="true"><text:bookmark-start text:name="__RefHeading___Toc17275_1184479374"/>Scale Texture Space<text:bookmark-end text:name="__RefHeading___Toc17275_1184479374"/></text:h>
      <text:p text:style-name="P67">Scale Texture space is similar to the Move texture Space. With the only difference that it scales the UV space instead of moving it.</text:p>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45"><draw:image xlink:href="Pictures/1000000100000163000000EBD073FCFC.png" xlink:type="simple" xlink:show="embed" xlink:actuate="onLoad" draw:mime-type="image/png"/></draw:frame><text:bookmark-end text:name="__RefHeading___Toc2150_4084060106"/></text:h>
      <text:h text:style-name="P76"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47"><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text:soft-page-break/>Mirror Editing<text:bookmark-end text:name="__RefHeading___Toc7500_761246852"/></text:h>
      <text:p text:style-name="P69">Enable mirror editing.</text:p>
      <text:h text:style-name="P66" text:outline-level="4"><text:bookmark-start text:name="__RefHeading___Toc17265_1184479374 Kopie 2 Kopie 1 Kopie 1 Kopie 1 Kopie 1"/>Proportional editing<draw:frame draw:style-name="fr6" draw:name="Bild13 Kopie 1 Kopie 1 Kopie 2 Kopie 2 Kopie 2" text:anchor-type="char" svg:y="0.138cm" svg:width="4.461cm" svg:height="1.859cm" draw:z-index="146"><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8">Edit Mode Only!</text:p>
      <text:p text:style-name="P79">Normally all scale operations in Bforartists are relative to the current selection and dimensions. <text:span text:style-name="T29">And you always start with a relative value of 1.</text:span></text:p>
      <text:p text:style-name="P79">Set dimensions allows to scale mesh selections in absolute world values. No matter how the initial values are. The new values gets set in the Last Operator.</text:p>
      <text:p text:style-name="P7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0"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79">When you activate the tool then you will see the world coordinates of the selection. Change the values to other world coordinates.</text:p>
      <text:p text:style-name="P81"/>
      <text:p text:style-name="P81"/>
      <text:p text:style-name="P81"/>
      <text:p text:style-name="P81"/>
      <table:table table:name="Tabelle2" table:style-name="Tabelle2">
        <table:table-column table:style-name="Tabelle2.A"/>
        <text:soft-page-break/>
        <table:table-row>
          <table:table-cell table:style-name="Tabelle2.A1" office:value-type="string">
            <text:h text:style-name="P31" text:outline-level="1"><text:bookmark-start text:name="__RefHeading___Toc1604_9062528"/>M<text:span text:style-name="T15">irror</text:span><text:bookmark-end text:name="__RefHeading___Toc1604_9062528"/></text:h>
          </table:table-cell>
        </table:table-row>
      </table:table>
      <text:p text:style-name="P82"><text:bookmark text:name="__RefHeading___Toc2757_245601171"/></text:p>
      <text:p text:style-name="P83"><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31"><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4">The Last Operator <text:span text:style-name="T30">Mirror</text:span> panel gives you <text:span text:style-name="T24">tools</text:span> to adjust the <text:span text:style-name="T30">mirror action.</text:span></text:p>
      <text:p text:style-name="P84"/>
      <text:p text:style-name="P84"/>
      <text:p text:style-name="P84"/>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5">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5">Constraint Axis gives you again the possibility to define the mirror axis. You can choose more than one axis here.</text:p>
      <text:p text:style-name="P86"/>
      <text:h text:style-name="P87" text:outline-level="2"><text:bookmark-start text:name="__RefHeading___Toc4100_1054810567"/>Mirror Vertex Group<text:bookmark-end text:name="__RefHeading___Toc4100_1054810567"/></text:h>
      <text:p text:style-name="P88">This tool requires to have a vertex group assigned. It <text:span text:style-name="T31">mirrors the selected vertex group.</text:span></text:p>
      <text:p text:style-name="P88">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8">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text:soft-page-break/>Flip Group Names<text:bookmark-end text:name="__RefHeading___Toc9973_29766055121"/></text:h>
      <text:p text:style-name="P88">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88">Pass information to all groups instead of the active one.</text:p>
      <text:h text:style-name="Heading_20_4" text:outline-level="4"><text:bookmark-start text:name="__RefHeading___Toc9977_29766055121"/>Topology Mirror<text:bookmark-end text:name="__RefHeading___Toc9977_29766055121"/></text:h>
      <text:p text:style-name="P88">Use topology based mirroring.</text:p>
      <text:p text:style-name="P88"/>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5"> The menu items should be self explaining.</text:span><text:bookmark-end text:name="__RefHeading___Toc2759_245601171"/></text:p>
      <text:p text:style-name="P89"/>
      <text:p text:style-name="P89"/>
      <text:h text:style-name="P65" text:outline-level="3" text:is-list-header="true"><text:bookmark-start text:name="__RefHeading___Toc3243_1213496917"/>Last operator Snap Selection to Cursor<draw:frame draw:style-name="fr12" draw:name="Bild14 Kopie 1" text:anchor-type="char" svg:width="4.47cm" svg:height="1.311cm" draw:z-index="148"><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0">Keep the offset of the selected objects to each other.</text:p>
      <text:h text:style-name="P68" text:outline-level="4"><text:bookmark-start text:name="__RefHeading___Toc7506_761246852"/>Rotation<text:bookmark-end text:name="__RefHeading___Toc7506_761246852"/></text:h>
      <text:p text:style-name="P91">Rotate the selection to match cursor.</text:p>
      <text:p text:style-name="P92"/>
      <table:table table:name="Tabelle4" table:style-name="Tabelle4">
        <table:table-column table:style-name="Tabelle4.A"/>
        <table:table-row>
          <table:table-cell table:style-name="Tabelle4.A1" office:value-type="string">
            <text:h text:style-name="P93" text:outline-level="1"><text:bookmark-start text:name="__RefHeading___Toc1612_9062528"/>S<text:span text:style-name="T32">ingle Operators</text:span><text:bookmark-end text:name="__RefHeading___Toc1612_9062528"/></text:h>
          </table:table-cell>
        </table:table-row>
      </table:table>
      <text:p text:style-name="P94"/>
      <text:h text:style-name="Heading_20_2" text:outline-level="2"><text:bookmark-start text:name="__RefHeading___Toc1614_9062528"/>Duplicate<text:bookmark-end text:name="__RefHeading___Toc1614_9062528"/></text:h>
      <text:p text:style-name="P95">Duplicates the current selection.</text:p>
      <text:p text:style-name="P95">When you duplicate a selection, then it sticks to the mouse until you left click. And moves around. A right click repositions the duplicated geometry at its original location.</text:p>
      <text:h text:style-name="P96" text:outline-level="3"><text:bookmark-start text:name="__RefHeading___Toc1616_9062528"/>Last Operator <text:span text:style-name="T33">Duplicate</text:span><text:bookmark-end text:name="__RefHeading___Toc1616_9062528"/></text:h>
      <text:h text:style-name="Heading_20_4" text:outline-level="4"><draw:frame draw:style-name="fr13" draw:name="Bild30" text:anchor-type="paragraph" svg:y="-0.048cm" svg:width="4.47cm" svg:height="2.96cm"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5">Not to find out. No tool tip, no entry in the Blender manual. Good Job Blender Developers.</text:p>
      <text:h text:style-name="Heading_20_4" text:outline-level="4"><text:bookmark-start text:name="__RefHeading___Toc1620_9062528"/><text:soft-page-break/>Move X, Y, Z<text:bookmark-end text:name="__RefHeading___Toc1620_9062528"/></text:h>
      <text:p text:style-name="P95">Adjust the position.</text:p>
      <text:h text:style-name="P97" text:outline-level="4"><draw:frame draw:style-name="fr2" draw:name="Bild32" text:anchor-type="paragraph" svg:y="0.409cm" svg:width="2.251cm" svg:height="2.51cm" draw:z-index="27"><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98">Orientation is a drop-down box choose the type of orientation for the mirroring action.</text:p>
      <text:h text:style-name="P99" text:outline-level="4"/>
      <text:h text:style-name="Heading_20_4" text:outline-level="4"><text:bookmark-start text:name="__RefHeading___Toc7219_3087250931"/>Mirror Editing<text:bookmark-end text:name="__RefHeading___Toc7219_3087250931"/></text:h>
      <text:p text:style-name="P100">Enable Mirror Editing.</text:p>
      <text:h text:style-name="P97" text:outline-level="4"><draw:frame draw:style-name="fr2" draw:name="Bild31" text:anchor-type="paragraph" svg:y="0.399cm" svg:width="4.761cm" svg:height="2.011cm"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1">Enables proportional editing. Activating proportional editing reveals further settings.</text:p>
      <text:h text:style-name="P102" text:outline-level="5"><text:bookmark-start text:name="__RefHeading___Toc1579_1763346469112121"/>Proportional Falloff<text:bookmark-end text:name="__RefHeading___Toc1579_1763346469112121"/></text:h>
      <text:p text:style-name="P101">Adjust the falloff methods.</text:p>
      <text:h text:style-name="P102" text:outline-level="5"><text:bookmark-start text:name="__RefHeading___Toc1545_1502043747112121"/>Proportional Size<text:bookmark-end text:name="__RefHeading___Toc1545_1502043747112121"/></text:h>
      <text:p text:style-name="P103">See and adjust the falloff radius.</text:p>
      <text:p text:style-name="P103"/>
      <text:h text:style-name="P102" text:outline-level="5"><text:bookmark-start text:name="__RefHeading___Toc1581_1763346469112121"/>Connected<text:bookmark-end text:name="__RefHeading___Toc1581_1763346469112121"/></text:h>
      <text:p text:style-name="P101">The proportional falloff gets calculated for connected parts only.</text:p>
      <text:h text:style-name="P102" text:outline-level="5"><text:bookmark-start text:name="__RefHeading___Toc1583_1763346469112121"/>Projected(2D)<text:bookmark-end text:name="__RefHeading___Toc1583_1763346469112121"/></text:h>
      <text:p text:style-name="P104">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5.51cm" svg:height="1.221cm" draw:z-index="102"><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5"><draw:frame draw:style-name="fr4" draw:name="Bild54 Kopie 1" text:anchor-type="paragraph" svg:x="13.122cm" svg:y="0.773cm" svg:width="5.5cm" svg:height="1.161cm" draw:z-index="149"><draw:image xlink:href="Pictures/10000001000001B10000005BC60A913E.png" xlink:type="simple" xlink:show="embed" xlink:actuate="onLoad" draw:mime-type="image/png"/></draw:frame>Extrude is a sub menu with several extrude methods. The contend is dependent of the mesh select mode.</text:p>
      <text:p text:style-name="P105"/>
      <text:p text:style-name="P105"><draw:frame draw:style-name="fr4" draw:name="Bild54 Kopie 1 Kopie 1" text:anchor-type="paragraph" svg:x="12.547cm" svg:y="0.295cm" svg:width="6.17cm" svg:height="2.14cm" draw:z-index="150"><draw:image xlink:href="Pictures/10000001000001E6000000A9FC8A7B5C.png" xlink:type="simple" xlink:show="embed" xlink:actuate="onLoad" draw:mime-type="image/png"/></draw:frame></text:p>
      <text:p text:style-name="P105"/>
      <text:p text:style-name="P105"/>
      <text:p text:style-name="P105"/>
      <text:p text:style-name="P105"/>
      <text:p text:style-name="P105"/>
      <text:p text:style-name="P105"/>
      <text:p text:style-name="P105"><draw:frame draw:style-name="fr2" draw:name="Bild55" text:anchor-type="paragraph" svg:y="0.43cm" svg:width="3.099cm" svg:height="3.69cm" draw:z-index="103"><draw:image xlink:href="Pictures/10000001000000B7000000DAC703B4BD.png" xlink:type="simple" xlink:show="embed" xlink:actuate="onLoad" draw:mime-type="image/png"/></draw:frame><text:soft-page-break/>Note that the tool shelf also contains extrude functionality. <text:span text:style-name="T34">And a few methods here are a double. </text:span><text:span text:style-name="T35">These are marked as legacy here in the manual.</text:span></text:p>
      <text:p text:style-name="P106"/>
      <text:p text:style-name="P107"/>
      <text:p text:style-name="P108"/>
      <text:p text:style-name="P108"/>
      <text:p text:style-name="P109"/>
      <text:h text:style-name="P110" text:outline-level="3"><text:bookmark-start text:name="__RefHeading___Toc37042_2052926708"/>Extrude Vertices<text:bookmark-end text:name="__RefHeading___Toc37042_2052926708"/></text:h>
      <text:p text:style-name="P111">Extrudes out the selected vertices by moving the mouse.</text:p>
      <text:h text:style-name="P112" text:outline-level="4"><draw:frame draw:style-name="fr2" draw:name="Bild61" text:anchor-type="paragraph" svg:y="0.374cm" svg:width="4.461cm" svg:height="2.96cm" draw:z-index="151"><draw:image xlink:href="Pictures/100000010000015F000000E95520CDEB.png" xlink:type="simple" xlink:show="embed" xlink:actuate="onLoad" draw:mime-type="image/png"/></draw:frame><text:bookmark-start text:name="__RefHeading___Toc37044_2052926708"/>Last Operator Extrude Only <text:span text:style-name="T36">Vertices</text:span> and Move<text:bookmark-end text:name="__RefHeading___Toc37044_2052926708"/></text:h>
      <text:h text:style-name="P113" text:outline-level="5"><text:bookmark-start text:name="__RefHeading___Toc37046_2052926708"/>Move X Y Z <text:bookmark-end text:name="__RefHeading___Toc37046_2052926708"/></text:h>
      <text:p text:style-name="P111">The coordinates for the extruded geometry.</text:p>
      <text:p text:style-name="P111"/>
      <text:h text:style-name="P113" text:outline-level="5"><draw:frame draw:style-name="fr2" draw:name="Bild63" text:anchor-type="paragraph" svg:y="0.356cm" svg:width="2.251cm" svg:height="2.51cm" draw:z-index="153"><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4">Choose the type of orientation, in which coordinate system the action should happen.</text:p>
      <text:h text:style-name="Heading_20_5" text:outline-level="5"><text:bookmark-start text:name="__RefHeading___Toc7221_3087250931"/>Mirror Editing<text:bookmark-end text:name="__RefHeading___Toc7221_3087250931"/></text:h>
      <text:p text:style-name="P115"><text:bookmark-start text:name="__RefHeading___Toc2621_414117383011"/>Enable Mirror Editing.<text:bookmark-end text:name="__RefHeading___Toc2621_414117383011"/></text:p>
      <text:h text:style-name="P113" text:outline-level="5"><draw:frame draw:style-name="fr4" draw:name="Bild62" text:anchor-type="paragraph" svg:x="13.968cm" svg:y="0.293cm" svg:width="4.761cm" svg:height="2.011cm" draw:z-index="152"><draw:image xlink:href="Pictures/100000010000011900000077D904E8FF.png" xlink:type="simple" xlink:show="embed" xlink:actuate="onLoad" draw:mime-type="image/png"/></draw:frame><text:bookmark-start text:name="__RefHeading___Toc37050_2052926708"/>Proportional editin<text:span text:style-name="T35">g</text:span><text:bookmark-end text:name="__RefHeading___Toc37050_2052926708"/></text:h>
      <text:p text:style-name="P116">Enables proportional editing. Activating proportional editing reveals further settings.</text:p>
      <text:h text:style-name="P117" text:outline-level="6"><text:bookmark-start text:name="__RefHeading___Toc1579_176334646921"/>Proportional Falloff<text:bookmark-end text:name="__RefHeading___Toc1579_176334646921"/></text:h>
      <text:p text:style-name="P116">Adjust the falloff methods.</text:p>
      <text:h text:style-name="P117" text:outline-level="6"><text:bookmark-start text:name="__RefHeading___Toc1545_150204374721"/>Proportional Size<text:bookmark-end text:name="__RefHeading___Toc1545_150204374721"/></text:h>
      <text:p text:style-name="P118">See and adjust the falloff radius.</text:p>
      <text:p text:style-name="P118"/>
      <text:h text:style-name="P117" text:outline-level="6"><text:bookmark-start text:name="__RefHeading___Toc1581_176334646921"/>Connected<text:bookmark-end text:name="__RefHeading___Toc1581_176334646921"/></text:h>
      <text:p text:style-name="P116">The proportional falloff gets calculated for connected parts only.</text:p>
      <text:h text:style-name="P117" text:outline-level="6"><text:bookmark-start text:name="__RefHeading___Toc1583_176334646921"/>Projected(2D)<text:bookmark-end text:name="__RefHeading___Toc1583_176334646921"/></text:h>
      <text:p text:style-name="P111">The proportional falloff gets calculated in the screen space. Depth doesn't play a role. When it's in the radius, then it gets calculated.</text:p>
      <text:p text:style-name="P119"/>
      <text:h text:style-name="P120" text:outline-level="3"><text:bookmark-start text:name="__RefHeading___Toc37030_2052926708"/>Extrude Edges<text:bookmark-end text:name="__RefHeading___Toc37030_2052926708"/></text:h>
      <text:p text:style-name="P121">Extrudes out the selected edges by moving the mouse.</text:p>
      <text:h text:style-name="P122" text:outline-level="4"><draw:frame draw:style-name="fr2" draw:name="Bild58" text:anchor-type="paragraph" svg:y="0.374cm" svg:width="4.51cm" svg:height="3.38cm" draw:z-index="154"><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2" text:outline-level="4"><text:bookmark-start text:name="__RefHeading___Toc37034_2052926708"/>Flip Normals<text:bookmark-end text:name="__RefHeading___Toc37034_2052926708"/></text:h>
      <text:p text:style-name="P121">Flip the normals at the involved faces.</text:p>
      <text:h text:style-name="P122" text:outline-level="4"><text:bookmark-start text:name="__RefHeading___Toc37036_2052926708"/>Move X Y Z <text:bookmark-end text:name="__RefHeading___Toc37036_2052926708"/></text:h>
      <text:p text:style-name="P121">The coordinates for the extruded geometry.</text:p>
      <text:h text:style-name="P122" text:outline-level="4"><draw:frame draw:style-name="fr2" draw:name="Bild63 Kopie 1" text:anchor-type="paragraph" svg:y="0.356cm" svg:width="2.251cm" svg:height="2.51cm" draw:z-index="156"><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3">Choose the type of orientation, in which coordinate system the action should happen.</text:p>
      <text:h text:style-name="P124" text:outline-level="5"><text:bookmark-start text:name="__RefHeading___Toc7223_3087250931"/>Mirror Editing<text:bookmark-end text:name="__RefHeading___Toc7223_3087250931"/></text:h>
      <text:p text:style-name="P125"><text:bookmark-start text:name="__RefHeading___Toc2621_41411738301"/>Enable Mirror Editing.<text:bookmark-end text:name="__RefHeading___Toc2621_41411738301"/></text:p>
      <text:h text:style-name="P122" text:outline-level="4"><draw:frame draw:style-name="fr4" draw:name="Bild59" text:anchor-type="paragraph" svg:x="13.968cm" svg:y="0.293cm" svg:width="4.761cm" svg:height="2.011cm" draw:z-index="155"><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6">Enables proportional editing. Activating proportional editing reveals further settings.</text:p>
      <text:h text:style-name="P127" text:outline-level="5"><text:bookmark-start text:name="__RefHeading___Toc1579_17633464692"/>Proportional Falloff<text:bookmark-end text:name="__RefHeading___Toc1579_17633464692"/></text:h>
      <text:p text:style-name="P126">Adjust the falloff methods.</text:p>
      <text:h text:style-name="P127" text:outline-level="5"><text:bookmark-start text:name="__RefHeading___Toc1545_15020437472"/>Proportional Size<text:bookmark-end text:name="__RefHeading___Toc1545_15020437472"/></text:h>
      <text:p text:style-name="P128">See and adjust the falloff radius.</text:p>
      <text:p text:style-name="P128"/>
      <text:h text:style-name="P127" text:outline-level="5"><text:bookmark-start text:name="__RefHeading___Toc1581_17633464692"/>Connected<text:bookmark-end text:name="__RefHeading___Toc1581_17633464692"/></text:h>
      <text:p text:style-name="P126">The proportional falloff gets calculated for connected parts only.</text:p>
      <text:h text:style-name="P127" text:outline-level="5"><text:bookmark-start text:name="__RefHeading___Toc1583_17633464692"/>Projected(2D)<text:bookmark-end text:name="__RefHeading___Toc1583_17633464692"/></text:h>
      <text:p text:style-name="P121">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29">Extrude the selected faces along their normals. This functionality is part of the Extrude Region tool in the tool shelf.</text:p>
      <text:h text:style-name="P130" text:outline-level="4"><draw:frame draw:style-name="fr13" draw:name="Bild73" text:anchor-type="paragraph" svg:y="-0.118cm" svg:width="4.51cm" svg:height="3.709cm" draw:z-index="114"><draw:image xlink:href="Pictures/10000001000001630000012439D189AE.png" xlink:type="simple" xlink:show="embed" xlink:actuate="onLoad" draw:mime-type="image/png"/></draw:frame><text:bookmark-start text:name="__RefHeading___Toc15348_2800044225"/><text:span text:style-name="T37">Last Operator Extrude Region and </text:span><text:span text:style-name="T38">M</text:span><text:span text:style-name="T39">ove</text:span><text:bookmark-end text:name="__RefHeading___Toc15348_2800044225"/></text:h>
      <text:h text:style-name="P131" text:outline-level="5"><text:bookmark-start text:name="__RefHeading___Toc42736_2320195280"/>Flip Normals<text:bookmark-end text:name="__RefHeading___Toc42736_2320195280"/></text:h>
      <text:p text:style-name="P132">Flips the normals of the extruded faces.</text:p>
      <text:h text:style-name="Heading_20_5" text:outline-level="5"><text:bookmark-start text:name="__RefHeading___Toc11222_2084615318"/>Dissolve Orthogonal Edges<text:bookmark-end text:name="__RefHeading___Toc11222_2084615318"/></text:h>
      <text:p text:style-name="P129">Dissolves orthogonal edges at extrusion.</text:p>
      <text:h text:style-name="P133" text:outline-level="5"><text:bookmark-start text:name="__RefHeading___Toc42738_2320195280"/><text:soft-page-break/>Move X, Y Z<text:bookmark-end text:name="__RefHeading___Toc42738_2320195280"/></text:h>
      <text:p text:style-name="P134">The position. Attention, the actual world orientation and rotation does not matter here. It always starts with a value of zero, and moves relative to this zero then. For the actual location values have a look in the sidebar in the transform panel.</text:p>
      <text:h text:style-name="P131" text:outline-level="5"><draw:frame draw:style-name="fr2" draw:name="Bild63 Kopie 1 Kopie 1" text:anchor-type="paragraph" svg:y="0.356cm" svg:width="2.251cm" svg:height="2.51cm" draw:z-index="157"><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5"><text:span text:style-name="T40">The </text:span><text:span text:style-name="T34">extrusion</text:span><text:span text:style-name="T40"> can have different orientations. The menu items should be self explaining.</text:span></text:p>
      <text:h text:style-name="P124" text:outline-level="5"><text:bookmark-start text:name="__RefHeading___Toc7225_3087250931"/>Mirror Editing<text:bookmark-end text:name="__RefHeading___Toc7225_3087250931"/></text:h>
      <text:p text:style-name="P125"><text:bookmark-start text:name="__RefHeading___Toc2621_414117383011 Kopie 1"/>Enable Mirror Editing.<text:bookmark-end text:name="__RefHeading___Toc2621_414117383011 Kopie 1"/></text:p>
      <text:h text:style-name="P131" text:outline-level="5"><draw:frame draw:style-name="fr4" draw:name="Bild75" text:anchor-type="paragraph" svg:x="13.968cm" svg:y="0.293cm" svg:width="4.761cm" svg:height="2.011cm" draw:z-index="11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5">Enables proportional editing. Activating proportional editing reveals further settings.</text:p>
      <text:h text:style-name="P136" text:outline-level="6"><text:bookmark-start text:name="__RefHeading___Toc1579_17633464693"/>Proportional Falloff<text:bookmark-end text:name="__RefHeading___Toc1579_17633464693"/></text:h>
      <text:p text:style-name="P135">Adjust the falloff methods.</text:p>
      <text:h text:style-name="P136" text:outline-level="6"><text:bookmark-start text:name="__RefHeading___Toc1545_15020437473"/>Proportional Size<text:bookmark-end text:name="__RefHeading___Toc1545_15020437473"/></text:h>
      <text:p text:style-name="P137">See and adjust the falloff radius.</text:p>
      <text:p text:style-name="P137"/>
      <text:h text:style-name="P136" text:outline-level="6"><text:bookmark-start text:name="__RefHeading___Toc1581_17633464693"/>Connected<text:bookmark-end text:name="__RefHeading___Toc1581_17633464693"/></text:h>
      <text:p text:style-name="P135">The proportional falloff gets calculated for connected parts only.</text:p>
      <text:h text:style-name="P136" text:outline-level="6"><text:bookmark-start text:name="__RefHeading___Toc1583_17633464693"/>Projected(2D)<text:bookmark-end text:name="__RefHeading___Toc1583_17633464693"/></text:h>
      <text:p text:style-name="P134">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8"><text:span text:style-name="T34">In the toolshelf it's the Extrude Along Normals tool. </text:span>Extrudes the selection along local normals. You won't see a widget here. Simply drag. </text:p>
      <text:p text:style-name="P139">The method works the same in all Mesh select modes.<text:span text:style-name="T41"> Vertice, Edge and Face Mode.</text:span></text:p>
      <text:h text:style-name="P130" text:outline-level="4"><draw:frame draw:style-name="fr13" draw:name="Bild76" text:anchor-type="paragraph" svg:y="0.337cm" svg:width="4.461cm" svg:height="2.679cm" draw:z-index="116"><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1" text:outline-level="5"><text:bookmark-start text:name="__RefHeading___Toc42748_2320195280"/>Flip Normals<text:bookmark-end text:name="__RefHeading___Toc42748_2320195280"/></text:h>
      <text:p text:style-name="P132">Flips the normals of the extruded faces.</text:p>
      <text:h text:style-name="P131" text:outline-level="5"><text:bookmark-start text:name="__RefHeading___Toc11228_2084615318"/>Dissolve Orthogonal Edges<text:bookmark-end text:name="__RefHeading___Toc11228_2084615318"/></text:h>
      <text:p text:style-name="P129">Dissolves orthogonal edges at extrusion.</text:p>
      <text:h text:style-name="P131" text:outline-level="5"><text:bookmark-start text:name="__RefHeading___Toc42750_2320195280"/>Offset<text:bookmark-end text:name="__RefHeading___Toc42750_2320195280"/></text:h>
      <text:p text:style-name="P138">The current extrude amount. </text:p>
      <text:h text:style-name="P140" text:outline-level="5"><text:bookmark-start text:name="__RefHeading___Toc42752_2320195280"/><text:soft-page-break/>O<text:span text:style-name="T41">ffset Even</text:span><text:bookmark-end text:name="__RefHeading___Toc42752_2320195280"/></text:h>
      <text:p text:style-name="P138">Scales the offset to give more even thickness. Without this checked the farer away faces will have a bigger extrude amount.</text:p>
      <text:h text:style-name="P124" text:outline-level="5"><text:bookmark-start text:name="__RefHeading___Toc7227_3087250931"/>Mirror Editing<text:bookmark-end text:name="__RefHeading___Toc7227_3087250931"/></text:h>
      <text:p text:style-name="P125"><text:bookmark-start text:name="__RefHeading___Toc2621_414117383011 Kopie 1 Kopie 1"/>Enable Mirror Editing.<text:bookmark-end text:name="__RefHeading___Toc2621_414117383011 Kopie 1 Kopie 1"/></text:p>
      <text:h text:style-name="P131" text:outline-level="5"><draw:frame draw:style-name="fr2" draw:name="Bild77" text:anchor-type="paragraph" svg:y="0.293cm" svg:width="4.761cm" svg:height="2.011cm" draw:z-index="117"><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5">Enables proportional editing. Activating proportional editing reveals further settings.</text:p>
      <text:h text:style-name="P136" text:outline-level="6"><text:bookmark-start text:name="__RefHeading___Toc1579_176334646912"/>Proportional Falloff<text:bookmark-end text:name="__RefHeading___Toc1579_176334646912"/></text:h>
      <text:p text:style-name="P135">Adjust the falloff methods.</text:p>
      <text:h text:style-name="P136" text:outline-level="6"><text:bookmark-start text:name="__RefHeading___Toc1545_150204374712"/>Proportional Size<text:bookmark-end text:name="__RefHeading___Toc1545_150204374712"/></text:h>
      <text:p text:style-name="P137">See and adjust the falloff radius.</text:p>
      <text:p text:style-name="P137"/>
      <text:h text:style-name="P136" text:outline-level="6"><text:bookmark-start text:name="__RefHeading___Toc1581_176334646912"/>Connected<text:bookmark-end text:name="__RefHeading___Toc1581_176334646912"/></text:h>
      <text:p text:style-name="P135">The proportional falloff gets calculated for connected parts only.</text:p>
      <text:h text:style-name="P136" text:outline-level="6"><text:bookmark-start text:name="__RefHeading___Toc42756_2320195280"/>Projected(2D)<text:bookmark-end text:name="__RefHeading___Toc42756_2320195280"/></text:h>
      <text:p text:style-name="P134">The proportional falloff gets calculated in the screen space. Depth doesn't play a role. When it's in the radius, then it gets calculated.</text:p>
      <text:p text:style-name="Horizontal_20_Line"/>
      <text:h text:style-name="P141" text:outline-level="3"><text:bookmark-start text:name="__RefHeading___Toc11230_2084615318"/><text:span text:style-name="T42">Extrude </text:span><text:span text:style-name="T43">I</text:span><text:span text:style-name="T44">ndividual</text:span><text:span text:style-name="T45"> Faces ( Legacy)</text:span><text:bookmark-end text:name="__RefHeading___Toc11230_2084615318"/></text:h>
      <text:p text:style-name="P138"><text:span text:style-name="T34">In the tool shelf the tool is called Extrude Individual. </text:span>Extrudes the selection along local normals of each individual face. You won't see a widget here. Simply drag. </text:p>
      <text:p text:style-name="P139">The method works the same in all Mesh select modes.<text:span text:style-name="T41"> Vertice, Edge and Face Mode.</text:span></text:p>
      <text:p text:style-name="P142"/>
      <text:h text:style-name="P130" text:outline-level="4"><draw:frame draw:style-name="fr13" draw:name="Bild78" text:anchor-type="paragraph" svg:y="0.15cm" svg:width="4.551cm" svg:height="1.67cm" draw:z-index="118"><draw:image xlink:href="Pictures/10000001000001660000008424A2F373.png" xlink:type="simple" xlink:show="embed" xlink:actuate="onLoad" draw:mime-type="image/png"/></draw:frame><text:bookmark-start text:name="__RefHeading___Toc42760_2320195280"/>Last Operator Extrude <text:span text:style-name="T46">Individual Faces and Move</text:span><text:bookmark-end text:name="__RefHeading___Toc42760_2320195280"/></text:h>
      <text:h text:style-name="P131" text:outline-level="5"><text:bookmark-start text:name="__RefHeading___Toc42762_2320195280"/>Offset<text:bookmark-end text:name="__RefHeading___Toc42762_2320195280"/></text:h>
      <text:p text:style-name="P138">The current extrude amount. </text:p>
      <text:h text:style-name="P124" text:outline-level="5"><text:bookmark-start text:name="__RefHeading___Toc7229_3087250931"/>Mirror Editing<text:bookmark-end text:name="__RefHeading___Toc7229_3087250931"/></text:h>
      <text:p text:style-name="P125"><text:bookmark-start text:name="__RefHeading___Toc2621_414117383011 Kopie 1 Kopie 1 Kopie 1"/>Enable Mirror Editing.<text:bookmark-end text:name="__RefHeading___Toc2621_414117383011 Kopie 1 Kopie 1 Kopie 1"/></text:p>
      <text:h text:style-name="P131" text:outline-level="5"><draw:frame draw:style-name="fr4" draw:name="Bild79" text:anchor-type="paragraph" svg:x="13.968cm" svg:y="0.293cm" svg:width="4.761cm" svg:height="2.011cm" draw:z-index="119"><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5">Enables proportional editing. Activating proportional editing reveals further settings.</text:p>
      <text:h text:style-name="P136" text:outline-level="6"><text:bookmark-start text:name="__RefHeading___Toc1579_1763346469113"/>Proportional Falloff<text:bookmark-end text:name="__RefHeading___Toc1579_1763346469113"/></text:h>
      <text:p text:style-name="P135">Adjust the falloff methods.</text:p>
      <text:h text:style-name="P136" text:outline-level="6"><text:bookmark-start text:name="__RefHeading___Toc1545_1502043747113"/><text:soft-page-break/>Proportional Size<text:bookmark-end text:name="__RefHeading___Toc1545_1502043747113"/></text:h>
      <text:p text:style-name="P137">See and adjust the falloff radius.</text:p>
      <text:h text:style-name="P136" text:outline-level="6"><text:bookmark-start text:name="__RefHeading___Toc1581_1763346469113"/>Connected<text:bookmark-end text:name="__RefHeading___Toc1581_1763346469113"/></text:h>
      <text:p text:style-name="P139">The proportional falloff gets calculated for connected parts only.</text:p>
      <text:h text:style-name="P136" text:outline-level="6"><text:bookmark-start text:name="__RefHeading___Toc42768_2320195280"/>Projected(2D)<text:bookmark-end text:name="__RefHeading___Toc42768_2320195280"/></text:h>
      <text:p text:style-name="P134">The proportional falloff gets calculated in the screen space. Depth doesn't play a role. When it's in the radius, then it gets calculated.</text:p>
      <text:p text:style-name="Horizontal_20_Line"/>
      <text:h text:style-name="P143" text:outline-level="3"><text:bookmark-start text:name="__RefHeading___Toc11232_2084615318"/><text:span text:style-name="T42">Extrude </text:span><text:span text:style-name="T43">M</text:span><text:span text:style-name="T47">anifold</text:span><text:span text:style-name="T48"> (Legacy)</text:span><text:bookmark-end text:name="__RefHeading___Toc11232_2084615318"/></text:h>
      <text:p text:style-name="P144"><text:span text:style-name="T49">The same tool exists in the tool shelf. </text:span>E<text:span text:style-name="T50">xtrude, dissolve Edges whose faces form a flat surface, and intersect new edges.</text:span></text:p>
      <text:p text:style-name="P145">The method works the same in all Mesh select modes.<text:span text:style-name="T41"> Vertice, Edge and Face Mode.</text:span></text:p>
      <text:p text:style-name="P145"/>
      <text:h text:style-name="P146" text:outline-level="4"><draw:frame draw:style-name="fr13" draw:name="Bild131" text:anchor-type="paragraph" svg:y="-0.118cm" svg:width="4.45cm" svg:height="3.66cm" draw:z-index="120"><draw:image xlink:href="Pictures/100000010000015E00000120F1050879.png" xlink:type="simple" xlink:show="embed" xlink:actuate="onLoad" draw:mime-type="image/png"/></draw:frame><text:bookmark-start text:name="__RefHeading___Toc15348_28000442251"/><text:span text:style-name="T37">Last Operator Extrude </text:span><text:span text:style-name="T51">M</text:span><text:span text:style-name="T52">anifold</text:span><text:bookmark-end text:name="__RefHeading___Toc15348_28000442251"/></text:h>
      <text:h text:style-name="P147" text:outline-level="5"><text:bookmark-start text:name="__RefHeading___Toc42736_23201952801"/>Flip Normals<text:bookmark-end text:name="__RefHeading___Toc42736_23201952801"/></text:h>
      <text:p text:style-name="P148">Flips the normals of the extruded faces.</text:p>
      <text:h text:style-name="P147" text:outline-level="5"><text:bookmark-start text:name="__RefHeading___Toc5282_2424641049"/>Dissolve Orthogonal Edges<text:bookmark-end text:name="__RefHeading___Toc5282_2424641049"/></text:h>
      <text:p text:style-name="P149">Dissolve edges that are at the same straight surface.</text:p>
      <text:h text:style-name="P150" text:outline-level="5"><text:bookmark-start text:name="__RefHeading___Toc42738_23201952801"/>Move X, Y Z<text:bookmark-end text:name="__RefHeading___Toc42738_23201952801"/></text:h>
      <text:p text:style-name="P151">The position. Attention, the actual world orientation and rotation does not matter here. It always starts with a value of zero, and moves relative to this zero then. For the actual location values have a look in the sidebar in the transform panel.</text:p>
      <text:h text:style-name="P147" text:outline-level="5"><draw:frame draw:style-name="fr2" draw:name="Bild63 Kopie 1 Kopie 1 Kopie 1" text:anchor-type="paragraph" svg:y="0.356cm" svg:width="2.251cm" svg:height="2.51cm" draw:z-index="158"><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1">The widget can have different orientations. The menu items should be self explaining.</text:p>
      <text:h text:style-name="P124" text:outline-level="5"><text:bookmark-start text:name="__RefHeading___Toc7231_3087250931"/>Mirror Editing<text:bookmark-end text:name="__RefHeading___Toc7231_3087250931"/></text:h>
      <text:p text:style-name="P125"><text:bookmark-start text:name="__RefHeading___Toc2621_414117383011 Kopie 1 Kopie 1 Kopie 1 Kopie 1"/>Enable Mirror Editing.<text:bookmark-end text:name="__RefHeading___Toc2621_414117383011 Kopie 1 Kopie 1 Kopie 1 Kopie 1"/></text:p>
      <text:h text:style-name="P147" text:outline-level="5"><draw:frame draw:style-name="fr4" draw:name="Bild133" text:anchor-type="paragraph" svg:x="13.968cm" svg:y="0.293cm" svg:width="4.761cm" svg:height="2.011cm" draw:z-index="121"><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2">Enables proportional editing. Activating proportional editing reveals further settings.</text:p>
      <text:h text:style-name="P153" text:outline-level="6"><text:bookmark-start text:name="__RefHeading___Toc1579_17633464695"/>Proportional Falloff<text:bookmark-end text:name="__RefHeading___Toc1579_17633464695"/></text:h>
      <text:p text:style-name="P152">Adjust the falloff methods.</text:p>
      <text:h text:style-name="P153" text:outline-level="6"><text:bookmark-start text:name="__RefHeading___Toc1545_15020437475"/>Proportional Size<text:bookmark-end text:name="__RefHeading___Toc1545_15020437475"/></text:h>
      <text:p text:style-name="P154">See and adjust the falloff radius.</text:p>
      <text:p text:style-name="P154"/>
      <text:h text:style-name="P153" text:outline-level="6"><text:bookmark-start text:name="__RefHeading___Toc1581_17633464695"/><text:soft-page-break/>Connected<text:bookmark-end text:name="__RefHeading___Toc1581_17633464695"/></text:h>
      <text:p text:style-name="P152">The proportional falloff gets calculated for connected parts only.</text:p>
      <text:h text:style-name="P153" text:outline-level="6"><text:bookmark-start text:name="__RefHeading___Toc1583_17633464694"/>Projected(2D)<text:bookmark-end text:name="__RefHeading___Toc1583_17633464694"/></text:h>
      <text:p text:style-name="P151">The proportional falloff gets calculated in the screen space. Depth doesn't play a role. When it's in the radius, then it gets calculated.</text:p>
      <text:p text:style-name="P155"/>
      <text:p text:style-name="P156"/>
      <text:h text:style-name="P157" text:outline-level="3"><text:bookmark-start text:name="__RefHeading___Toc7609_1980196750"/>Extrude <text:span text:style-name="T53">Repeat</text:span><text:bookmark-end text:name="__RefHeading___Toc7609_1980196750"/></text:h>
      <text:p text:style-name="P158">All modes. Extrudes into the Z depth of the viewport, and repeats the extrusion by the adjusted amount. You have to adjust the extrusion afterwards.</text:p>
      <text:h text:style-name="P159" text:outline-level="4"><draw:frame draw:style-name="fr2" draw:name="Bild64" text:anchor-type="paragraph" svg:y="0.374cm" svg:width="4.761cm" svg:height="2.469cm" draw:z-index="111"><draw:image xlink:href="Pictures/10000001000001190000009295B41A69.png" xlink:type="simple" xlink:show="embed" xlink:actuate="onLoad" draw:mime-type="image/png"/></draw:frame><text:bookmark-start text:name="__RefHeading___Toc37032_20529267081"/>Last Operator Extrude <text:span text:style-name="T54">Repeat</text:span><text:bookmark-end text:name="__RefHeading___Toc37032_20529267081"/></text:h>
      <text:h text:style-name="P160" text:outline-level="4"><text:bookmark-start text:name="__RefHeading___Toc37034_20529267081"/>S<text:span text:style-name="T55">teps</text:span><text:bookmark-end text:name="__RefHeading___Toc37034_20529267081"/></text:h>
      <text:p text:style-name="Text_20_body">How much repetitions<text:span text:style-name="T55">.</text:span></text:p>
      <text:p text:style-name="P161">Offset X / Y / Z</text:p>
      <text:p text:style-name="Text_20_body">The offset in the x y and z direction.</text:p>
      <text:p text:style-name="P161">Scale Offset</text:p>
      <text:p text:style-name="Text_20_body">The scale factor of the extruded element.</text:p>
      <text:h text:style-name="P162" text:outline-level="3"><text:bookmark-start text:name="__RefHeading___Toc7611_1980196750"/>Spin<text:bookmark-end text:name="__RefHeading___Toc7611_1980196750"/></text:h>
      <text:p text:style-name="P163">All modes. Extrudes in a curve form.</text:p>
      <text:h text:style-name="P164" text:outline-level="4"><draw:frame draw:style-name="fr2" draw:name="Bild70" text:anchor-type="paragraph" svg:y="0.374cm" svg:width="4.53cm" svg:height="5.001cm" draw:z-index="112"><draw:image xlink:href="Pictures/10000001000001650000018A7CE44C57.png" xlink:type="simple" xlink:show="embed" xlink:actuate="onLoad" draw:mime-type="image/png"/></draw:frame><text:bookmark-start text:name="__RefHeading___Toc37032_205292670811"/>Last Operator <text:span text:style-name="T54">Spin</text:span><text:bookmark-end text:name="__RefHeading___Toc37032_205292670811"/></text:h>
      <text:h text:style-name="P160" text:outline-level="4"><text:bookmark-start text:name="__RefHeading___Toc37034_205292670811"/>S<text:span text:style-name="T55">teps</text:span><text:bookmark-end text:name="__RefHeading___Toc37034_205292670811"/></text:h>
      <text:p text:style-name="P165">How much <text:span text:style-name="T55">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6">.</text:span></text:p>
      <text:h text:style-name="Heading_20_4" text:outline-level="4"><text:bookmark-start text:name="__RefHeading___Toc7621_1980196750"/><text:soft-page-break/>Center X / Y / Z<text:bookmark-end text:name="__RefHeading___Toc7621_1980196750"/></text:h>
      <text:p text:style-name="P166">The center point of the spin circle.</text:p>
      <text:h text:style-name="Heading_20_4" text:outline-level="4"><text:bookmark-start text:name="__RefHeading___Toc7623_1980196750"/>Axis<text:bookmark-end text:name="__RefHeading___Toc7623_1980196750"/></text:h>
      <text:p text:style-name="P166">Axis in global View space. The values goes from -1 to 1.</text:p>
      <text:p text:style-name="P167"/>
      <text:h text:style-name="Heading_20_2" text:outline-level="2"><draw:frame draw:style-name="fr11" draw:name="Bild65" text:anchor-type="paragraph" svg:width="5.77cm" svg:height="1.73cm" draw:z-index="104"><draw:image xlink:href="Pictures/100000010000015200000066F8077EA3.png" xlink:type="simple" xlink:show="embed" xlink:actuate="onLoad" draw:mime-type="image/png"/></draw:frame><draw:frame draw:style-name="fr4" draw:name="Bild81" text:anchor-type="paragraph" svg:x="12.928cm" svg:y="2.529cm" svg:width="5.77cm" svg:height="2.499cm" draw:z-index="123"><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8">Merges the geometry.</text:p>
      <text:h text:style-name="Heading_20_3" text:outline-level="3"><text:bookmark-start text:name="__RefHeading___Toc9175_4201702543"/>At Center, At Cursor, Collapse<text:span text:style-name="T57">, At First, At Last</text:span><text:bookmark-end text:name="__RefHeading___Toc9175_4201702543"/></text:h>
      <text:p text:style-name="P168">Merges the geometry with the given methods.</text:p>
      <text:p text:style-name="P169">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06"><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8">Choose the merge method again.</text:p>
      <text:h text:style-name="Heading_20_4" text:outline-level="4"><text:bookmark-start text:name="__RefHeading___Toc9181_4201702543"/>UV's<text:bookmark-end text:name="__RefHeading___Toc9181_4201702543"/></text:h>
      <text:p text:style-name="P168">Move the UV's according to the merge.</text:p>
      <text:h text:style-name="Heading_20_3" text:outline-level="3"><text:bookmark-start text:name="__RefHeading___Toc9183_4201702543"/>By Distance<text:bookmark-end text:name="__RefHeading___Toc9183_4201702543"/></text:h>
      <text:p text:style-name="P168">Merge the vertices by their distance to each other.<text:span text:style-name="T58"> This tool is meant to remove double vertices at the same location.</text:span></text:p>
      <text:h text:style-name="P170" text:outline-level="3"><draw:frame draw:style-name="fr11" draw:name="Bild69" text:anchor-type="paragraph" svg:width="4.48cm" svg:height="1.69cm" draw:z-index="107"><draw:image xlink:href="Pictures/100000010000016100000085581FFD63.png" xlink:type="simple" xlink:show="embed" xlink:actuate="onLoad" draw:mime-type="image/png"/></draw:frame><text:bookmark-start text:name="__RefHeading___Toc9185_4201702543"/>Last Operator Merge<text:span text:style-name="T58"> by Distance</text:span><text:bookmark-end text:name="__RefHeading___Toc9185_4201702543"/></text:h>
      <text:h text:style-name="P171" text:outline-level="4"><text:bookmark-start text:name="__RefHeading___Toc9187_4201702543"/>Merge Distance<text:bookmark-end text:name="__RefHeading___Toc9187_4201702543"/></text:h>
      <text:p text:style-name="P172">Adjust<text:span text:style-name="T58"> the distance below which the vertices gets merged.</text:span></text:p>
      <text:p text:style-name="P173">Merge selected vertices to unselected vertices.</text:p>
      <text:h text:style-name="Heading_20_4" text:outline-level="4"><text:bookmark-start text:name="__RefHeading___Toc7233_3087250931"/>Unselected<text:bookmark-end text:name="__RefHeading___Toc7233_3087250931"/></text:h>
      <text:p text:style-name="P174">Merge unselected geometry.</text:p>
      <text:h text:style-name="Heading_20_4" text:outline-level="4"><text:bookmark-start text:name="__RefHeading___Toc7235_3087250931"/>Sharp Edges<text:bookmark-end text:name="__RefHeading___Toc7235_3087250931"/></text:h>
      <text:p text:style-name="P174">Calculate sharp edges using available normal custom data.</text:p>
      <text:p text:style-name="Horizontal_20_Line"/>
      <text:h text:style-name="Heading_20_2" text:outline-level="2"><draw:frame draw:style-name="fr11" draw:name="Bild66" text:anchor-type="paragraph" svg:width="6.1cm" svg:height="1.319cm" draw:z-index="105"><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6" text:outline-level="3"><text:bookmark-start text:name="__RefHeading___Toc1622_9062528"/>S<text:span text:style-name="T59">election</text:span><text:bookmark-end text:name="__RefHeading___Toc1622_9062528"/></text:h>
      <text:p text:style-name="P175"><draw:frame draw:style-name="fr11" draw:name="Bild977" text:anchor-type="paragraph" svg:width="5.77cm" svg:height="4.069cm" draw:z-index="28"><draw:image xlink:href="Pictures/1000000100000147000000E7E658219F.png" xlink:type="simple" xlink:show="embed" xlink:actuate="onLoad" draw:mime-type="image/png"/></draw:frame>Split <text:span text:style-name="T60">splits the edges between the selected vertices. It creates two edges out of one. And splits the edge by that. </text:span></text:p>
      <text:p text:style-name="P95">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3">Splits selected edges so that each neighbor face gets its own copy. You have two methods here.</text:p>
      <text:h text:style-name="P170" text:outline-level="3"><draw:frame draw:style-name="fr11" draw:name="Bild67" text:anchor-type="paragraph" svg:width="4.48cm" svg:height="0.99cm" draw:z-index="108"><draw:image xlink:href="Pictures/10000001000001610000004E8324C53D.png" xlink:type="simple" xlink:show="embed" xlink:actuate="onLoad" draw:mime-type="image/png"/></draw:frame><text:bookmark-start text:name="__RefHeading___Toc9191_4201702543"/>Last Operator <text:span text:style-name="T59">Edge Split</text:span><text:bookmark-end text:name="__RefHeading___Toc9191_4201702543"/></text:h>
      <text:h text:style-name="P171" text:outline-level="4"><text:bookmark-start text:name="__RefHeading___Toc9193_4201702543"/>Type<text:bookmark-end text:name="__RefHeading___Toc9193_4201702543"/></text:h>
      <text:p text:style-name="P172">Choose the method again.</text:p>
      <text:p text:style-name="Horizontal_20_Line"/>
      <text:h text:style-name="Heading_20_2" text:outline-level="2"><draw:frame draw:style-name="fr2" draw:name="Bild71" text:anchor-type="paragraph" svg:y="0.411cm" svg:width="5.72cm" svg:height="1.27cm" draw:z-index="109"><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6">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6">Selection separates the current selection.</text:p>
      <text:h text:style-name="Heading_20_3" text:outline-level="3"><text:bookmark-start text:name="__RefHeading___Toc35325_17377730701"/>By Material<text:bookmark-end text:name="__RefHeading___Toc35325_17377730701"/></text:h>
      <text:p text:style-name="P176">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6">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7">Knife Project uses an object as a knife to cut edges into a mesh. </text:p>
      <text:p text:style-name="P178">Usage: Create a cube. Create a circle. <text:span text:style-name="T61">M</text:span>ove <text:span text:style-name="T62">t</text:span><text:span text:style-name="T63">he</text:span><text:span text:style-name="T62"> circle</text:span> in front of the cube so that <text:span text:style-name="T61">the geometry</text:span> does not overlap the cube<text:span text:style-name="T62"> geometry</text:span>. Enter Edit Mode<text:span text:style-name="T61"> with the cube. </text:span><text:span text:style-name="T63">I</text:span><text:span text:style-name="T61">n the outliner hold down </text:span><text:span text:style-name="T63">SHIFT</text:span><text:span text:style-name="T61">, and select the circle. Note that you can</text:span><text:span text:style-name="T63"> s</text:span><text:span text:style-name="T61">elect the circle in the 3d view</text:span><text:span text:style-name="T63"> with holding down CTRL</text:span><text:span text:style-name="T61">.<text:line-break/></text:span>Now<text:span text:style-name="T64"> that both objects are selected,</text:span> go into front view<text:span text:style-name="T61">, or whatever view you want. Just make sure that </text:span><text:span text:style-name="T62">in the view </text:span><text:span text:style-name="T61">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79"><draw:frame draw:style-name="fr14" draw:name="Bild221" text:anchor-type="paragraph" svg:width="3.859cm" svg:height="3.5cm" draw:z-index="33"><draw:image xlink:href="Pictures/10000001000001300000011456EE3BB3.png" xlink:type="simple" xlink:show="embed" xlink:actuate="onLoad" draw:mime-type="image/png"/></draw:frame></text:p>
          </table:table-cell>
          <table:table-cell table:style-name="Tabelle17.A1" office:value-type="string">
            <text:p text:style-name="P179"><draw:frame draw:style-name="fr14" draw:name="Bild222" text:anchor-type="paragraph" svg:width="2.97cm" svg:height="3.02cm" draw:z-index="32"><draw:image xlink:href="Pictures/10000001000000EA000000EE28D0BFED.png" xlink:type="simple" xlink:show="embed" xlink:actuate="onLoad" draw:mime-type="image/png"/></draw:frame></text:p>
          </table:table-cell>
          <table:table-cell table:style-name="Tabelle17.A1" office:value-type="string">
            <text:p text:style-name="P179"><draw:frame draw:style-name="fr14" draw:name="Bild223" text:anchor-type="paragraph" svg:width="3.099cm" svg:height="3cm" draw:z-index="31"><draw:image xlink:href="Pictures/10000001000000F4000000EC52629A5C.png" xlink:type="simple" xlink:show="embed" xlink:actuate="onLoad" draw:mime-type="image/png"/></draw:frame></text:p>
          </table:table-cell>
          <table:table-cell table:style-name="Tabelle17.A1" office:value-type="string">
            <text:p text:style-name="P179"><draw:frame draw:style-name="fr14" draw:name="Bild224" text:anchor-type="paragraph" svg:width="3.731cm" svg:height="3.78cm" draw:z-index="30"><draw:image xlink:href="Pictures/10000001000001260000012A19658464.png" xlink:type="simple" xlink:show="embed" xlink:actuate="onLoad" draw:mime-type="image/png"/></draw:frame></text:p>
          </table:table-cell>
        </table:table-row>
      </table:table>
      <text:p text:style-name="P180"/>
      <text:h text:style-name="P181" text:outline-level="6"><draw:frame draw:style-name="fr11" draw:name="Bild225" text:anchor-type="paragraph" svg:width="3.09cm" svg:height="1.071cm"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2" text:outline-level="7"><text:bookmark-start text:name="__RefHeading___Toc7692_1195564849"/>Cut through<text:bookmark-end text:name="__RefHeading___Toc7692_1195564849"/></text:h>
      <text:p text:style-name="P177">The cut goes through the whole object when the Cut through checkbox is ticked.</text:p>
      <text:p text:style-name="P177"><draw:frame draw:style-name="fr2" draw:name="Bild33" text:anchor-type="paragraph" svg:y="-0.286cm" svg:width="2.404cm" svg:height="2.32cm" draw:z-index="34"><draw:image xlink:href="Pictures/100000010000011C00000112A8BBCC79.png" xlink:type="simple" xlink:show="embed" xlink:actuate="onLoad" draw:mime-type="image/png"/></draw:frame></text:p>
      <text:p text:style-name="P177"/>
      <text:p text:style-name="P177"/>
      <text:p text:style-name="Horizontal_20_Line"/>
      <text:p text:style-name="Text_20_body"/>
      <text:h text:style-name="Heading_20_2" text:outline-level="2"><draw:frame draw:style-name="fr2" draw:name="Bild980" text:anchor-type="paragraph" svg:y="0.178cm" svg:width="3.26cm" svg:height="6.189cm"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3">Creates a convex hull around the <text:span text:style-name="T65">outside of </text:span>selected vertices. <text:span text:style-name="T65">The old faces and inlaying vertices gets removed.</text:span></text:p>
      <text:p text:style-name="P184"/>
      <text:h text:style-name="P185" text:outline-level="3"/>
      <text:p text:style-name="P18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3">Removes vertices that are not part of the convex geometry.</text:p>
      <text:h text:style-name="Heading_20_4" text:outline-level="4"><draw:frame draw:style-name="fr2" draw:name="Bild981" text:anchor-type="paragraph" svg:y="-0.312cm" svg:width="4.51cm" svg:height="5.099cm"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3">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3">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3">Joins adjacent triangles into quads.</text:p>
      <text:h text:style-name="Heading_20_4" text:outline-level="4"><text:bookmark-start text:name="__RefHeading___Toc9118_497492469"/>Max Face Angle <text:bookmark-end text:name="__RefHeading___Toc9118_497492469"/></text:h>
      <text:p text:style-name="P183">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3">Max Face Angle belongs to the Join Triangles setting. Set the maximum shape angle.</text:p>
      <text:h text:style-name="Heading_20_4" text:outline-level="4"><text:bookmark-start text:name="__RefHeading___Toc7237_3087250931"/>Topology influence<text:bookmark-end text:name="__RefHeading___Toc7237_3087250931"/></text:h>
      <text:p text:style-name="P174">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3">Takes existing UV patches for the calculation into account.</text:p>
      <text:h text:style-name="Heading_20_4" text:outline-level="4"><text:bookmark-start text:name="__RefHeading___Toc9124_497492469"/>Compare <text:span text:style-name="T66">Color Attributes</text:span><text:bookmark-end text:name="__RefHeading___Toc9124_497492469"/></text:h>
      <text:p text:style-name="P183">Takes existing <text:span text:style-name="T66">color attributes</text:span> for the calculation into account.</text:p>
      <text:h text:style-name="Heading_20_4" text:outline-level="4"><text:bookmark-start text:name="__RefHeading___Toc9126_497492469"/>Compare Seam<text:bookmark-end text:name="__RefHeading___Toc9126_497492469"/></text:h>
      <text:p text:style-name="P183">Takes existing seams for the calculation into account.</text:p>
      <text:h text:style-name="Heading_20_4" text:outline-level="4"><text:bookmark-start text:name="__RefHeading___Toc9128_497492469"/>Compare Sharp<text:bookmark-end text:name="__RefHeading___Toc9128_497492469"/></text:h>
      <text:p text:style-name="P183">Takes existing sharp edges for the calculation into account.</text:p>
      <text:h text:style-name="Heading_20_4" text:outline-level="4"><text:bookmark-start text:name="__RefHeading___Toc9130_497492469"/>Compare Materials<text:bookmark-end text:name="__RefHeading___Toc9130_497492469"/></text:h>
      <text:p text:style-name="P183">Takes existing materials for the calculation into account.</text:p>
      <text:h text:style-name="Heading_20_4" text:outline-level="4"><text:bookmark-start text:name="__RefHeading___Toc7239_3087250931"/>Deselect joined<text:bookmark-end text:name="__RefHeading___Toc7239_3087250931"/></text:h>
      <text:p text:style-name="P174">Only select remaining triangles that were not merged.</text:p>
      <text:p text:style-name="Horizontal_20_Line"/>
      <text:h text:style-name="Heading_20_2" text:outline-level="2"><draw:frame draw:style-name="fr2" draw:name="Bild989" text:anchor-type="paragraph" svg:y="0.266cm" svg:width="7.511cm" svg:height="3.26cm"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7"><text:span text:style-name="T6">The </text:span>Symmetrize <text:span text:style-name="T6">tool </text:span>mirrors the <text:span text:style-name="T6">selected </text:span>geometry symmetrical along a<text:span text:style-name="T6"> world</text:span> axis.</text:p>
      <text:p text:style-name="P187"/>
      <text:p text:style-name="P187"/>
      <text:h text:style-name="Heading_20_3" text:outline-level="3"><draw:frame draw:style-name="fr2" draw:name="Bild990" text:anchor-type="paragraph" svg:y="0.162cm" svg:width="4.84cm" svg:height="1.52cm"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8"><draw:frame draw:style-name="fr2" draw:name="Bild991" text:anchor-type="paragraph" svg:y="0.141cm" svg:width="2.29cm" svg:height="2.889cm"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8">Adjust a distance after which the mirroring should happen, relative to the mirror axis. 0 means it mirrors the geometry directly at the axis.</text:p>
      <text:p text:style-name="P188"/>
      <text:p text:style-name="Horizontal_20_Line"/>
      <text:h text:style-name="Heading_20_2" text:outline-level="2"><text:bookmark-start text:name="__RefHeading___Toc2601_4141173830"/>Snap to Symmetry<text:bookmark-end text:name="__RefHeading___Toc2601_4141173830"/></text:h>
      <text:p text:style-name="P189">Tries to snap the selected vertices symmetrical along the chosen world orientation. </text:p>
      <text:h text:style-name="Heading_20_3" text:outline-level="3"><draw:frame draw:style-name="fr2" draw:name="Bild997" text:anchor-type="paragraph" svg:y="0.039cm" svg:width="4.47cm" svg:height="2.011cm"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89">The calculation direction. </text:p>
      <text:h text:style-name="Heading_20_4" text:outline-level="4"><text:bookmark-start text:name="__RefHeading___Toc9963_2976605512"/>Threshold<text:bookmark-end text:name="__RefHeading___Toc9963_2976605512"/></text:h>
      <text:p text:style-name="P189">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89">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89">Snap vertices in the center axis to zero.</text:p>
      <text:p text:style-name="P190"/>
      <text:p text:style-name="P191"/>
      <text:p text:style-name="P191"/>
      <text:p text:style-name="P191"/>
      <text:p text:style-name="P191"/>
      <text:p text:style-name="P191"/>
      <text:p text:style-name="P191"/>
      <text:p text:style-name="P191"/>
      <text:p text:style-name="P191"/>
      <text:p text:style-name="P191"/>
      <text:p text:style-name="P191"/>
      <table:table table:name="Tabelle5" table:style-name="Tabelle5">
        <table:table-column table:style-name="Tabelle5.A"/>
        <text:soft-page-break/>
        <table:table-row>
          <table:table-cell table:style-name="Tabelle5.A1" office:value-type="string">
            <text:h text:style-name="P192" text:outline-level="1"><text:bookmark-start text:name="__RefHeading___Toc2605_4141173830"/>N<text:span text:style-name="T67">ormals</text:span><text:bookmark-end text:name="__RefHeading___Toc2605_4141173830"/></text:h>
          </table:table-cell>
        </table:table-row>
      </table:table>
      <text:p text:style-name="P193"/>
      <text:p text:style-name="Text_20_body"><draw:frame draw:style-name="fr11" draw:name="Bild34" text:anchor-type="paragraph" svg:width="3.099cm" svg:height="5.74cm" draw:z-index="41"><draw:image xlink:href="Pictures/10000001000000B700000153FA56FB11.png" xlink:type="simple" xlink:show="embed" xlink:actuate="onLoad" draw:mime-type="image/png"/></draw:frame>This menu contains functionality about dealing with normals. <text:span text:style-name="T68">Normals influences the shading and the direction of a face. They can point inwards or outwards. </text:span>And edges can be split. So that two adjacent faces have a sharp edge.</text:p>
      <text:p text:style-name="Text_20_body">You can activate the display of normals in the <text:span text:style-name="T69">Overlays panel in Edit mode.</text:span></text:p>
      <text:p text:style-name="P194"/>
      <text:p text:style-name="P194"><draw:frame draw:style-name="fr5" draw:name="Bild36" text:anchor-type="paragraph" svg:y="0.185cm" svg:width="5.971cm" svg:height="5.38cm" draw:z-index="42"><draw:image xlink:href="Pictures/10000001000002C10000027C429ADA7F.png" xlink:type="simple" xlink:show="embed" xlink:actuate="onLoad" draw:mime-type="image/png"/></draw:frame></text:p>
      <text:p text:style-name="P194"/>
      <text:p text:style-name="P194"/>
      <text:p text:style-name="P194"/>
      <text:p text:style-name="P195"/>
      <text:p text:style-name="P195"/>
      <text:p text:style-name="P195"/>
      <text:p text:style-name="P195"/>
      <text:p text:style-name="P195"/>
      <text:p text:style-name="P195"/>
      <text:p text:style-name="P195"/>
      <text:p text:style-name="P195"/>
      <text:p text:style-name="P195"/>
      <text:h text:style-name="Heading_20_2" text:outline-level="2"><text:bookmark-start text:name="__RefHeading___Toc9916_728628141"/>Recalc<text:span text:style-name="T67">ulate</text:span> Outside<text:bookmark-end text:name="__RefHeading___Toc9916_728628141"/></text:h>
      <text:p text:style-name="P196">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196">Recalculates the normals of the selected geometry so that everything points inwards.</text:p>
      <text:h text:style-name="P197" text:outline-level="5"><draw:frame draw:style-name="fr2" draw:name="Bild35" text:anchor-type="paragraph" svg:y="0.639cm" svg:width="4.45cm" svg:height="0.981cm" draw:z-index="159"><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198" text:outline-level="6"><text:bookmark-start text:name="__RefHeading___Toc9920_728628141"/>Inside<text:bookmark-end text:name="__RefHeading___Toc9920_728628141"/></text:h>
      <text:p text:style-name="P199">Inside 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6">Flips the direction of the normals of the selected geometry.</text:p>
      <text:h text:style-name="P197" text:outline-level="5"><draw:frame draw:style-name="fr2" draw:name="Bild35 Kopie 1" text:anchor-type="paragraph" svg:y="0.639cm" svg:width="4.45cm" svg:height="0.981cm" draw:z-index="160"><draw:image xlink:href="Pictures/100000010000015E0000004D02BFB0F8.png" xlink:type="simple" xlink:show="embed" xlink:actuate="onLoad" draw:mime-type="image/png"/></draw:frame><text:bookmark-start text:name="__RefHeading___Toc2607_4141173830 Kopie 1"/>Last Operator <text:span text:style-name="T70">Flip Normals</text:span><text:bookmark-end text:name="__RefHeading___Toc2607_4141173830 Kopie 1"/></text:h>
      <text:h text:style-name="P200" text:outline-level="6"><text:bookmark-start text:name="__RefHeading___Toc9920_728628141 Kopie 1"/>Custom Normals only<text:bookmark-end text:name="__RefHeading___Toc9920_728628141 Kopie 1"/></text:h>
      <text:p text:style-name="P201">Only flip the custom loop normals of the selected elements.</text:p>
      <text:p text:style-name="Horizontal_20_Line"/>
      <text:h text:style-name="Heading_20_2" text:outline-level="2"><text:bookmark-start text:name="__RefHeading___Toc26475_79423390"/>Set from Faces<text:bookmark-end text:name="__RefHeading___Toc26475_79423390"/></text:h>
      <text:p text:style-name="P202">Sets the vertex normals from the selected faces. This tool requires to have Auto smooth activated!</text:p>
      <text:p text:style-name="P202"/>
      <text:h text:style-name="P197" text:outline-level="5"><draw:frame draw:style-name="fr2" draw:name="Bild35 Kopie 1 Kopie 1" text:anchor-type="paragraph" svg:y="0.639cm" svg:width="4.51cm" svg:height="1cm" draw:z-index="161"><draw:image xlink:href="Pictures/10000001000001630000004F6FA80DAB.png" xlink:type="simple" xlink:show="embed" xlink:actuate="onLoad" draw:mime-type="image/png"/></draw:frame><text:bookmark-start text:name="__RefHeading___Toc2607_4141173830 Kopie 1 Kopie 2"/><text:soft-page-break/>Last Operator <text:span text:style-name="T70">Set Normals from Faces</text:span><text:bookmark-end text:name="__RefHeading___Toc2607_4141173830 Kopie 1 Kopie 2"/></text:h>
      <text:h text:style-name="P200" text:outline-level="6"><text:bookmark-start text:name="__RefHeading___Toc9920_728628141 Kopie 1 Kopie 2"/>Keep Sharp Edges<text:bookmark-end text:name="__RefHeading___Toc9920_728628141 Kopie 1 Kopie 2"/></text:h>
      <text:p text:style-name="P201">Don’t set sharp edges to faces.</text:p>
      <text:p text:style-name="Horizontal_20_Line"/>
      <text:h text:style-name="Heading_20_2" text:outline-level="2"><text:bookmark-start text:name="__RefHeading___Toc2611_4141173830"/>Rotate <text:bookmark-end text:name="__RefHeading___Toc2611_4141173830"/></text:h>
      <text:p text:style-name="P203">Rotate the normals of the selected vertices manually.</text:p>
      <text:h text:style-name="Heading_20_3" text:outline-level="3"><draw:frame draw:style-name="fr2" draw:name="Bild37" text:anchor-type="paragraph" svg:y="0.055cm" svg:width="4.47cm" svg:height="2.011cm" draw:z-index="43"><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3">The angle of the selected normal(s).</text:p>
      <text:h text:style-name="Heading_20_4" text:outline-level="4"><text:bookmark-start text:name="__RefHeading___Toc2617_4141173830"/>Axis<text:bookmark-end text:name="__RefHeading___Toc2617_4141173830"/></text:h>
      <text:p text:style-name="P203">The axis to rotate around.</text:p>
      <text:h text:style-name="Heading_20_4" text:outline-level="4"><draw:frame draw:style-name="fr2" draw:name="Bild38" text:anchor-type="paragraph" svg:y="0.356cm" svg:width="2.27cm" svg:height="2.529cm" draw:z-index="44"><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04">Choose the type of orientation, in which coordinate system the action should happen.</text:p>
      <text:h text:style-name="P205" text:outline-level="4"><text:bookmark-start text:name="__RefHeading___Toc2621_4141173830"/>Mirror Editing<text:bookmark-end text:name="__RefHeading___Toc2621_4141173830"/></text:h>
      <text:p text:style-name="P201">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06">All vertex normals will point to a specific target. This target can be chosen from hotkeys. They show in the header.</text:p>
      <text:p text:style-name="P207"><draw:frame draw:style-name="fr4" draw:name="Bild39" text:anchor-type="paragraph" svg:x="0.108cm" svg:y="0.035cm" svg:width="7.331cm" svg:height="0.61cm" draw:z-index="45"><draw:image xlink:href="Pictures/10000001000001B100000024DAB5DAD9.png" xlink:type="simple" xlink:show="embed" xlink:actuate="onLoad" draw:mime-type="image/png"/></draw:frame></text:p>
      <text:p text:style-name="P207"/>
      <text:p text:style-name="P206">Pressing R for Reset will reset the normals to where they were before the operation.</text:p>
      <text:h text:style-name="P208" text:outline-level="3"><draw:frame draw:style-name="fr2" draw:name="Bild40" text:anchor-type="paragraph" svg:y="0.224cm" svg:width="4.81cm" svg:height="3.23cm" draw:z-index="46"><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7"><text:span text:style-name="T71">T</text:span>he normal directions are reversed from what <text:span text:style-name="T71">is specified.</text:span></text:p>
      <text:h text:style-name="Heading_20_4" text:outline-level="4"><text:bookmark-start text:name="__RefHeading___Toc2629_4141173830"/>Align<text:bookmark-end text:name="__RefHeading___Toc2629_4141173830"/></text:h>
      <text:p text:style-name="Text_20_body"><text:span text:style-name="T71">A</text:span>ll normals will point in the same direction.</text:p>
      <text:h text:style-name="Heading_20_4" text:outline-level="4"><text:bookmark-start text:name="__RefHeading___Toc2631_4141173830"/>Target<text:bookmark-end text:name="__RefHeading___Toc2631_4141173830"/></text:h>
      <text:p text:style-name="P209">The target position.</text:p>
      <text:h text:style-name="Heading_20_4" text:outline-level="4"><text:bookmark-start text:name="__RefHeading___Toc2633_4141173830"/><text:soft-page-break/>Spherize<text:bookmark-end text:name="__RefHeading___Toc2633_4141173830"/></text:h>
      <text:p text:style-name="Text_20_body"><text:span text:style-name="T72">E</text:span>ach normal will be <text:span text:style-name="T72">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47"><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10">Take the average of vertices normals.</text:p>
      <text:h text:style-name="Heading_20_3" text:outline-level="3"><text:bookmark-start text:name="__RefHeading___Toc2643_4141173830"/>Face Area<text:bookmark-end text:name="__RefHeading___Toc2643_4141173830"/></text:h>
      <text:p text:style-name="P210">Set all vertices normals by face area.</text:p>
      <text:h text:style-name="Heading_20_3" text:outline-level="3"><text:bookmark-start text:name="__RefHeading___Toc2645_4141173830"/>Corner Angle<text:bookmark-end text:name="__RefHeading___Toc2645_4141173830"/></text:h>
      <text:p text:style-name="P210">Set all vertices by corner angle.</text:p>
      <text:h text:style-name="Heading_20_4" text:outline-level="4"><draw:frame draw:style-name="fr2" draw:name="Bild42" text:anchor-type="paragraph" svg:y="0.187cm" svg:width="4.84cm" svg:height="1.85cm" draw:z-index="48"><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h text:style-name="Heading_20_4" text:outline-level="4"><text:bookmark-start text:name="__RefHeading___Toc7241_3087250931"/>Type<text:bookmark-end text:name="__RefHeading___Toc7241_3087250931"/></text:h>
      <text:p text:style-name="P211">Choose the average type again.</text:p>
      <text:h text:style-name="Heading_20_5" text:outline-level="5"><text:bookmark-start text:name="__RefHeading___Toc2649_4141173830"/>Weigh<text:bookmark-end text:name="__RefHeading___Toc2649_4141173830"/></text:h>
      <text:p text:style-name="P211">Just for custom normals method. Weight applied by face.</text:p>
      <text:h text:style-name="Heading_20_5" text:outline-level="5"><text:bookmark-start text:name="__RefHeading___Toc2651_4141173830"/>Threshold<text:bookmark-end text:name="__RefHeading___Toc2651_4141173830"/></text:h>
      <text:p text:style-name="P211">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12">Copies the normals of a single selected vertice. </text:p>
      <text:h text:style-name="Heading_20_2" text:outline-level="2"><text:bookmark-start text:name="__RefHeading___Toc2994_3012658524"/>Paste Vectors<text:bookmark-end text:name="__RefHeading___Toc2994_3012658524"/></text:h>
      <text:p text:style-name="P213"><draw:frame draw:style-name="fr4" draw:name="Bild43" text:anchor-type="paragraph" svg:x="13.958cm" svg:y="0.931cm" svg:width="4.761cm" svg:height="1.05cm" draw:z-index="49"><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text:soft-page-break/>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3">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14">Smooth custom normals towards the adjacent vertex normals.</text:p>
      <text:h text:style-name="Heading_20_3" text:outline-level="3"><draw:frame draw:style-name="fr4" draw:name="Bild44" text:anchor-type="paragraph" svg:x="13.654cm" svg:y="-0.116cm" svg:width="4.761cm" svg:height="1.05cm" draw:z-index="50"><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4">Adjust how strong the smoothen should be.</text:p>
      <text:h text:style-name="Heading_20_2" text:outline-level="2"><text:bookmark-start text:name="__RefHeading___Toc3006_3012658524"/>Reset Vectors<text:bookmark-end text:name="__RefHeading___Toc3006_3012658524"/></text:h>
      <text:p text:style-name="P214">Resets the normal of the selected element(s).</text:p>
      <text:h text:style-name="Heading_20_2" text:outline-level="2"><text:bookmark-start text:name="__RefHeading___Toc3008_3012658524"/>Select by Face Strength<text:bookmark-end text:name="__RefHeading___Toc3008_3012658524"/></text:h>
      <text:p text:style-name="P214">Face strength gets used by the Weighted Normals modifier. See Face Influence checkbox.</text:p>
      <text:p text:style-name="P215">Select faces with either weak or medium or strong face strength.</text:p>
      <text:h text:style-name="Heading_20_2" text:outline-level="2"><text:bookmark-start text:name="__RefHeading___Toc3010_3012658524"/>Set Face Strength<text:bookmark-end text:name="__RefHeading___Toc3010_3012658524"/></text:h>
      <text:p text:style-name="P216">Face strength gets used by the Weighted Normals modifier. See Face Influence checkbox.</text:p>
      <text:p text:style-name="P215">Set selected faces to either a weak, a medium or a strong face strength.</text:p>
      <text:h text:style-name="P217" text:outline-level="3"><draw:frame draw:style-name="fr2" draw:name="Bild44 Kopie 1" text:anchor-type="paragraph" svg:y="0.108cm" svg:width="4.53cm" svg:height="1.33cm" draw:z-index="162"><draw:image xlink:href="Pictures/1000000100000165000000696825E241.png" xlink:type="simple" xlink:show="embed" xlink:actuate="onLoad" draw:mime-type="image/png"/></draw:frame><text:bookmark-start text:name="__RefHeading___Toc3002_3012658524 Kopie 1"/>Last Operator <text:span text:style-name="T73">Face Normal Strength</text:span><text:bookmark-end text:name="__RefHeading___Toc3002_3012658524 Kopie 1"/></text:h>
      <text:h text:style-name="P218" text:outline-level="4"><text:bookmark-start text:name="__RefHeading___Toc3004_3012658524 Kopie 1"/>Set Value<text:bookmark-end text:name="__RefHeading___Toc3004_3012658524 Kopie 1"/></text:h>
      <text:p text:style-name="P219">Unticked it selects by face strength by weak, medium or high. Ticked it sets the face strength to weak, medium or high.</text:p>
      <text:h text:style-name="P220" text:outline-level="2"><text:bookmark-start text:name="__RefHeading___Toc3006_3012658524 Kopie 1"/>Face Strength<text:bookmark-end text:name="__RefHeading___Toc3006_3012658524 Kopie 1"/></text:h>
      <text:p text:style-name="P221">Resets the normal of the selected element(s).</text:p>
      <text:p text:style-name="P222"/>
      <table:table table:name="Tabelle6" table:style-name="Tabelle6">
        <table:table-column table:style-name="Tabelle6.A"/>
        <table:table-row>
          <table:table-cell table:style-name="Tabelle6.A1" office:value-type="string">
            <text:h text:style-name="P223" text:outline-level="1"><text:bookmark-start text:name="__RefHeading___Toc3012_3012658524"/>S<text:span text:style-name="T74">hading</text:span><text:bookmark-end text:name="__RefHeading___Toc3012_3012658524"/></text:h>
          </table:table-cell>
        </table:table-row>
      </table:table>
      <text:p text:style-name="Text_20_body"><draw:frame draw:style-name="fr2" draw:name="Bild45" text:anchor-type="paragraph" svg:y="0.413cm" svg:width="5.74cm" svg:height="2.491cm" draw:z-index="51"><draw:image xlink:href="Pictures/1000000100000153000000933ABA4DF3.png" xlink:type="simple" xlink:show="embed" xlink:actuate="onLoad" draw:mime-type="image/png"/></draw:frame></text:p>
      <text:p text:style-name="Text_20_body">Sets the shading of the <text:span text:style-name="T74">selected elements to either smooth or flat.</text:span></text:p>
      <text:p text:style-name="Text_20_body"/>
      <text:p text:style-name="Text_20_body"><text:soft-page-break/>Shading is under the hood a normals operation.</text:p>
      <text:h text:style-name="Heading_20_2" text:outline-level="2"><text:bookmark-start text:name="__RefHeading___Toc6660_3087250931"/>Shade smooth<text:bookmark-end text:name="__RefHeading___Toc6660_3087250931"/></text:h>
      <text:p text:style-name="P224">Display shading smooth.</text:p>
      <text:h text:style-name="Heading_20_2" text:outline-level="2"><text:bookmark-start text:name="__RefHeading___Toc6662_3087250931"/>Shade Flat<text:bookmark-end text:name="__RefHeading___Toc6662_3087250931"/></text:h>
      <text:p text:style-name="P224">Display shading flat.</text:p>
      <text:h text:style-name="Heading_20_2" text:outline-level="2"><text:bookmark-start text:name="__RefHeading___Toc6664_3087250931"/>Smooth Edges<text:bookmark-end text:name="__RefHeading___Toc6664_3087250931"/></text:h>
      <text:p text:style-name="P224">Clear as sharp marked edges and set them to smooth.</text:p>
      <text:h text:style-name="P225" text:outline-level="3"><draw:frame draw:style-name="fr2" draw:name="Bild44 Kopie 1 Kopie 1" text:anchor-type="paragraph" svg:y="0.108cm" svg:width="4.431cm" svg:height="0.951cm" draw:z-index="163"><draw:image xlink:href="Pictures/100000010000015D0000004BA54FDAD3.png" xlink:type="simple" xlink:show="embed" xlink:actuate="onLoad" draw:mime-type="image/png"/></draw:frame><text:bookmark-start text:name="__RefHeading___Toc3002_3012658524 Kopie 1 Kopie 1"/>Last Operator <text:span text:style-name="T75">Clear Sharp</text:span><text:bookmark-end text:name="__RefHeading___Toc3002_3012658524 Kopie 1 Kopie 1"/></text:h>
      <text:h text:style-name="P226" text:outline-level="4"><text:bookmark-start text:name="__RefHeading___Toc3004_3012658524 Kopie 1 Kopie 1"/>Vertices<text:bookmark-end text:name="__RefHeading___Toc3004_3012658524 Kopie 1 Kopie 1"/></text:h>
      <text:p text:style-name="P224">Consider vertices instead of edges to select which edges to set to smooth.</text:p>
      <text:h text:style-name="Heading_20_2" text:outline-level="2"><text:bookmark-start text:name="__RefHeading___Toc6666_3087250931"/>Sharp Edges<text:bookmark-end text:name="__RefHeading___Toc6666_3087250931"/></text:h>
      <text:p text:style-name="P224">Mark selected edges as sharp.</text:p>
      <text:h text:style-name="P225" text:outline-level="3"><draw:frame draw:style-name="fr2" draw:name="Bild44 Kopie 1 Kopie 1 Kopie 1" text:anchor-type="paragraph" svg:y="0.108cm" svg:width="4.47cm" svg:height="1cm" draw:z-index="164"><draw:image xlink:href="Pictures/10000001000001600000004FBB7D1399.png" xlink:type="simple" xlink:show="embed" xlink:actuate="onLoad" draw:mime-type="image/png"/></draw:frame><text:bookmark-start text:name="__RefHeading___Toc3002_3012658524 Kopie 1 Kopie 1 Kopie 1"/>Last Operator <text:span text:style-name="T75">Mark Sharp</text:span><text:bookmark-end text:name="__RefHeading___Toc3002_3012658524 Kopie 1 Kopie 1 Kopie 1"/></text:h>
      <text:h text:style-name="P226" text:outline-level="4"><text:bookmark-start text:name="__RefHeading___Toc3004_3012658524 Kopie 1 Kopie 1 Kopie 1"/>Vertices<text:bookmark-end text:name="__RefHeading___Toc3004_3012658524 Kopie 1 Kopie 1 Kopie 1"/></text:h>
      <text:p text:style-name="P224">Consider vertices instead of edges to select which edges to set to sharp.</text:p>
      <text:h text:style-name="Heading_20_2" text:outline-level="2"><text:bookmark-start text:name="__RefHeading___Toc6668_3087250931"/>Smooth Vertices<text:bookmark-end text:name="__RefHeading___Toc6668_3087250931"/></text:h>
      <text:p text:style-name="P224">Clear as sharp marked edges and set them to smooth. But the calculation happens from the selected vertices instead of the edges.</text:p>
      <text:h text:style-name="P225" text:outline-level="3"><draw:frame draw:style-name="fr2" draw:name="Bild44 Kopie 1 Kopie 1 Kopie 1 Kopie 1" text:anchor-type="paragraph" svg:y="0.108cm" svg:width="4.47cm" svg:height="0.99cm" draw:z-index="165"><draw:image xlink:href="Pictures/10000001000001600000004E5D0C5043.png" xlink:type="simple" xlink:show="embed" xlink:actuate="onLoad" draw:mime-type="image/png"/></draw:frame><text:bookmark-start text:name="__RefHeading___Toc3002_3012658524 Kopie 1 Kopie 1 Kopie 1 Kopie 1"/>Last Operator <text:span text:style-name="T75">Clear Sharp from Vertices</text:span><text:bookmark-end text:name="__RefHeading___Toc3002_3012658524 Kopie 1 Kopie 1 Kopie 1 Kopie 1"/></text:h>
      <text:h text:style-name="P226" text:outline-level="4"><text:bookmark-start text:name="__RefHeading___Toc3004_3012658524 Kopie 1 Kopie 1 Kopie 1 Kopie 1"/>Vertices<text:bookmark-end text:name="__RefHeading___Toc3004_3012658524 Kopie 1 Kopie 1 Kopie 1 Kopie 1"/></text:h>
      <text:p text:style-name="P224">Consider vertices instead of edges to select which edges to set to sharp.</text:p>
      <text:h text:style-name="Heading_20_2" text:outline-level="2"><text:bookmark-start text:name="__RefHeading___Toc6670_3087250931"/>Sharp Vertices<text:bookmark-end text:name="__RefHeading___Toc6670_3087250931"/></text:h>
      <text:p text:style-name="P224">Mark selected edges as sharp. But the calculation happens from the selected vertices instead of the edges.</text:p>
      <text:h text:style-name="P225" text:outline-level="3"><draw:frame draw:style-name="fr2" draw:name="Bild44 Kopie 1 Kopie 1 Kopie 1 Kopie 1 Kopie 1" text:anchor-type="paragraph" svg:y="0.108cm" svg:width="4.47cm" svg:height="0.99cm" draw:z-index="166"><draw:image xlink:href="Pictures/10000001000001610000004F70945CA2.png" xlink:type="simple" xlink:show="embed" xlink:actuate="onLoad" draw:mime-type="image/png"/></draw:frame><text:bookmark-start text:name="__RefHeading___Toc3002_3012658524 Kopie 1 Kopie 1 Kopie 1 Kopie 1 Kopie 1"/>Last Operator <text:span text:style-name="T75">Mark Sharp from Vertices</text:span><text:bookmark-end text:name="__RefHeading___Toc3002_3012658524 Kopie 1 Kopie 1 Kopie 1 Kopie 1 Kopie 1"/></text:h>
      <text:h text:style-name="P226" text:outline-level="4"><text:bookmark-start text:name="__RefHeading___Toc3004_3012658524 Kopie 1 Kopie 1 Kopie 1 Kopie 1 Kopie 1"/>Vertices<text:bookmark-end text:name="__RefHeading___Toc3004_3012658524 Kopie 1 Kopie 1 Kopie 1 Kopie 1 Kopie 1"/></text:h>
      <text:p text:style-name="P224">Consider vertices instead of edges to select which edges to set to sharp.</text:p>
      <text:p text:style-name="Text_20_body"/>
      <table:table table:name="Tabelle7" table:style-name="Tabelle7">
        <table:table-column table:style-name="Tabelle7.A"/>
        <text:soft-page-break/>
        <table:table-row>
          <table:table-cell table:style-name="Tabelle7.A1" office:value-type="string">
            <text:h text:style-name="P227" text:outline-level="1"><text:bookmark-start text:name="__RefHeading___Toc3014_3012658524"/>Weights<text:bookmark-end text:name="__RefHeading___Toc3014_3012658524"/></text:h>
          </table:table-cell>
        </table:table-row>
      </table:table>
      <text:p text:style-name="P228"><text:bookmark text:name="__RefHeading___Toc3016_3012658524"/></text:p>
      <text:p text:style-name="P229"><draw:frame draw:style-name="fr2" draw:name="Bild241" text:anchor-type="paragraph" svg:y="0.243cm" svg:width="10.291cm" svg:height="4.32cm" draw:z-index="52"><draw:image xlink:href="Pictures/100000010000032A00000154C2306BD9.png" xlink:type="simple" xlink:show="embed" xlink:actuate="onLoad" draw:mime-type="image/png"/></draw:frame>The Weight<text:span text:style-name="T7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30">In Edit Mode the weight mapping doesn't show. Here you work with the Vertex Groups.</text:p>
      <text:p text:style-name="P230">In Weight paint mode the weight painting shows with colors. Here you usually paint the weighting.</text:p>
      <text:p text:style-name="P230"><text:span text:style-name="T77">This menu </text:span>items <text:span text:style-name="T77">also exists in Weight Paint mode.</text:span></text:p>
      <text:h text:style-name="Heading_20_5" text:outline-level="5"><draw:frame draw:style-name="fr15" draw:name="Bild240" text:anchor-type="paragraph" svg:x="0.46cm" svg:y="0.039cm" svg:width="9.94cm" svg:height="5.821cm" draw:z-index="53"><draw:image xlink:href="Pictures/100000010000024B000001585443D07C.png" xlink:type="simple" xlink:show="embed" xlink:actuate="onLoad" draw:mime-type="image/png"/></draw:frame><draw:frame draw:style-name="fr13" draw:name="Bild242 Kopie 1" text:anchor-type="paragraph" svg:y="6.188cm" svg:width="5.56cm" svg:height="1.51cm" draw:z-index="167"><draw:image xlink:href="Pictures/10000001000001B60000007730C22C4E.png" xlink:type="simple" xlink:show="embed" xlink:actuate="onLoad" draw:mime-type="image/png"/></draw:frame><text:bookmark-start text:name="__RefHeading___Toc7243_3087250931"/>Legacy sub menu<text:bookmark-end text:name="__RefHeading___Toc7243_3087250931"/></text:h>
      <text:p text:style-name="P231">Contains legacy menu items. They can currently not be activated.</text:p>
      <text:p text:style-name="P231"/>
      <text:p text:style-name="P232"/>
      <text:h text:style-name="P233" text:outline-level="5"><text:bookmark-start text:name="__RefHeading___Toc8034_533592075"/>Normalize All<text:bookmark-end text:name="__RefHeading___Toc8034_533592075"/></text:h>
      <text:p text:style-name="P234"><draw:frame draw:style-name="fr13" draw:name="Bild242" text:anchor-type="paragraph" svg:y="1.625cm" svg:width="4.431cm" svg:height="1.319cm" draw:z-index="54"><draw:image xlink:href="Pictures/100000010000015D0000006880105C5A.png" xlink:type="simple" xlink:show="embed" xlink:actuate="onLoad" draw:mime-type="image/png"/></draw:frame><text:span text:style-name="T76">While weight painting it can happen that a vertice gets several weightings assigned. </text:span>Normalize all normalizes the weight of all Vertex groups so that the values for the single vertices in the sum is 1.</text:p>
      <text:h text:style-name="P235" text:outline-level="6"><text:bookmark-start text:name="__RefHeading___Toc8036_533592075"/>Last Operator<text:span text:style-name="T78"> Normalize all</text:span><text:bookmark-end text:name="__RefHeading___Toc8036_533592075"/></text:h>
      <text:p text:style-name="P236"/>
      <text:h text:style-name="P237" text:outline-level="7"><draw:frame draw:style-name="fr13" draw:name="Bild244" text:anchor-type="paragraph" svg:y="0.52cm" svg:width="2.589cm" svg:height="0.801cm" draw:z-index="55"><draw:image xlink:href="Pictures/10000001000000CC0000003F2F6556E7.png" xlink:type="simple" xlink:show="embed" xlink:actuate="onLoad" draw:mime-type="image/png"/></draw:frame><text:bookmark-start text:name="__RefHeading___Toc8038_533592075"/>Subset<text:bookmark-end text:name="__RefHeading___Toc8038_533592075"/></text:h>
      <text:p text:style-name="P234">Subset is a drop-down menu choose the Subset method.</text:p>
      <text:h text:style-name="P237" text:outline-level="7"><text:bookmark-start text:name="__RefHeading___Toc52754_1737773070"/>Lock Active<text:bookmark-end text:name="__RefHeading___Toc52754_1737773070"/></text:h>
      <text:p text:style-name="P234">Keep the values of the active group while normalizing others.</text:p>
      <text:p text:style-name="P232"/>
      <text:h text:style-name="P233" text:outline-level="5"><text:bookmark-start text:name="__RefHeading___Toc8042_533592075"/><text:soft-page-break/>Normalize<text:bookmark-end text:name="__RefHeading___Toc8042_533592075"/></text:h>
      <text:p text:style-name="P234">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36"><text:span text:style-name="T79">The </text:span>Last Operator<text:span text:style-name="T78"> Normalize panel has no adjustable settings.</text:span></text:p>
      <text:p text:style-name="P232"/>
      <text:h text:style-name="P233" text:outline-level="5"><text:bookmark-start text:name="__RefHeading___Toc8044_533592075"/>Mirror<text:bookmark-end text:name="__RefHeading___Toc8044_533592075"/></text:h>
      <text:p text:style-name="P234">Mirror Vertex Group mirrors Vertex Groups and flips weights and/or names. It only edits selected Vertices. It flips when both sides are selected. Otherwise it copies from Unselected.</text:p>
      <text:h text:style-name="P235" text:outline-level="6"><draw:frame draw:style-name="fr13" draw:name="Bild151" text:anchor-type="paragraph" svg:y="-0.026cm" svg:width="4.47cm" svg:height="1.981cm" draw:z-index="56"><draw:image xlink:href="Pictures/10000001000001600000009C0283FB97.png" xlink:type="simple" xlink:show="embed" xlink:actuate="onLoad" draw:mime-type="image/png"/></draw:frame><text:bookmark-start text:name="__RefHeading___Toc8046_533592075"/>Last Operator<text:span text:style-name="T78"> Mirror Vertex Group</text:span><text:bookmark-end text:name="__RefHeading___Toc8046_533592075"/></text:h>
      <text:h text:style-name="P237" text:outline-level="7"><text:bookmark-start text:name="__RefHeading___Toc8048_533592075"/>Mirror Weights<text:bookmark-end text:name="__RefHeading___Toc8048_533592075"/></text:h>
      <text:p text:style-name="P234">With Mirror Weights ticked it mirrors the weights.</text:p>
      <text:h text:style-name="P237" text:outline-level="7"><text:bookmark-start text:name="__RefHeading___Toc8050_533592075"/>Flip Group Names<text:bookmark-end text:name="__RefHeading___Toc8050_533592075"/></text:h>
      <text:p text:style-name="P234">With Flip Group Names ticked it flips the Group names<text:span text:style-name="T80">.</text:span></text:p>
      <text:h text:style-name="P237" text:outline-level="7"><text:bookmark-start text:name="__RefHeading___Toc8052_533592075"/>All Groups<text:bookmark-end text:name="__RefHeading___Toc8052_533592075"/></text:h>
      <text:p text:style-name="P234">Mirrors all Vertex Groups</text:p>
      <text:h text:style-name="P237" text:outline-level="7"><text:bookmark-start text:name="__RefHeading___Toc8054_533592075"/>Topology Mirror<text:bookmark-end text:name="__RefHeading___Toc8054_533592075"/></text:h>
      <text:p text:style-name="P234">Uses topology based mirroring. This requires matching mirrored topology.</text:p>
      <text:p text:style-name="P232"/>
      <text:h text:style-name="P238" text:outline-level="5"><text:bookmark-start text:name="__RefHeading___Toc8460_2087327740"/>Invert<text:bookmark-end text:name="__RefHeading___Toc8460_2087327740"/></text:h>
      <text:p text:style-name="P239">Invert inverts the weight painting for the selected vertex group<text:span text:style-name="T81">.</text:span></text:p>
      <text:h text:style-name="P235" text:outline-level="6"><draw:frame draw:style-name="fr13" draw:name="Bild245" text:anchor-type="paragraph" svg:y="-0.069cm" svg:width="4.48cm" svg:height="1.69cm" draw:z-index="57"><draw:image xlink:href="Pictures/1000000100000161000000851B6FF3A2.png" xlink:type="simple" xlink:show="embed" xlink:actuate="onLoad" draw:mime-type="image/png"/></draw:frame><text:bookmark-start text:name="__RefHeading___Toc8036_5335920751"/>Last Operator<text:span text:style-name="T78"> Invert Vertex Group</text:span><text:bookmark-end text:name="__RefHeading___Toc8036_5335920751"/></text:h>
      <text:h text:style-name="P237" text:outline-level="7"><text:bookmark-start text:name="__RefHeading___Toc8038_5335920751"/>Subset<text:bookmark-end text:name="__RefHeading___Toc8038_5335920751"/></text:h>
      <text:p text:style-name="P234">Subset is a drop-down menu choose the Subset method.</text:p>
      <text:h text:style-name="P240" text:outline-level="7"><draw:frame draw:style-name="fr13" draw:name="Bild246" text:anchor-type="paragraph" svg:y="0.527cm" svg:width="2.581cm" svg:height="1.131cm" draw:z-index="58"><draw:image xlink:href="Pictures/10000001000000CB00000059A9FA2DFA.png" xlink:type="simple" xlink:show="embed" xlink:actuate="onLoad" draw:mime-type="image/png"/></draw:frame><text:bookmark-start text:name="__RefHeading___Toc8040_5335920751"/>Add Weights<text:bookmark-end text:name="__RefHeading___Toc8040_5335920751"/></text:h>
      <text:p text:style-name="P239">Add Vertices from Groups that have zero Weighting before inverting.</text:p>
      <text:h text:style-name="P241" text:outline-level="7"><text:bookmark-start text:name="__RefHeading___Toc8462_2087327740"/>Remove Weights<text:bookmark-end text:name="__RefHeading___Toc8462_2087327740"/></text:h>
      <text:p text:style-name="P239">Remove Vertices from Groups that have zero weight after inverting.</text:p>
      <text:p text:style-name="P232"/>
      <text:h text:style-name="P242" text:outline-level="5"><text:bookmark-start text:name="__RefHeading___Toc8464_2087327740"/>Clean<text:bookmark-end text:name="__RefHeading___Toc8464_2087327740"/></text:h>
      <text:p text:style-name="P243">Removes Vertex group assignments that are not required from the active vertex group.</text:p>
      <text:h text:style-name="P235" text:outline-level="6"><draw:frame draw:style-name="fr13" draw:name="Bild247" text:anchor-type="paragraph" svg:y="0.093cm" svg:width="4.53cm" svg:height="1.73cm" draw:z-index="63"><draw:image xlink:href="Pictures/1000000100000165000000889C1D0E54.png" xlink:type="simple" xlink:show="embed" xlink:actuate="onLoad" draw:mime-type="image/png"/></draw:frame><text:bookmark-start text:name="__RefHeading___Toc52756_1737773070"/>Last Operator<text:span text:style-name="T78"> Clean Vertex Group</text:span><text:bookmark-end text:name="__RefHeading___Toc52756_1737773070"/></text:h>
      <text:p text:style-name="P236"/>
      <text:p text:style-name="P236"/>
      <text:h text:style-name="P237" text:outline-level="7"><draw:frame draw:style-name="fr16" draw:name="Bild248" text:anchor-type="paragraph" svg:x="15.861cm" svg:y="0.016cm" svg:width="2.559cm" svg:height="1.161cm" draw:z-index="59"><draw:image xlink:href="Pictures/10000001000000CA0000005B77865875.png" xlink:type="simple" xlink:show="embed" xlink:actuate="onLoad" draw:mime-type="image/png"/></draw:frame><text:bookmark-start text:name="__RefHeading___Toc15498_2567070647"/><text:soft-page-break/>Subset<text:bookmark-end text:name="__RefHeading___Toc15498_2567070647"/></text:h>
      <text:p text:style-name="P234">Subset is a drop-down menu choose the Subset method.</text:p>
      <text:h text:style-name="P244" text:outline-level="7"><text:bookmark-start text:name="__RefHeading___Toc15500_2567070647"/>Limit<text:bookmark-end text:name="__RefHeading___Toc15500_2567070647"/></text:h>
      <text:p text:style-name="P243">Remove weights that are below or equal to the limit value.</text:p>
      <text:h text:style-name="P241" text:outline-level="7"><text:bookmark-start text:name="__RefHeading___Toc15502_2567070647"/>Keep Single<text:bookmark-end text:name="__RefHeading___Toc15502_2567070647"/></text:h>
      <text:p text:style-name="P243">Keep Vertices assigned to at least one vertex group when cleaning.</text:p>
      <text:p text:style-name="P245"/>
      <text:h text:style-name="P246" text:outline-level="5"><draw:frame draw:style-name="fr13" draw:name="Bild249" text:anchor-type="paragraph" svg:y="0.228cm" svg:width="4.84cm" svg:height="1.469cm" draw:z-index="61"><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47">Quantize quantizes the weight paint values. It starts with 4 steps. With a step of 1 you have a single vertex color, no matter how you have painted it before.</text:p>
      <text:h text:style-name="P235" text:outline-level="6"><draw:frame draw:style-name="fr13" draw:name="Bild250" text:anchor-type="paragraph" svg:y="0.513cm" svg:width="2.559cm" svg:height="1.161cm" draw:z-index="60"><draw:image xlink:href="Pictures/10000001000000CA0000005B77865875.png" xlink:type="simple" xlink:show="embed" xlink:actuate="onLoad" draw:mime-type="image/png"/></draw:frame><text:bookmark-start text:name="__RefHeading___Toc8036_533592075111"/>Last Operator<text:span text:style-name="T78"> Quantize</text:span><text:bookmark-end text:name="__RefHeading___Toc8036_533592075111"/></text:h>
      <text:h text:style-name="P237" text:outline-level="7"><text:bookmark-start text:name="__RefHeading___Toc8038_533592075111"/>Subset<text:bookmark-end text:name="__RefHeading___Toc8038_533592075111"/></text:h>
      <text:p text:style-name="P234">Subset is a drop-down menu choose the Subset method.</text:p>
      <text:h text:style-name="P248" text:outline-level="7"><text:bookmark-start text:name="__RefHeading___Toc8040_533592075111"/>Steps<text:bookmark-end text:name="__RefHeading___Toc8040_533592075111"/></text:h>
      <text:p text:style-name="P247">Here you adjust in how many steps the weight paint colors should be divided.</text:p>
      <text:p text:style-name="P232"/>
      <text:h text:style-name="P246" text:outline-level="5"><text:bookmark-start text:name="__RefHeading___Toc8470_2087327740"/>Levels<text:bookmark-end text:name="__RefHeading___Toc8470_2087327740"/></text:h>
      <text:p text:style-name="P247"><draw:frame draw:style-name="fr13" draw:name="Bild251" text:anchor-type="paragraph" svg:y="0.233cm" svg:width="4.74cm" svg:height="1.78cm" draw:z-index="64"><draw:image xlink:href="Pictures/1000000100000118000000699ADC3B09.png" xlink:type="simple" xlink:show="embed" xlink:actuate="onLoad" draw:mime-type="image/png"/></draw:frame>Adds some offset <text:s/>to the Weight paint, and multiplys it with some gain.</text:p>
      <text:h text:style-name="P235" text:outline-level="6"><text:bookmark-start text:name="__RefHeading___Toc8036_5335920751111"/>Last Operator<text:span text:style-name="T78"> Vertex Group Levels</text:span><text:bookmark-end text:name="__RefHeading___Toc8036_5335920751111"/></text:h>
      <text:h text:style-name="P237" text:outline-level="7"><text:bookmark-start text:name="__RefHeading___Toc15504_2567070647"/>Subset<text:bookmark-end text:name="__RefHeading___Toc15504_2567070647"/></text:h>
      <text:p text:style-name="P234">Subset is a drop-down menu choose the Subset method.</text:p>
      <text:h text:style-name="P248" text:outline-level="7"><draw:frame draw:style-name="fr13" draw:name="Bild152" text:anchor-type="paragraph" svg:y="0.513cm" svg:width="2.559cm" svg:height="1.161cm" draw:z-index="62"><draw:image xlink:href="Pictures/10000001000000CA0000005B77865875.png" xlink:type="simple" xlink:show="embed" xlink:actuate="onLoad" draw:mime-type="image/png"/></draw:frame><text:bookmark-start text:name="__RefHeading___Toc15506_2567070647"/>Offset<text:bookmark-end text:name="__RefHeading___Toc15506_2567070647"/></text:h>
      <text:p text:style-name="P247">Here you adjust the offset.</text:p>
      <text:h text:style-name="P248" text:outline-level="7"><text:bookmark-start text:name="__RefHeading___Toc15508_2567070647"/>Gain<text:bookmark-end text:name="__RefHeading___Toc15508_2567070647"/></text:h>
      <text:p text:style-name="P247">Here you adjust the gain.</text:p>
      <text:p text:style-name="P232"/>
      <text:h text:style-name="P246" text:outline-level="5"><draw:frame draw:style-name="fr13" draw:name="Bild252" text:anchor-type="paragraph" svg:y="-0.028cm" svg:width="4.791cm" svg:height="2.18cm" draw:z-index="65"><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47">Smooths the weight for selected vertices.</text:p>
      <text:h text:style-name="P235" text:outline-level="6"><text:bookmark-start text:name="__RefHeading___Toc8036_5335920751112"/>Last Operator<text:span text:style-name="T78"> Smooth Vertex Weights</text:span><text:bookmark-end text:name="__RefHeading___Toc8036_5335920751112"/></text:h>
      <text:h text:style-name="P237" text:outline-level="7"><draw:frame draw:style-name="fr13" draw:name="Bild253" text:anchor-type="paragraph" svg:y="0.302cm" svg:width="2.559cm" svg:height="1.161cm" draw:z-index="66"><draw:image xlink:href="Pictures/10000001000000CA0000005B77865875.png" xlink:type="simple" xlink:show="embed" xlink:actuate="onLoad" draw:mime-type="image/png"/></draw:frame><text:bookmark-start text:name="__RefHeading___Toc8038_5335920751112"/>Subset<text:bookmark-end text:name="__RefHeading___Toc8038_5335920751112"/></text:h>
      <text:p text:style-name="P234">Subset is a drop-down menu choose the Subset method.</text:p>
      <text:h text:style-name="P248" text:outline-level="7"><text:bookmark-start text:name="__RefHeading___Toc52758_1737773070"/>Factor<text:bookmark-end text:name="__RefHeading___Toc52758_1737773070"/></text:h>
      <text:p text:style-name="P247">Here you adjust the factor.</text:p>
      <text:h text:style-name="P248" text:outline-level="7"><text:bookmark-start text:name="__RefHeading___Toc8476_2087327740"/><text:soft-page-break/>Iterations<text:bookmark-end text:name="__RefHeading___Toc8476_2087327740"/></text:h>
      <text:p text:style-name="P247">Here you adjust how many iterations you use.</text:p>
      <text:h text:style-name="P248" text:outline-level="7"><text:bookmark-start text:name="__RefHeading___Toc8478_2087327740"/>Expand/Contract<text:bookmark-end text:name="__RefHeading___Toc8478_2087327740"/></text:h>
      <text:p text:style-name="P247">Expand or contract the weights.</text:p>
      <text:p text:style-name="Horizontal_20_Line"/>
      <text:h text:style-name="P246" text:outline-level="5"><text:bookmark-start text:name="__RefHeading___Toc8482_2087327740"/>Limit Total<text:bookmark-end text:name="__RefHeading___Toc8482_2087327740"/></text:h>
      <text:p text:style-name="P247">Limit number of Weights per vertex. The lowest weights gets removed. </text:p>
      <text:p text:style-name="P247"><draw:frame draw:style-name="fr13" draw:name="Bild255" text:anchor-type="paragraph" svg:y="0.092cm" svg:width="4.74cm" svg:height="1.439cm" draw:z-index="67"><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35" text:outline-level="6"><text:bookmark-start text:name="__RefHeading___Toc8036_5335920751113"/>Last Operator<text:span text:style-name="T78"> Limit Number of Weights per </text:span><text:span text:style-name="T82">V</text:span><text:span text:style-name="T83">ertex</text:span><text:bookmark-end text:name="__RefHeading___Toc8036_5335920751113"/></text:h>
      <text:h text:style-name="P237" text:outline-level="7"><text:bookmark-start text:name="__RefHeading___Toc8038_5335920751113"/>Subset<text:bookmark-end text:name="__RefHeading___Toc8038_5335920751113"/></text:h>
      <text:p text:style-name="P234"><draw:frame draw:style-name="fr13" draw:name="Bild256" text:anchor-type="paragraph" svg:y="0.023cm" svg:width="2.589cm" svg:height="0.801cm" draw:z-index="68"><draw:image xlink:href="Pictures/10000001000000CC0000003F2F6556E7.png" xlink:type="simple" xlink:show="embed" xlink:actuate="onLoad" draw:mime-type="image/png"/></draw:frame>Subset is a drop-down menu choose the Subset method.</text:p>
      <text:h text:style-name="P248" text:outline-level="7"><text:bookmark-start text:name="__RefHeading___Toc8040_5335920751113"/>Limit<text:bookmark-end text:name="__RefHeading___Toc8040_5335920751113"/></text:h>
      <text:p text:style-name="P247">Here you adjust how many weights are allowed.</text:p>
      <text:p text:style-name="P245"/>
      <text:h text:style-name="P249" text:outline-level="5"><draw:frame draw:style-name="fr13" draw:name="Bild256 Kopie 1" text:anchor-type="paragraph" svg:y="0.023cm" svg:width="5.731cm" svg:height="6.339cm" draw:z-index="168"><draw:image xlink:href="Pictures/10000001000001C3000001F3CE903031.png" xlink:type="simple" xlink:show="embed" xlink:actuate="onLoad" draw:mime-type="image/png"/></draw:frame><text:bookmark-start text:name="__RefHeading___Toc8484_2087327740"/>Locks<text:bookmark-end text:name="__RefHeading___Toc8484_2087327740"/></text:h>
      <text:p text:style-name="P250">The locks from the Vertex groups as operators.</text:p>
      <text:h text:style-name="P251" text:outline-level="6"/>
      <text:p text:style-name="P252"/>
      <text:p text:style-name="P252"><draw:frame draw:style-name="fr16" draw:name="Bild256 Kopie 2" text:anchor-type="paragraph" svg:x="6.798cm" svg:y="-0.153cm" svg:width="5.57cm" svg:height="3.221cm" draw:z-index="169"><draw:image xlink:href="Pictures/10000001000001B7000000FE109135EB.png" xlink:type="simple" xlink:show="embed" xlink:actuate="onLoad" draw:mime-type="image/png"/></draw:frame></text:p>
      <text:p text:style-name="P252"/>
      <text:p text:style-name="P252"/>
      <text:p text:style-name="P252"/>
      <text:p text:style-name="P252"/>
      <table:table table:name="Tabelle19" table:style-name="Tabelle19">
        <table:table-column table:style-name="Tabelle19.A"/>
        <table:table-row>
          <table:table-cell table:style-name="Tabelle19.A1" office:value-type="string">
            <text:h text:style-name="P253" text:outline-level="1"><text:bookmark-start text:name="__RefHeading___Toc47167_30126585241"/>Set Attribute<text:bookmark-end text:name="__RefHeading___Toc47167_30126585241"/></text:h>
          </table:table-cell>
        </table:table-row>
      </table:table>
      <text:p text:style-name="Text_20_body"/>
      <text:p text:style-name="P254"><draw:frame draw:style-name="fr13" draw:name="Bild86" text:anchor-type="paragraph" svg:y="-0.169cm" svg:width="2.859cm" svg:height="1.05cm" draw:z-index="130"><draw:image xlink:href="Pictures/10000001000000A90000003ED0933653.png" xlink:type="simple" xlink:show="embed" xlink:actuate="onLoad" draw:mime-type="image/png"/></draw:frame><text:span text:style-name="T84">S</text:span>et values of the active<text:span text:style-name="T84"> </text:span>attribute for the selected element. <text:span text:style-name="T85">It calls a popup where you can add an attribute. A vertex group index number or a uv map value for example. It depends of the element.</text:span></text:p>
      <text:p text:style-name="P254"/>
      <text:p text:style-name="P254"><draw:frame draw:style-name="fr16" draw:name="Bild83 Kopie 1" text:anchor-type="paragraph" svg:x="13.381cm" svg:y="-0.169cm" svg:width="5.32cm" svg:height="1.61cm" draw:z-index="170"><draw:image xlink:href="Pictures/100000010000013A0000005FB3F40961.png" xlink:type="simple" xlink:show="embed" xlink:actuate="onLoad" draw:mime-type="image/png"/></draw:frame><draw:frame draw:style-name="fr16" draw:name="Bild83 Kopie 1 Kopie 1" text:anchor-type="paragraph" svg:x="6.98cm" svg:y="-0.219cm" svg:width="5.001cm" svg:height="1.45cm" draw:z-index="171"><draw:image xlink:href="Pictures/100000010000018A00000072F65D9B6D.png" xlink:type="simple" xlink:show="embed" xlink:actuate="onLoad" draw:mime-type="image/png"/></draw:frame></text:p>
      <text:p text:style-name="P255"/>
      <text:p text:style-name="P255"/>
      <table:table table:name="Tabelle8" table:style-name="Tabelle8">
        <table:table-column table:style-name="Tabelle8.A"/>
        <text:soft-page-break/>
        <table:table-row>
          <table:table-cell table:style-name="Tabelle8.A1" office:value-type="string">
            <text:h text:style-name="P256" text:outline-level="1"><text:bookmark-start text:name="__RefHeading___Toc47167_3012658524"/>S<text:span text:style-name="T86">ort Elements</text:span><text:bookmark-end text:name="__RefHeading___Toc47167_3012658524"/></text:h>
          </table:table-cell>
        </table:table-row>
      </table:table>
      <text:p text:style-name="P257"/>
      <text:p text:style-name="P258"><draw:frame draw:style-name="fr4" draw:name="Bild179" text:anchor-type="paragraph" svg:x="15.729cm" svg:y="0.016cm" svg:width="2.859cm" svg:height="2.54cm" draw:z-index="69"><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59">The indices can be turned on in the Overlays menu.</text:p>
      <text:p text:style-name="P259"><draw:frame draw:style-name="fr17" draw:name="Bild46" text:anchor-type="paragraph" svg:y="0.386cm" svg:width="4.83cm" svg:height="2.581cm" draw:z-index="70"><draw:image xlink:href="Pictures/100000010000017C000000CB76DFED31.png" xlink:type="simple" xlink:show="embed" xlink:actuate="onLoad" draw:mime-type="image/png"/></draw:frame><draw:frame draw:style-name="fr18" draw:name="Bild46 Kopie 1" text:anchor-type="paragraph" svg:x="6.318cm" svg:y="0.307cm" svg:width="4.62cm" svg:height="4.53cm" draw:z-index="172"><draw:image xlink:href="Pictures/100000010000016C00000165E9BCF84A.png" xlink:type="simple" xlink:show="embed" xlink:actuate="onLoad" draw:mime-type="image/png"/></draw:frame></text:p>
      <text:p text:style-name="P259"/>
      <text:p text:style-name="P258"/>
      <text:p text:style-name="P258"/>
      <text:p text:style-name="P258"/>
      <text:p text:style-name="P258"/>
      <text:p text:style-name="P258"/>
      <text:h text:style-name="Heading_20_2" text:outline-level="2"><text:bookmark-start text:name="__RefHeading___Toc47169_3012658524"/>View Z Axis<text:bookmark-end text:name="__RefHeading___Toc47169_3012658524"/></text:h>
      <text:p text:style-name="P260">Sort<text:span text:style-name="T87">s</text:span> along the active view’s Z axis, from farthest to nearest<text:span text:style-name="T87">. You can </text:span>use <text:span text:style-name="Emphasis"><text:span text:style-name="T88">Reverse</text:span></text:span><text:span text:style-name="T88"> </text:span>if you want it the other way<text:span text:style-name="T87">.</text:span> </text:p>
      <text:h text:style-name="Heading_20_2" text:outline-level="2"><text:bookmark-start text:name="__RefHeading___Toc6670_4159048040"/>View Y Axis<text:bookmark-end text:name="__RefHeading___Toc6670_4159048040"/></text:h>
      <text:p text:style-name="P260">Sort<text:span text:style-name="T87">s</text:span> along the active view’s <text:span text:style-name="T87">Y</text:span> axis, from farthest to nearest<text:span text:style-name="T87">. You can </text:span>use <text:span text:style-name="Emphasis"><text:span text:style-name="T88">Reverse</text:span></text:span> if you want it the other way<text:span text:style-name="T87">.</text:span> </text:p>
      <text:h text:style-name="Heading_20_2" text:outline-level="2"><text:bookmark-start text:name="__RefHeading___Toc6672_4159048040"/>Cursor Distance<text:bookmark-end text:name="__RefHeading___Toc6672_4159048040"/></text:h>
      <text:p text:style-name="P260">Sort<text:span text:style-name="T87">s</text:span> from nearest to farthest away from the 3D cursor position<text:span text:style-name="T87">.</text:span></text:p>
      <text:h text:style-name="Heading_20_2" text:outline-level="2"><text:bookmark-start text:name="__RefHeading___Toc6674_4159048040"/>Material<text:bookmark-end text:name="__RefHeading___Toc6674_4159048040"/></text:h>
      <text:p text:style-name="P260"><text:span text:style-name="T87">Faces only! </text:span>Sort<text:span text:style-name="T87">s</text:span> faces<text:span text:style-name="T87"> by </text:span>the<text:span text:style-name="T87">ir</text:span> lowest material index <text:span text:style-name="T87">up to</text:span> highest<text:span text:style-name="T87"> material index</text:span>. Order of faces inside each of those material groups remains unchanged.</text:p>
      <text:p text:style-name="P260"/>
      <text:p text:style-name="P260">Note that the <text:span text:style-name="Emphasis"><text:span text:style-name="T88">Reverse</text:span></text:span> option only reverses the order of the materials<text:span text:style-name="Emphasis"><text:span text:style-name="T87">. </text:span></text:span><text:span text:style-name="Emphasis"><text:span text:style-name="T89">And</text:span></text:span> the order of the faces inside them.</text:p>
      <text:h text:style-name="Heading_20_2" text:outline-level="2"><text:bookmark-start text:name="__RefHeading___Toc6676_4159048040"/>Selected<text:bookmark-end text:name="__RefHeading___Toc6676_4159048040"/></text:h>
      <text:p text:style-name="P261">Moves all selected elements to the beginning without affecting their relative orders. Attention, this option will also affect unselected element indices!</text:p>
      <text:h text:style-name="Heading_20_2" text:outline-level="2"><text:bookmark-start text:name="__RefHeading___Toc6678_4159048040"/>Randomize<text:bookmark-end text:name="__RefHeading___Toc6678_4159048040"/></text:h>
      <text:p text:style-name="P261">Randomizes the indices of selected elements. This option does not affect the unselected elements.</text:p>
      <text:h text:style-name="Heading_20_2" text:outline-level="2"><text:bookmark-start text:name="__RefHeading___Toc6680_4159048040"/>Reverse<text:bookmark-end text:name="__RefHeading___Toc6680_4159048040"/></text:h>
      <text:p text:style-name="P261">Reverses the order of the selected elements.</text:p>
      <text:h text:style-name="Heading_20_3" text:outline-level="3"><draw:frame draw:style-name="fr11" draw:name="Bild184" text:anchor-type="paragraph" svg:width="4.45cm" svg:height="2.3cm" draw:z-index="72"><draw:image xlink:href="Pictures/100000010000015E000000B55DFA95C1.png" xlink:type="simple" xlink:show="embed" xlink:actuate="onLoad" draw:mime-type="image/png"/></draw:frame><text:bookmark-start text:name="__RefHeading___Toc6682_4159048040"/><text:soft-page-break/>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Heading_20_4" text:outline-level="4"><draw:frame draw:style-name="fr2" draw:name="Bild183" text:anchor-type="paragraph" svg:y="0.66cm" svg:width="2.341cm" svg:height="2.51cm" draw:z-index="71"><draw:image xlink:href="Pictures/10000001000000B8000000C6920ADF25.png" xlink:type="simple" xlink:show="embed" xlink:actuate="onLoad" draw:mime-type="image/png"/></draw:frame><text:bookmark-start text:name="__RefHeading___Toc6684_4159048040"/>Type<text:bookmark-end text:name="__RefHeading___Toc6684_4159048040"/></text:h>
      <text:p text:style-name="P261">This is a drop-down box choose the sort method again.</text:p>
      <text:h text:style-name="P262" text:outline-level="4"><text:bookmark-start text:name="__RefHeading___Toc6686_4159048040"/>Vertices, Edges or Faces<text:bookmark-end text:name="__RefHeading___Toc6686_4159048040"/></text:h>
      <text:p text:style-name="P261">Adjust if the sort will affect the vertices, edges or faces.</text:p>
      <text:h text:style-name="P262" text:outline-level="4"><text:bookmark-start text:name="__RefHeading___Toc6688_4159048040"/>Reverse <text:bookmark-end text:name="__RefHeading___Toc6688_4159048040"/></text:h>
      <text:p text:style-name="P261">Reverses the sorting.</text:p>
      <text:h text:style-name="P262" text:outline-level="4"><draw:frame draw:style-name="fr2" draw:name="Bild183 Kopie 1" text:anchor-type="paragraph" svg:y="0.852cm" svg:width="4.47cm" svg:height="2.311cm" draw:z-index="173"><draw:image xlink:href="Pictures/1000000100000160000000B6C3446854.png" xlink:type="simple" xlink:show="embed" xlink:actuate="onLoad" draw:mime-type="image/png"/></draw:frame><text:bookmark-start text:name="__RefHeading___Toc6690_4159048040"/>Seed Edit box (Randomize only)<text:bookmark-end text:name="__RefHeading___Toc6690_4159048040"/></text:h>
      <text:p text:style-name="P261">The seed option allows you to get another randomization – the same seed over the same mesh/set of selected elements will always give the same result! </text:p>
      <text:p text:style-name="P261"/>
      <text:p text:style-name="P261"/>
      <table:table table:name="Tabelle9" table:style-name="Tabelle9">
        <table:table-column table:style-name="Tabelle9.A"/>
        <table:table-row>
          <table:table-cell table:style-name="Tabelle9.A1" office:value-type="string">
            <text:h text:style-name="P263" text:outline-level="1"><text:bookmark-start text:name="__RefHeading___Toc47171_3012658524"/>S<text:span text:style-name="T90">ubdivide</text:span><text:bookmark-end text:name="__RefHeading___Toc47171_3012658524"/></text:h>
          </table:table-cell>
        </table:table-row>
      </table:table>
      <text:p text:style-name="P257"><draw:frame draw:style-name="fr19" draw:name="Bild47" text:anchor-type="paragraph" svg:x="9.463cm" svg:width="2.859cm" svg:height="2.17cm" draw:z-index="73"><draw:image xlink:href="Pictures/10000001000000A900000080C62508B4.png" xlink:type="simple" xlink:show="embed" xlink:actuate="onLoad" draw:mime-type="image/png"/></draw:frame><draw:frame draw:style-name="fr11" draw:name="Bild48" text:anchor-type="paragraph" svg:width="5.66cm" svg:height="4.461cm" draw:z-index="74"><draw:image xlink:href="Pictures/10000001000001BE0000015F6C00ECED.png" xlink:type="simple" xlink:show="embed" xlink:actuate="onLoad" draw:mime-type="image/png"/></draw:frame><text:bookmark text:name="__RefHeading___Toc35317_1737773070"/></text:p>
      <text:p text:style-name="P264">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64"/>
      <text:p text:style-name="P264"/>
      <text:h text:style-name="P265" text:outline-level="3"><draw:frame draw:style-name="fr2" draw:name="Bild49" text:anchor-type="paragraph" svg:y="0.099cm" svg:width="4.45cm" svg:height="1.349cm" draw:z-index="75"><draw:image xlink:href="Pictures/100000010000015E0000006A6A1E2C9E.png" xlink:type="simple" xlink:show="embed" xlink:actuate="onLoad" draw:mime-type="image/png"/></draw:frame><text:bookmark-start text:name="__RefHeading___Toc3680_1914948845"/>Last Operator Subdivision Set<text:bookmark-end text:name="__RefHeading___Toc3680_1914948845"/></text:h>
      <text:h text:style-name="P266" text:outline-level="4"><text:bookmark-start text:name="__RefHeading___Toc3682_1914948845"/>Level<text:bookmark-end text:name="__RefHeading___Toc3682_1914948845"/></text:h>
      <text:p text:style-name="P264">Set the level of subdivisions</text:p>
      <text:h text:style-name="P266" text:outline-level="4"><text:bookmark-start text:name="__RefHeading___Toc3684_1914948845"/>Relative<text:bookmark-end text:name="__RefHeading___Toc3684_1914948845"/></text:h>
      <text:p text:style-name="P264">Applies the sub surf level as an offset to the already existing sub surf level.</text:p>
      <text:p text:style-name="P267"/>
      <text:p text:style-name="P267"/>
      <text:p text:style-name="P267"/>
      <text:p text:style-name="P267"><text:soft-page-break/></text:p>
      <table:table table:name="Tabelle10" table:style-name="Tabelle10">
        <table:table-column table:style-name="Tabelle10.A"/>
        <table:table-row>
          <table:table-cell table:style-name="Tabelle10.A1" office:value-type="string">
            <text:h text:style-name="P268" text:outline-level="1"><text:bookmark-start text:name="__RefHeading___Toc35319_1737773070"/>S<text:span text:style-name="T91">how / Hide</text:span><text:bookmark-end text:name="__RefHeading___Toc35319_1737773070"/></text:h>
          </table:table-cell>
        </table:table-row>
      </table:table>
      <text:p text:style-name="P269"/>
      <text:p text:style-name="Text_20_body"><draw:frame draw:style-name="fr2" draw:name="Bild401" text:anchor-type="paragraph" svg:y="0.072cm" svg:width="3.03cm" svg:height="1.199cm" draw:z-index="76"><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70"/>
      <text:h text:style-name="Heading_20_2" text:outline-level="2"><text:bookmark-start text:name="__RefHeading___Toc3629_1914948845211"/>Show Hidden<text:bookmark-end text:name="__RefHeading___Toc3629_1914948845211"/></text:h>
      <text:p text:style-name="P271">Makes all hidden elements in the scene visible again.</text:p>
      <text:p text:style-name="P270"/>
      <text:h text:style-name="Heading_20_2" text:outline-level="2"><text:bookmark-start text:name="__RefHeading___Toc3631_1914948845211"/>Hide Selected<text:bookmark-end text:name="__RefHeading___Toc3631_1914948845211"/></text:h>
      <text:p text:style-name="P271">Hides the selected elements.</text:p>
      <text:p text:style-name="P270"/>
      <text:h text:style-name="Heading_20_2" text:outline-level="2"><text:bookmark-start text:name="__RefHeading___Toc3633_1914948845211"/>Hide Unselected<text:bookmark-end text:name="__RefHeading___Toc3633_1914948845211"/></text:h>
      <text:p text:style-name="P271">Hides the not selected elements. The selected elements stays visible.</text:p>
      <text:p text:style-name="P270"/>
      <text:h text:style-name="P272" text:outline-level="3"><draw:frame draw:style-name="fr11" draw:name="Bild402" text:anchor-type="paragraph" svg:width="4.77cm" svg:height="1.071cm" draw:z-index="77"><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71">Define if the selected or the unselected elements gets hidden<text:span text:style-name="T92"> or revealed</text:span>.</text:p>
      <table:table table:name="Tabelle12" table:style-name="Tabelle12">
        <table:table-column table:style-name="Tabelle12.A"/>
        <table:table-row>
          <table:table-cell table:style-name="Tabelle12.A1" office:value-type="string">
            <text:h text:style-name="P273" text:outline-level="1"><text:bookmark-start text:name="__RefHeading___Toc35329_1737773070"/>C<text:span text:style-name="T93">leanup</text:span><text:bookmark-end text:name="__RefHeading___Toc35329_1737773070"/></text:h>
          </table:table-cell>
        </table:table-row>
      </table:table>
      <text:p text:style-name="P274"/>
      <text:p text:style-name="Text_20_body"><draw:frame draw:style-name="fr2" draw:name="Bild50" text:anchor-type="paragraph" svg:y="0.166cm" svg:width="5.519cm" svg:height="2.619cm" draw:z-index="78"><draw:image xlink:href="Pictures/10000001000001B3000000CE79AFEC68.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683cm" svg:width="5.941cm" svg:height="2.979cm" draw:z-index="80"><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75">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text:soft-page-break/>Last Operator Delete Loose<text:bookmark-end text:name="__RefHeading___Toc43396_991526212"/></text:h>
      <text:h text:style-name="Heading_20_4" text:outline-level="4"><draw:frame draw:style-name="fr2" draw:name="Bild898" text:anchor-type="paragraph" svg:y="0.185cm" svg:width="4.42cm" svg:height="1.7cm" draw:z-index="79"><draw:image xlink:href="Pictures/100000010000015C000000861D7F0FCC.png" xlink:type="simple" xlink:show="embed" xlink:actuate="onLoad" draw:mime-type="image/png"/></draw:frame><text:bookmark-start text:name="__RefHeading___Toc6867_707165478"/>Vertices<text:bookmark-end text:name="__RefHeading___Toc6867_707165478"/></text:h>
      <text:p text:style-name="P275">Delete Vertices<text:span text:style-name="T94">.</text:span></text:p>
      <text:h text:style-name="Heading_20_4" text:outline-level="4"><text:bookmark-start text:name="__RefHeading___Toc6869_707165478"/>Edges<text:bookmark-end text:name="__RefHeading___Toc6869_707165478"/></text:h>
      <text:p text:style-name="P275">Delete Edges<text:span text:style-name="T94">.</text:span></text:p>
      <text:h text:style-name="Heading_20_4" text:outline-level="4"><text:bookmark-start text:name="__RefHeading___Toc6871_707165478"/>Faces<text:bookmark-end text:name="__RefHeading___Toc6871_707165478"/></text:h>
      <text:p text:style-name="P275">Delete Faces.</text:p>
      <text:p text:style-name="Horizontal_20_Line"/>
      <text:h text:style-name="Heading_20_2" text:outline-level="2"><draw:frame draw:style-name="fr2" draw:name="Bild899" text:anchor-type="paragraph" svg:y="0.173cm" svg:width="7.01cm" svg:height="6.08cm" draw:z-index="81"><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76">Decimate Geometry decimates the currently selected geometry. It starts with a Ratio of 1. Which means no decimation. The lower the ratio the more decimation you will get. The Decimate Modifier works with Tris!</text:p>
      <text:p text:style-name="P276"/>
      <text:p text:style-name="P276"/>
      <text:p text:style-name="P276"/>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48cm" svg:height="2.39cm" draw:z-index="82"><draw:image xlink:href="Pictures/1000000100000161000000BC4F045BBA.png" xlink:type="simple" xlink:show="embed" xlink:actuate="onLoad" draw:mime-type="image/png"/></draw:frame><text:bookmark-start text:name="__RefHeading___Toc6877_707165478"/>Ratio<text:bookmark-end text:name="__RefHeading___Toc6877_707165478"/></text:h>
      <text:p text:style-name="P277">Adjust the strength of decimation<text:span text:style-name="T95">.</text:span></text:p>
      <text:h text:style-name="Heading_20_4" text:outline-level="4"><text:bookmark-start text:name="__RefHeading___Toc6879_707165478"/>Vertex Group<text:bookmark-end text:name="__RefHeading___Toc6879_707165478"/></text:h>
      <text:p text:style-name="P277">Use active Vertex Group as an influence. You need to have a Vertex Group.</text:p>
      <text:h text:style-name="Heading_20_4" text:outline-level="4"><text:bookmark-start text:name="__RefHeading___Toc6881_707165478"/>Weight<text:bookmark-end text:name="__RefHeading___Toc6881_707165478"/></text:h>
      <text:p text:style-name="P277"><text:span text:style-name="T96">Adjust the </text:span>Vertex Group Strength<text:span text:style-name="T96">.</text:span></text:p>
      <text:h text:style-name="Heading_20_4" text:outline-level="4"><text:bookmark-start text:name="__RefHeading___Toc6883_707165478"/>Invert<text:bookmark-end text:name="__RefHeading___Toc6883_707165478"/></text:h>
      <text:p text:style-name="P277">Invert Vertex Group Influence<text:span text:style-name="T95">.</text:span></text:p>
      <text:h text:style-name="Heading_20_4" text:outline-level="4"><text:bookmark-start text:name="__RefHeading___Toc6885_707165478"/>Symmetry<text:bookmark-end text:name="__RefHeading___Toc6885_707165478"/></text:h>
      <text:p text:style-name="P277">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78">Removes zero size Faces and Edges.</text:p>
      <text:h text:style-name="P279" text:outline-level="3"><text:bookmark-start text:name="__RefHeading___Toc6875_707165478 Kopie 1"/><text:soft-page-break/>Last Operator <text:span text:style-name="T97">Degenerate Dissolve</text:span><text:bookmark-end text:name="__RefHeading___Toc6875_707165478 Kopie 1"/></text:h>
      <text:h text:style-name="P280" text:outline-level="4"><draw:frame draw:style-name="fr2" draw:name="Bild900 Kopie 1" text:anchor-type="paragraph" svg:y="0.173cm" svg:width="4.42cm" svg:height="0.96cm" draw:z-index="174"><draw:image xlink:href="Pictures/100000010000015C0000004C15C095CC.png" xlink:type="simple" xlink:show="embed" xlink:actuate="onLoad" draw:mime-type="image/png"/></draw:frame><text:bookmark-start text:name="__RefHeading___Toc6877_707165478 Kopie 1"/>Merge Distance<text:bookmark-end text:name="__RefHeading___Toc6877_707165478 Kopie 1"/></text:h>
      <text:p text:style-name="P281">Maximum distance between elements to merge.</text:p>
      <text:p text:style-name="P281"/>
      <text:p text:style-name="P282"/>
      <text:h text:style-name="Heading_20_2" text:outline-level="2"><draw:frame draw:style-name="fr2" draw:name="Bild891" text:anchor-type="paragraph" svg:y="0.201cm" svg:width="6.26cm" svg:height="5.77cm" draw:z-index="83"><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78">Make Planar Faces tries to make the selected faces planar. Quads or N-Gons for example can have vertices that are not planar. </text:p>
      <text:p text:style-name="P278"/>
      <text:p text:style-name="P278"/>
      <text:p text:style-name="P278"/>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84"><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78">Here you adjust how strong the influence should be.</text:p>
      <text:h text:style-name="Heading_20_4" text:outline-level="4"><text:bookmark-start text:name="__RefHeading___Toc6895_707165478"/>Iterations<text:bookmark-end text:name="__RefHeading___Toc6895_707165478"/></text:h>
      <text:p text:style-name="P278">Here you adjust how often it should repeat in the try to find a solution.</text:p>
      <text:p text:style-name="P283"/>
      <text:h text:style-name="Heading_20_2" text:outline-level="2"><draw:frame draw:style-name="fr2" draw:name="Bild893" text:anchor-type="paragraph" svg:y="0.152cm" svg:width="6.05cm" svg:height="2.409cm" draw:z-index="85"><draw:image xlink:href="Pictures/100000010000015700000089773E29BC.png" xlink:type="simple" xlink:show="embed" xlink:actuate="onLoad" draw:mime-type="image/png"/></draw:frame><text:bookmark-start text:name="__RefHeading___Toc35335_1737773070"/>Split Non<text:span text:style-name="T96">-</text:span>Planar Faces<text:bookmark-end text:name="__RefHeading___Toc35335_1737773070"/></text:h>
      <text:p text:style-name="P278">Split Non Planar Faces splits <text:span text:style-name="T98">up </text:span>non planar Quads and N-Gons <text:span text:style-name="T98">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86"><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78">Limit the action to a maximum angle.</text:p>
      <text:p text:style-name="P283"/>
      <text:h text:style-name="Heading_20_2" text:outline-level="2"><draw:frame draw:style-name="fr11" draw:name="Bild895" text:anchor-type="paragraph" svg:width="2.72cm" svg:height="2.82cm" draw:z-index="87"><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84">Splits concave faces to make the geometry more stable. This tool is thought for N-Gons.</text:p>
      <text:p text:style-name="P284"/>
      <text:p text:style-name="P285"/>
      <text:p text:style-name="P283"/>
      <text:h text:style-name="Heading_20_2" text:outline-level="2"><draw:frame draw:style-name="fr4" draw:name="Bild896" text:anchor-type="paragraph" svg:x="15cm" svg:y="0.423cm" svg:width="3.701cm" svg:height="3.461cm" draw:z-index="88"><draw:image xlink:href="Pictures/10000001000000D2000000C415207915.png" xlink:type="simple" xlink:show="embed" xlink:actuate="onLoad" draw:mime-type="image/png"/></draw:frame><text:bookmark-start text:name="__RefHeading___Toc52640_1737773070"/><text:soft-page-break/>Fill Holes<text:bookmark-end text:name="__RefHeading___Toc52640_1737773070"/></text:h>
      <text:p text:style-name="P284">Fill holes closes holes in the mesh geometry.</text:p>
      <text:p text:style-name="P284">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89"><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84">Define what face size will be filled.</text:p>
      <text:p text:style-name="P286"/>
      <table:table table:name="Tabelle13" table:style-name="Tabelle13">
        <table:table-column table:style-name="Tabelle13.A"/>
        <table:table-row>
          <table:table-cell table:style-name="Tabelle13.A1" office:value-type="string">
            <text:h text:style-name="P287" text:outline-level="1"><text:bookmark-start text:name="__RefHeading___Toc52642_1737773070"/>Delete<text:bookmark-end text:name="__RefHeading___Toc52642_1737773070"/></text:h>
          </table:table-cell>
        </table:table-row>
      </table:table>
      <text:p text:style-name="P288"/>
      <text:p text:style-name="Text_20_body"><draw:frame draw:style-name="fr2" draw:name="Bild52" text:anchor-type="paragraph" svg:y="0.187cm" svg:width="2.859cm" svg:height="2.439cm" draw:z-index="90"><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89"/>
      <text:h text:style-name="Heading_20_2" text:outline-level="2"><draw:frame draw:style-name="fr11" draw:name="Bild297" text:anchor-type="paragraph" svg:width="4.62cm" svg:height="2.281cm" draw:z-index="91"><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90">Deletes the selected vertices, and all with it connected edges and faces.</text:p>
      <text:p text:style-name="P290"/>
      <text:h text:style-name="Heading_20_2" text:outline-level="2"><text:bookmark-start text:name="__RefHeading___Toc9939_2976605512"/>Edges<text:bookmark-end text:name="__RefHeading___Toc9939_2976605512"/></text:h>
      <text:p text:style-name="P290"><draw:frame draw:style-name="fr4" draw:name="Bild298" text:anchor-type="paragraph" svg:x="14.201cm" svg:y="-0.178cm" svg:width="4.5cm" svg:height="2.29cm" draw:z-index="92"><draw:image xlink:href="Pictures/10000001000000FF000000829D621A41.png" xlink:type="simple" xlink:show="embed" xlink:actuate="onLoad" draw:mime-type="image/png"/></draw:frame>Deletes the selected edges and the connected faces.</text:p>
      <text:p text:style-name="P290"/>
      <text:h text:style-name="Heading_20_2" text:outline-level="2"><text:bookmark-start text:name="__RefHeading___Toc9941_2976605512"/>Faces<text:bookmark-end text:name="__RefHeading___Toc9941_2976605512"/></text:h>
      <text:p text:style-name="P290"><draw:frame draw:style-name="fr2" draw:name="Bild299" text:anchor-type="paragraph" svg:y="-0.097cm" svg:width="4.48cm" svg:height="2.26cm" draw:z-index="93"><draw:image xlink:href="Pictures/10000001000000FE00000080026217C1.png" xlink:type="simple" xlink:show="embed" xlink:actuate="onLoad" draw:mime-type="image/png"/></draw:frame>This one works similar to the smart delete. It deletes the selected faces.</text:p>
      <text:h text:style-name="Heading_20_2" text:outline-level="2"><text:bookmark-start text:name="__RefHeading___Toc9943_2976605512"/>Only Edges and Faces<text:bookmark-end text:name="__RefHeading___Toc9943_2976605512"/></text:h>
      <text:p text:style-name="P290">This mode is of interest when you have more than one selection mode activated. It deletes then just the selected edges and faces. And not single vertices.</text:p>
      <text:h text:style-name="Heading_20_2" text:outline-level="2"><text:bookmark-start text:name="__RefHeading___Toc9945_2976605512"/>Only Faces<text:bookmark-end text:name="__RefHeading___Toc9945_2976605512"/></text:h>
      <text:p text:style-name="P290">This mode is of interest when you have more than one selection mode activated. Just selected faces gets deleted. Not single edges or vertices<text:span text:style-name="T99">.</text:span></text:p>
      <text:p text:style-name="Horizontal_20_Line"/>
      <text:p text:style-name="Text_20_body"><text:soft-page-break/></text:p>
      <text:h text:style-name="Heading_20_2" text:outline-level="2"><draw:frame draw:style-name="fr11" draw:name="Bild302" text:anchor-type="paragraph" svg:width="5.549cm" svg:height="2.889cm" draw:z-index="94"><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90">This method works similar to the smart delete tool. It deletes the edge loop. But it selects the faces of the edge ring. And the Last operator offers you the option to split off face corners.</text:p>
      <text:h text:style-name="Heading_20_3" text:outline-level="3"><text:bookmark-start text:name="__RefHeading___Toc9953_2976605512"/>Last Operator Delete Edge Loop<text:bookmark-end text:name="__RefHeading___Toc9953_2976605512"/></text:h>
      <text:h text:style-name="Heading_20_4" text:outline-level="4"><draw:frame draw:style-name="fr2" draw:name="Bild303" text:anchor-type="paragraph" svg:y="0.018cm" svg:width="4.51cm" svg:height="0.99cm" draw:z-index="95"><draw:image xlink:href="Pictures/10000001000001630000004E69A38AB6.png" xlink:type="simple" xlink:show="embed" xlink:actuate="onLoad" draw:mime-type="image/png"/></draw:frame><text:bookmark-start text:name="__RefHeading___Toc9955_2976605512"/>Face Split<text:bookmark-end text:name="__RefHeading___Toc9955_2976605512"/></text:h>
      <text:p text:style-name="P290">Split off face corners to maintain surrounding geometry.</text:p>
      <text:p text:style-name="P290"/>
      <table:table table:name="Tabelle14" table:style-name="Tabelle14">
        <table:table-column table:style-name="Tabelle14.A"/>
        <table:table-row>
          <table:table-cell table:style-name="Tabelle14.A1" office:value-type="string">
            <text:h text:style-name="P287"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96"><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9">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9">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91">Dissolve Vertices dissolves the selected Vertices.</text:p>
      <text:p text:style-name="P291">Note that pressing DEL in Vertice select mode calls Dissolve Vertices already. It's the same operator. But you don't get the Last operator that way.</text:p>
      <text:h text:style-name="Heading_20_3" text:outline-level="3"><draw:frame draw:style-name="fr13" draw:name="Bild232" text:anchor-type="paragraph" svg:y="0.519cm" svg:width="4.45cm" svg:height="1.36cm" draw:z-index="97"><draw:image xlink:href="Pictures/100000010000015E0000006B6624E472.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91">Split off Face corners to maintain surrounding geometry</text:p>
      <text:h text:style-name="Heading_20_4" text:outline-level="4"><text:bookmark-start text:name="__RefHeading___Toc17501_1092365568"/>Tear Boundary<text:bookmark-end text:name="__RefHeading___Toc17501_1092365568"/></text:h>
      <text:p text:style-name="P291">Split off Face corners instead of merging faces<text:span text:style-name="T99">.</text:span></text:p>
      <text:p text:style-name="P292"/>
      <text:h text:style-name="Heading_20_2" text:outline-level="2"><text:bookmark-start text:name="__RefHeading___Toc7988_533592075"/>Dissolve <text:span text:style-name="T78">Edges</text:span><text:bookmark-end text:name="__RefHeading___Toc7988_533592075"/></text:h>
      <text:p text:style-name="P291">Dissolve Edges dissolves the selected Edges.</text:p>
      <text:p text:style-name="P291">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78">Edges</text:span><text:bookmark-end text:name="__RefHeading___Toc7990_533592075"/></text:h>
      <text:h text:style-name="Heading_20_4" text:outline-level="4"><draw:frame draw:style-name="fr13" draw:name="Bild234" text:anchor-type="paragraph" svg:y="0.273cm" svg:width="4.47cm" svg:height="1.69cm" draw:z-index="98"><draw:image xlink:href="Pictures/10000001000001600000008579EFC765.png" xlink:type="simple" xlink:show="embed" xlink:actuate="onLoad" draw:mime-type="image/png"/></draw:frame><text:bookmark-start text:name="__RefHeading___Toc7992_533592075"/>Dissolve Ver<text:span text:style-name="T100">tices</text:span><text:bookmark-end text:name="__RefHeading___Toc7992_533592075"/></text:h>
      <text:p text:style-name="P291">When the dissolve operation leaves vertices behind, then this vertices will be dissolved too.</text:p>
      <text:h text:style-name="Heading_20_4" text:outline-level="4"><text:bookmark-start text:name="__RefHeading___Toc7249_3087250931"/>Angle Threshold<text:bookmark-end text:name="__RefHeading___Toc7249_3087250931"/></text:h>
      <text:p text:style-name="P293">Remaining vertices which eseparate edge pairs are preseved if their edge angle exceeds this threshold</text:p>
      <text:h text:style-name="Heading_20_4" text:outline-level="4"><text:bookmark-start text:name="__RefHeading___Toc7994_533592075"/>Face Split<text:bookmark-end text:name="__RefHeading___Toc7994_533592075"/></text:h>
      <text:p text:style-name="P291">Split off Face corners to maintain surrounding geometry<text:span text:style-name="T101">.</text:span></text:p>
      <text:p text:style-name="P292"/>
      <text:h text:style-name="Heading_20_2" text:outline-level="2"><text:bookmark-start text:name="__RefHeading___Toc7996_533592075"/>Dissolve <text:span text:style-name="T78">Faces</text:span><text:bookmark-end text:name="__RefHeading___Toc7996_533592075"/></text:h>
      <text:p text:style-name="P291">Dissolve Faces removes the inlaying edges of the selected faces. This faces becomes one big N-Gon.</text:p>
      <text:h text:style-name="Heading_20_3" text:outline-level="3"><draw:frame draw:style-name="fr13" draw:name="Bild235" text:anchor-type="paragraph" svg:y="0.466cm" svg:width="4.51cm" svg:height="0.981cm" draw:z-index="99"><draw:image xlink:href="Pictures/10000001000001630000004DDF833472.png" xlink:type="simple" xlink:show="embed" xlink:actuate="onLoad" draw:mime-type="image/png"/></draw:frame><text:bookmark-start text:name="__RefHeading___Toc7998_533592075"/>Last Operator Dissolve <text:span text:style-name="T78">Faces</text:span><text:bookmark-end text:name="__RefHeading___Toc7998_533592075"/></text:h>
      <text:h text:style-name="Heading_20_4" text:outline-level="4"><text:bookmark-start text:name="__RefHeading___Toc8000_533592075"/>Dissolve Ver<text:span text:style-name="T100">tices</text:span><text:bookmark-end text:name="__RefHeading___Toc8000_533592075"/></text:h>
      <text:p text:style-name="P291">When the dissolve operation leaves vertices behind, then this vertices will be dissolved too.</text:p>
      <text:h text:style-name="P294" text:outline-level="2"><text:bookmark-start text:name="__RefHeading___Toc35333_1737773070 Kopie 1 Kopie 1"/><text:span text:style-name="T97">Limited</text:span> Dissolve<text:bookmark-end text:name="__RefHeading___Toc35333_1737773070 Kopie 1 Kopie 1"/></text:h>
      <text:p text:style-name="P295"><text:span text:style-name="T97">Dissolve selected edges and vertices</text:span>, <text:span text:style-name="T97">limited by the surrounded angles.</text:span></text:p>
      <text:h text:style-name="P296" text:outline-level="3"><text:bookmark-start text:name="__RefHeading___Toc6875_707165478 Kopie 1 Kopie 1 Kopie 1"/>Last Operator <text:span text:style-name="T97">Limited Dissolve</text:span><text:bookmark-end text:name="__RefHeading___Toc6875_707165478 Kopie 1 Kopie 1 Kopie 1"/></text:h>
      <text:h text:style-name="P297" text:outline-level="4"><draw:frame draw:style-name="fr2" draw:name="Bild900 Kopie 1 Kopie 1 Kopie 1" text:anchor-type="paragraph" svg:y="0.173cm" svg:width="4.45cm" svg:height="2.93cm" draw:z-index="175"><draw:image xlink:href="Pictures/100000010000015E000000E7F5896D62.png" xlink:type="simple" xlink:show="embed" xlink:actuate="onLoad" draw:mime-type="image/png"/></draw:frame><text:bookmark-start text:name="__RefHeading___Toc6877_707165478 Kopie 1 Kopie 1 Kopie 1"/>Max Angle<text:bookmark-end text:name="__RefHeading___Toc6877_707165478 Kopie 1 Kopie 1 Kopie 1"/></text:h>
      <text:p text:style-name="P298">The angle limit up to which the dissolve happens.</text:p>
      <text:h text:style-name="P299" text:outline-level="4"><text:bookmark-start text:name="__RefHeading___Toc7251_3087250931"/>All Boundaries<text:bookmark-end text:name="__RefHeading___Toc7251_3087250931"/></text:h>
      <text:p text:style-name="P298">Dissolve all vertices in between face boundaries.</text:p>
      <text:h text:style-name="P299" text:outline-level="4"><text:bookmark-start text:name="__RefHeading___Toc7253_3087250931"/>Delimit<text:bookmark-end text:name="__RefHeading___Toc7253_3087250931"/></text:h>
      <text:p text:style-name="P298">By which element to delimit.</text:p>
      <text:p text:style-name="Horizontal_20_Line"/>
      <text:h text:style-name="P300" text:outline-level="2"><text:bookmark-start text:name="__RefHeading___Toc5403_1276337863"/>Dissolve<text:span text:style-name="T101"> Selection</text:span><text:bookmark-end text:name="__RefHeading___Toc5403_1276337863"/></text:h>
      <text:p text:style-name="P301">Dissolves the selected geometry.</text:p>
      <text:h text:style-name="P302" text:outline-level="3"><draw:frame draw:style-name="fr13" draw:name="Bild72" text:anchor-type="paragraph" svg:y="0.284cm" svg:width="4.51cm" svg:height="1.69cm" draw:z-index="113"><draw:image xlink:href="Pictures/100000010000016300000085AB5480CA.png" xlink:type="simple" xlink:show="embed" xlink:actuate="onLoad" draw:mime-type="image/png"/></draw:frame><text:bookmark-start text:name="__RefHeading___Toc8012_5335920751"/><text:soft-page-break/>Last Operator Dissolve<text:span text:style-name="T101"> Selection</text:span><text:bookmark-end text:name="__RefHeading___Toc8012_5335920751"/></text:h>
      <text:h text:style-name="P303" text:outline-level="4"><text:bookmark-start text:name="__RefHeading___Toc5405_1276337863"/>Dissolve Verts<text:bookmark-end text:name="__RefHeading___Toc5405_1276337863"/></text:h>
      <text:p text:style-name="P304">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04">Split off Face corners to maintain surrounding geometry<text:span text:style-name="T101">.</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101"> faces.</text:span></text:p>
      <text:p text:style-name="P292"/>
      <text:h text:style-name="Heading_20_2" text:outline-level="2"><text:bookmark-start text:name="__RefHeading___Toc52774_1737773070"/>Collapse <text:span text:style-name="T102">Edges &amp; Faces</text:span><text:bookmark-end text:name="__RefHeading___Toc52774_1737773070"/></text:h>
      <text:p text:style-name="P305"><text:span text:style-name="T102">C</text:span>ollapses the selected edges <text:span text:style-name="T102">or faces</text:span> to a vertice at the center of the selection.</text:p>
      <text:p text:style-name="P305"/>
      <table:table table:name="Tabelle15" table:style-name="Tabelle15">
        <table:table-column table:style-name="Tabelle15.A"/>
        <table:table-row>
          <table:table-cell table:style-name="Tabelle15.A1" office:value-type="string">
            <text:h text:style-name="P287" text:outline-level="1"><text:bookmark-start text:name="__RefHeading___Toc52648_1737773070"/>Mesh Select Mode<text:bookmark-end text:name="__RefHeading___Toc52648_1737773070"/></text:h>
          </table:table-cell>
        </table:table-row>
      </table:table>
      <text:p text:style-name="P288"/>
      <text:p text:style-name="Text_20_body"><draw:frame draw:style-name="fr2" draw:name="Bild294" text:anchor-type="paragraph" svg:y="0.175cm" svg:width="2.88cm" svg:height="1.169cm" draw:z-index="100"><draw:image xlink:href="Pictures/10000001000000AA00000045386B5C20.png" xlink:type="simple" xlink:show="embed" xlink:actuate="onLoad" draw:mime-type="image/png"/></draw:frame><draw:frame draw:style-name="fr4" draw:name="Bild53" text:anchor-type="paragraph" svg:x="13.698cm" svg:y="0.215cm" svg:width="1.73cm" svg:height="0.741cm" draw:z-index="101"><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103"> just</text:span> exists to show and to edit the hotkeys. Not to work with it.</text:p>
      <table:table table:name="Tabelle20" table:style-name="Tabelle20">
        <table:table-column table:style-name="Tabelle20.A"/>
        <table:table-row>
          <table:table-cell table:style-name="Tabelle20.A1" office:value-type="string">
            <text:h text:style-name="P306" text:outline-level="1"><text:bookmark-start text:name="__RefHeading___Toc52648_1737773070 Kopie 1"/>Smart Delete<text:bookmark-end text:name="__RefHeading___Toc52648_1737773070 Kopie 1"/></text:h>
          </table:table-cell>
        </table:table-row>
      </table:table>
      <text:p text:style-name="P307"/>
      <text:h text:style-name="P308" text:outline-level="2"><text:bookmark-start text:name="__RefHeading___Toc2603_4141173830"/>Smart Delete<text:bookmark-end text:name="__RefHeading___Toc2603_4141173830"/></text:h>
      <text:p text:style-name="P309"><draw:frame draw:style-name="fr11" draw:name="Bild177" text:anchor-type="paragraph" svg:width="7.481cm" svg:height="4.02cm" draw:z-index="176"><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309">There is <text:span text:style-name="T104">also</text:span> a Delete <text:span text:style-name="T104">and Dissolve</text:span> menu <text:span text:style-name="T104">in the Mesh menu, choose</text:span> different methods for deleting if required.</text:p>
      <text:p text:style-name="P310">Smart delete is an add-on. And can be deactivated if desired.</text:p>
      <text:p text:style-name="P3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5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38M58S</meta:editing-duration>
    <meta:editing-cycles>835</meta:editing-cycles>
    <meta:generator>LibreOffice/25.2.5.2$Windows_X86_64 LibreOffice_project/03d19516eb2e1dd5d4ccd751a0d6f35f35e08022</meta:generator>
    <dc:date>2025-10-02T18:17:45.470317000</dc:date>
    <meta:document-statistic meta:table-count="21" meta:image-count="177" meta:object-count="0" meta:page-count="54" meta:paragraph-count="1440" meta:word-count="8771" meta:character-count="51978" meta:non-whitespace-character-count="44611"/>
    <meta:template xlink:type="simple" xlink:actuate="onRequest" xlink:title="standard1cm" xlink:href="../../../AppData/Roaming/LibreOffice/4/user/template/standard1cm.ott" meta:date="2016-03-29T10:15:31.334000000"/>
  </office:meta>
</office:document-meta>
</file>